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Comic Sans MS" fo:font-size="12pt" style:text-underline-style="none" fo:font-weight="normal" officeooo:rsid="010dfe61" officeooo:paragraph-rsid="010dfe61"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Comic Sans MS" fo:font-size="24pt" style:text-underline-style="solid" style:text-underline-width="auto" style:text-underline-color="font-color" fo:font-weight="normal" officeooo:rsid="054e837e" officeooo:paragraph-rsid="0111482a" style:font-size-asian="24pt" style:font-weight-asian="normal" style:font-size-complex="24pt" style:font-weight-complex="normal"/>
    </style:style>
    <style:style style:name="P3" style:family="paragraph" style:parent-style-name="Standard">
      <style:paragraph-properties fo:text-align="start" style:justify-single-word="false"/>
      <style:text-properties style:font-name="Comic Sans MS" fo:font-size="16pt" fo:font-style="normal" style:text-underline-style="none" fo:font-weight="bold" officeooo:rsid="05c0a03e" officeooo:paragraph-rsid="0111482a" style:font-size-asian="16pt" style:font-style-asian="normal" style:font-weight-asian="bold" style:font-size-complex="16pt" style:font-style-complex="normal" style:font-weight-complex="bold"/>
    </style:style>
    <style:style style:name="P4" style:family="paragraph" style:parent-style-name="Standard">
      <style:paragraph-properties fo:text-align="start" style:justify-single-word="false"/>
      <style:text-properties style:font-name="Comic Sans MS" fo:font-size="16pt" officeooo:paragraph-rsid="0111482a" style:font-size-asian="16pt" style:font-size-complex="16pt"/>
    </style:style>
    <style:style style:name="P5" style:family="paragraph" style:parent-style-name="Standard">
      <style:paragraph-properties fo:text-align="start" style:justify-single-word="false"/>
      <style:text-properties style:font-name="Comic Sans MS" fo:font-size="16pt" style:text-underline-style="none" fo:font-weight="normal" officeooo:rsid="0052548d" officeooo:paragraph-rsid="0111482a" style:font-size-asian="16pt" style:font-weight-asian="normal" style:font-size-complex="16pt" style:font-weight-complex="normal"/>
    </style:style>
    <style:style style:name="P6" style:family="paragraph" style:parent-style-name="Standard">
      <style:paragraph-properties fo:text-align="start" style:justify-single-word="false"/>
      <style:text-properties style:font-name="Comic Sans MS" officeooo:paragraph-rsid="0111482a"/>
    </style:style>
    <style:style style:name="P7" style:family="paragraph" style:parent-style-name="Standard">
      <style:text-properties style:font-name="Comic Sans MS" officeooo:rsid="0024b550" officeooo:paragraph-rsid="0084cff2"/>
    </style:style>
    <style:style style:name="P8" style:family="paragraph" style:parent-style-name="Standard">
      <style:paragraph-properties fo:text-align="start" style:justify-single-word="false"/>
      <style:text-properties style:font-name="Comic Sans MS" fo:font-size="12pt" style:text-underline-style="none" fo:font-weight="normal" officeooo:rsid="0024b550" officeooo:paragraph-rsid="0084cff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Comic Sans MS" fo:font-size="16pt" fo:font-style="normal" style:text-underline-style="none" fo:font-weight="bold" officeooo:rsid="05c0a03e" officeooo:paragraph-rsid="0125bcbb" style:font-size-asian="16pt" style:font-style-asian="normal" style:font-weight-asian="bold" style:font-size-complex="16pt" style:font-style-complex="normal" style:font-weight-complex="bold"/>
    </style:style>
    <style:style style:name="P10" style:family="paragraph" style:parent-style-name="Standard">
      <style:paragraph-properties fo:text-align="start" style:justify-single-word="false"/>
      <style:text-properties style:font-name="Comic Sans MS" fo:font-size="16pt" officeooo:paragraph-rsid="0125bcbb" style:font-size-asian="16pt" style:font-size-complex="16pt"/>
    </style:style>
    <style:style style:name="P11" style:family="paragraph" style:parent-style-name="Standard">
      <style:paragraph-properties fo:text-align="start" style:justify-single-word="false"/>
      <style:text-properties style:font-name="Comic Sans MS" fo:font-size="16pt" style:text-underline-style="none" fo:font-weight="normal" officeooo:rsid="0052548d" officeooo:paragraph-rsid="0125bcbb" style:font-size-asian="16pt" style:font-weight-asian="normal" style:font-size-complex="16pt" style:font-weight-complex="normal"/>
    </style:style>
    <style:style style:name="P12" style:family="paragraph" style:parent-style-name="Standard">
      <style:text-properties style:font-name="Comic Sans MS" officeooo:rsid="0019d54e" officeooo:paragraph-rsid="006bf60a"/>
    </style:style>
    <style:style style:name="P13" style:family="paragraph" style:parent-style-name="Standard">
      <style:text-properties style:font-name="Comic Sans MS" officeooo:rsid="00066157" officeooo:paragraph-rsid="005031ba"/>
    </style:style>
    <style:style style:name="P14" style:family="paragraph" style:parent-style-name="Standard">
      <style:text-properties style:font-name="Comic Sans MS" officeooo:rsid="00066157" officeooo:paragraph-rsid="00536824"/>
    </style:style>
    <style:style style:name="P15" style:family="paragraph" style:parent-style-name="Standard">
      <style:paragraph-properties fo:text-align="start" style:justify-single-word="false"/>
      <style:text-properties style:font-name="Comic Sans MS" fo:font-size="16pt" fo:font-style="normal" style:text-underline-style="none" fo:font-weight="bold" officeooo:rsid="05c0a03e" officeooo:paragraph-rsid="0127f2b6" style:font-size-asian="16pt" style:font-style-asian="normal" style:font-weight-asian="bold" style:font-size-complex="16pt" style:font-style-complex="normal" style:font-weight-complex="bold"/>
    </style:style>
    <style:style style:name="P16" style:family="paragraph" style:parent-style-name="Standard">
      <style:paragraph-properties fo:text-align="start" style:justify-single-word="false"/>
      <style:text-properties style:font-name="Comic Sans MS" fo:font-size="16pt" officeooo:paragraph-rsid="0127f2b6" style:font-size-asian="16pt" style:font-size-complex="16pt"/>
    </style:style>
    <style:style style:name="P17" style:family="paragraph" style:parent-style-name="Standard">
      <style:paragraph-properties fo:text-align="start" style:justify-single-word="false"/>
      <style:text-properties style:font-name="Comic Sans MS" fo:font-size="16pt" style:text-underline-style="none" fo:font-weight="normal" officeooo:rsid="0052548d" officeooo:paragraph-rsid="0127f2b6" style:font-size-asian="16pt" style:font-weight-asian="normal" style:font-size-complex="16pt" style:font-weight-complex="normal"/>
    </style:style>
    <style:style style:name="P18" style:family="paragraph" style:parent-style-name="Standard">
      <style:text-properties style:font-name="Comic Sans MS" fo:font-size="12pt" officeooo:paragraph-rsid="0079d1c3" style:font-size-asian="12pt" style:font-size-complex="12pt"/>
    </style:style>
    <style:style style:name="P19" style:family="paragraph" style:parent-style-name="Standard">
      <style:text-properties style:font-name="Comic Sans MS" fo:font-size="12pt" officeooo:paragraph-rsid="012ae0fe" style:font-size-asian="12pt" style:font-size-complex="12pt"/>
    </style:style>
    <style:style style:name="P20" style:family="paragraph" style:parent-style-name="Standard">
      <style:paragraph-properties fo:text-align="start" style:justify-single-word="false"/>
      <style:text-properties style:font-name="Comic Sans MS" fo:font-size="16pt" fo:font-style="normal" style:text-underline-style="none" fo:font-weight="bold" officeooo:rsid="05c0a03e" officeooo:paragraph-rsid="012ae0fe" style:font-size-asian="16pt" style:font-style-asian="normal" style:font-weight-asian="bold" style:font-size-complex="16pt" style:font-style-complex="normal" style:font-weight-complex="bold"/>
    </style:style>
    <style:style style:name="P21" style:family="paragraph" style:parent-style-name="Standard">
      <style:paragraph-properties fo:text-align="start" style:justify-single-word="false"/>
      <style:text-properties style:font-name="Comic Sans MS" fo:font-size="16pt" officeooo:paragraph-rsid="012ae0fe" style:font-size-asian="16pt" style:font-size-complex="16pt"/>
    </style:style>
    <style:style style:name="P22" style:family="paragraph" style:parent-style-name="Standard">
      <style:text-properties style:font-name="Comic Sans MS" fo:font-size="16pt" style:text-underline-style="none" fo:font-weight="normal" officeooo:rsid="0052548d" officeooo:paragraph-rsid="012ae0fe" style:font-size-asian="16pt" style:font-weight-asian="normal" style:font-size-complex="16pt" style:font-weight-complex="normal"/>
    </style:style>
    <style:style style:name="P23" style:family="paragraph" style:parent-style-name="Standard">
      <style:text-properties style:font-name="Comic Sans MS" fo:font-size="12pt" officeooo:rsid="00aeaab1" officeooo:paragraph-rsid="00bb64b4" style:font-size-asian="12pt" style:font-size-complex="12pt"/>
    </style:style>
    <style:style style:name="P24" style:family="paragraph" style:parent-style-name="Standard">
      <style:paragraph-properties fo:text-align="start" style:justify-single-word="false"/>
      <style:text-properties style:font-name="Comic Sans MS" fo:font-size="16pt" fo:font-style="normal" style:text-underline-style="none" fo:font-weight="bold" officeooo:rsid="05c0a03e" officeooo:paragraph-rsid="012ea29b" style:font-size-asian="16pt" style:font-style-asian="normal" style:font-weight-asian="bold" style:font-size-complex="16pt" style:font-style-complex="normal" style:font-weight-complex="bold"/>
    </style:style>
    <style:style style:name="P25" style:family="paragraph" style:parent-style-name="Standard">
      <style:paragraph-properties fo:text-align="start" style:justify-single-word="false"/>
      <style:text-properties style:font-name="Comic Sans MS" fo:font-size="16pt" officeooo:paragraph-rsid="012ea29b" style:font-size-asian="16pt" style:font-size-complex="16pt"/>
    </style:style>
    <style:style style:name="P26" style:family="paragraph" style:parent-style-name="Standard">
      <style:paragraph-properties fo:text-align="start" style:justify-single-word="false"/>
      <style:text-properties style:font-name="Comic Sans MS" fo:font-size="16pt" style:text-underline-style="none" fo:font-weight="normal" officeooo:rsid="0052548d" officeooo:paragraph-rsid="012ea29b" style:font-size-asian="16pt" style:font-weight-asian="normal" style:font-size-complex="16pt" style:font-weight-complex="normal"/>
    </style:style>
    <style:style style:name="P27" style:family="paragraph" style:parent-style-name="Standard">
      <style:text-properties style:font-name="Comic Sans MS" fo:font-size="12pt" officeooo:paragraph-rsid="00917b37" style:font-size-asian="12pt" style:font-size-complex="12pt"/>
    </style:style>
    <style:style style:name="P28" style:family="paragraph" style:parent-style-name="Standard">
      <style:paragraph-properties fo:text-align="start" style:justify-single-word="false"/>
      <style:text-properties style:font-name="Comic Sans MS" fo:font-size="16pt" fo:font-style="normal" style:text-underline-style="none" fo:font-weight="bold" officeooo:rsid="05c0a03e" officeooo:paragraph-rsid="01308036" style:font-size-asian="16pt" style:font-style-asian="normal" style:font-weight-asian="bold" style:font-size-complex="16pt" style:font-style-complex="normal" style:font-weight-complex="bold"/>
    </style:style>
    <style:style style:name="P29" style:family="paragraph" style:parent-style-name="Standard">
      <style:paragraph-properties fo:text-align="start" style:justify-single-word="false"/>
      <style:text-properties style:font-name="Comic Sans MS" fo:font-size="16pt" officeooo:paragraph-rsid="01308036" style:font-size-asian="16pt" style:font-size-complex="16pt"/>
    </style:style>
    <style:style style:name="P30" style:family="paragraph" style:parent-style-name="Standard">
      <style:paragraph-properties fo:text-align="start" style:justify-single-word="false"/>
      <style:text-properties style:font-name="Comic Sans MS" fo:font-size="16pt" style:text-underline-style="none" fo:font-weight="normal" officeooo:rsid="0052548d" officeooo:paragraph-rsid="01308036" style:font-size-asian="16pt" style:font-weight-asian="normal" style:font-size-complex="16pt" style:font-weight-complex="normal"/>
    </style:style>
    <style:style style:name="P31" style:family="paragraph" style:parent-style-name="Standard">
      <style:text-properties style:font-name="Comic Sans MS" fo:font-size="12pt" officeooo:rsid="00139d88" officeooo:paragraph-rsid="007da5c5" style:font-size-asian="12pt" style:font-size-complex="12pt"/>
    </style:style>
    <style:style style:name="P32" style:family="paragraph" style:parent-style-name="Standard">
      <style:text-properties style:font-name="Comic Sans MS" fo:font-size="12pt" officeooo:rsid="001f79b7" officeooo:paragraph-rsid="007da5c5" style:font-size-asian="12pt" style:font-size-complex="12pt"/>
    </style:style>
    <style:style style:name="P33" style:family="paragraph" style:parent-style-name="Standard">
      <style:paragraph-properties fo:text-align="start" style:justify-single-word="false"/>
      <style:text-properties style:font-name="Comic Sans MS" fo:font-size="16pt" fo:font-style="normal" style:text-underline-style="none" fo:font-weight="bold" officeooo:rsid="05c0a03e" officeooo:paragraph-rsid="013207aa" style:font-size-asian="16pt" style:font-style-asian="normal" style:font-weight-asian="bold" style:font-size-complex="16pt" style:font-style-complex="normal" style:font-weight-complex="bold"/>
    </style:style>
    <style:style style:name="P34" style:family="paragraph" style:parent-style-name="Standard">
      <style:paragraph-properties fo:text-align="start" style:justify-single-word="false"/>
      <style:text-properties style:font-name="Comic Sans MS" fo:font-size="16pt" officeooo:paragraph-rsid="013207aa" style:font-size-asian="16pt" style:font-size-complex="16pt"/>
    </style:style>
    <style:style style:name="P35" style:family="paragraph" style:parent-style-name="Standard">
      <style:paragraph-properties fo:text-align="start" style:justify-single-word="false"/>
      <style:text-properties style:font-name="Comic Sans MS" fo:font-size="16pt" style:text-underline-style="none" fo:font-weight="normal" officeooo:rsid="0052548d" officeooo:paragraph-rsid="013207aa" style:font-size-asian="16pt" style:font-weight-asian="normal" style:font-size-complex="16pt" style:font-weight-complex="normal"/>
    </style:style>
    <style:style style:name="P36" style:family="paragraph" style:parent-style-name="Standard">
      <style:paragraph-properties fo:text-align="start" style:justify-single-word="false"/>
      <style:text-properties style:font-name="Comic Sans MS" fo:font-size="12pt" style:text-underline-style="none" fo:font-weight="normal" officeooo:rsid="0203673a" officeooo:paragraph-rsid="0146d5ee"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Comic Sans MS" fo:font-size="12pt" style:text-underline-style="none" fo:font-weight="normal" officeooo:rsid="0146d5ee" officeooo:paragraph-rsid="01571a57"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style:font-name="Comic Sans MS" fo:font-size="12pt" style:text-underline-style="none" fo:font-weight="normal" officeooo:rsid="0146d5ee" officeooo:paragraph-rsid="015bfde1"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style:font-name="Comic Sans MS" fo:font-size="12pt" style:text-underline-style="none" fo:font-weight="normal" officeooo:rsid="0203673a" officeooo:paragraph-rsid="00801fa7"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font-name="Comic Sans MS" fo:font-size="24pt" style:text-underline-style="solid" style:text-underline-width="auto" style:text-underline-color="font-color" fo:font-weight="normal" officeooo:rsid="054e837e" officeooo:paragraph-rsid="017a1095" style:font-size-asian="24pt" style:font-weight-asian="normal" style:font-size-complex="24pt" style:font-weight-complex="normal"/>
    </style:style>
    <style:style style:name="P41" style:family="paragraph" style:parent-style-name="Standard">
      <style:paragraph-properties fo:text-align="start" style:justify-single-word="false"/>
      <style:text-properties style:font-name="Comic Sans MS" fo:font-size="16pt" fo:font-style="normal" style:text-underline-style="none" fo:font-weight="bold" officeooo:rsid="05c0a03e" officeooo:paragraph-rsid="017a1095" style:font-size-asian="16pt" style:font-style-asian="normal" style:font-weight-asian="bold" style:font-size-complex="16pt" style:font-style-complex="normal" style:font-weight-complex="bold"/>
    </style:style>
    <style:style style:name="P42" style:family="paragraph" style:parent-style-name="Standard">
      <style:paragraph-properties fo:text-align="start" style:justify-single-word="false"/>
      <style:text-properties style:font-name="Comic Sans MS" fo:font-size="16pt" officeooo:paragraph-rsid="017a1095" style:font-size-asian="16pt" style:font-size-complex="16pt"/>
    </style:style>
    <style:style style:name="P43" style:family="paragraph" style:parent-style-name="Standard">
      <style:paragraph-properties fo:text-align="start" style:justify-single-word="false"/>
      <style:text-properties style:font-name="Comic Sans MS" fo:font-size="16pt" style:text-underline-style="none" fo:font-weight="normal" officeooo:rsid="0052548d" officeooo:paragraph-rsid="017a1095" style:font-size-asian="16pt" style:font-weight-asian="normal" style:font-size-complex="16pt" style:font-weight-complex="normal"/>
    </style:style>
    <style:style style:name="P44" style:family="paragraph" style:parent-style-name="Standard">
      <style:paragraph-properties fo:text-align="start" style:justify-single-word="false"/>
      <style:text-properties style:font-name="Comic Sans MS" officeooo:rsid="0024b550" officeooo:paragraph-rsid="017a1095"/>
    </style:style>
    <style:style style:name="P45" style:family="paragraph" style:parent-style-name="Standard">
      <style:paragraph-properties fo:text-align="start" style:justify-single-word="false"/>
      <style:text-properties style:font-name="Comic Sans MS" officeooo:rsid="01df5aa0" officeooo:paragraph-rsid="01df5aa0"/>
    </style:style>
    <style:style style:name="P46" style:family="paragraph" style:parent-style-name="Standard">
      <style:paragraph-properties fo:text-align="start" style:justify-single-word="false"/>
      <style:text-properties style:font-name="Comic Sans MS" fo:font-size="16pt" fo:font-style="normal" style:text-underline-style="none" fo:font-weight="bold" officeooo:rsid="05c0a03e" officeooo:paragraph-rsid="0188596e" style:font-size-asian="16pt" style:font-style-asian="normal" style:font-weight-asian="bold" style:font-size-complex="16pt" style:font-style-complex="normal" style:font-weight-complex="bold"/>
    </style:style>
    <style:style style:name="P47" style:family="paragraph" style:parent-style-name="Standard">
      <style:paragraph-properties fo:text-align="start" style:justify-single-word="false"/>
      <style:text-properties style:font-name="Comic Sans MS" fo:font-size="16pt" officeooo:paragraph-rsid="0202aaef" style:font-size-asian="16pt" style:font-size-complex="16pt"/>
    </style:style>
    <style:style style:name="P48" style:family="paragraph" style:parent-style-name="Standard">
      <style:paragraph-properties fo:text-align="start" style:justify-single-word="false"/>
      <style:text-properties style:font-name="Comic Sans MS" fo:font-size="16pt" style:text-underline-style="none" fo:font-weight="normal" officeooo:rsid="0052548d" officeooo:paragraph-rsid="0188596e" style:font-size-asian="16pt" style:font-weight-asian="normal" style:font-size-complex="16pt" style:font-weight-complex="normal"/>
    </style:style>
    <style:style style:name="P49" style:family="paragraph" style:parent-style-name="Standard">
      <style:paragraph-properties fo:text-align="start" style:justify-single-word="false"/>
      <style:text-properties style:font-name="Comic Sans MS" officeooo:paragraph-rsid="017a1095"/>
    </style:style>
    <style:style style:name="P50" style:family="paragraph" style:parent-style-name="Standard">
      <style:paragraph-properties fo:text-align="start" style:justify-single-word="false"/>
      <style:text-properties style:font-name="Comic Sans MS" fo:font-size="12pt" style:text-underline-style="none" fo:font-weight="normal" officeooo:rsid="01116707" officeooo:paragraph-rsid="01116707"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style:font-name="Comic Sans MS" fo:font-size="12pt" style:text-underline-style="none" fo:font-weight="normal" officeooo:rsid="00b736f0" officeooo:paragraph-rsid="00b736f0"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style:font-name="Comic Sans MS" fo:font-size="12pt" style:text-underline-style="none" fo:font-weight="normal" officeooo:rsid="00b1834a" officeooo:paragraph-rsid="00b1834a"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style:font-name="Comic Sans MS" fo:font-size="12pt" style:text-underline-style="none" fo:font-weight="normal" officeooo:rsid="00b1eb72" officeooo:paragraph-rsid="00b1eb72"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style:font-name="Comic Sans MS" fo:font-size="12pt" style:text-underline-style="none" fo:font-weight="normal" officeooo:rsid="00b5c773" officeooo:paragraph-rsid="00b5c773" style:font-size-asian="12pt" style:font-weight-asian="normal" style:font-size-complex="12pt" style:font-weight-complex="normal"/>
    </style:style>
    <style:style style:name="T1" style:family="text">
      <style:text-properties fo:font-weight="bold" officeooo:rsid="004ff155" style:font-weight-asian="bold" style:font-weight-complex="bold"/>
    </style:style>
    <style:style style:name="T2" style:family="text">
      <style:text-properties fo:font-weight="bold" officeooo:rsid="05b9b931" style:font-weight-asian="bold" style:font-weight-complex="bold"/>
    </style:style>
    <style:style style:name="T3" style:family="text">
      <style:text-properties fo:font-weight="bold" officeooo:rsid="01227296" style:font-weight-asian="bold" style:font-weight-complex="bold"/>
    </style:style>
    <style:style style:name="T4" style:family="text">
      <style:text-properties fo:font-style="normal" style:text-underline-style="none" fo:font-weight="bold" officeooo:rsid="01227296" style:font-style-asian="normal" style:font-weight-asian="bold" style:font-style-complex="normal" style:font-weight-complex="bold"/>
    </style:style>
    <style:style style:name="T5" style:family="text">
      <style:text-properties fo:font-style="normal" style:text-underline-style="none" fo:font-weight="bold" officeooo:rsid="05c7c4f7" style:font-style-asian="normal" style:font-weight-asian="bold" style:font-style-complex="normal" style:font-weight-complex="bold"/>
    </style:style>
    <style:style style:name="T6" style:family="text">
      <style:text-properties fo:font-style="normal" style:text-underline-style="none" fo:font-weight="bold" officeooo:rsid="05b45654" style:font-style-asian="normal" style:font-weight-asian="bold" style:font-style-complex="normal" style:font-weight-complex="bold"/>
    </style:style>
    <style:style style:name="T7" style:family="text">
      <style:text-properties fo:font-style="normal" style:text-underline-style="none" fo:font-weight="normal" officeooo:rsid="0122a0cb" style:font-style-asian="normal" style:font-weight-asian="normal" style:font-style-complex="normal" style:font-weight-complex="normal"/>
    </style:style>
    <style:style style:name="T8" style:family="text">
      <style:text-properties officeooo:rsid="0024b550"/>
    </style:style>
    <style:style style:name="T9" style:family="text">
      <style:text-properties officeooo:rsid="01b422ee"/>
    </style:style>
    <style:style style:name="T10" style:family="text">
      <style:text-properties officeooo:rsid="00294704"/>
    </style:style>
    <style:style style:name="T11" style:family="text">
      <style:text-properties officeooo:rsid="002adc2b"/>
    </style:style>
    <style:style style:name="T12" style:family="text">
      <style:text-properties officeooo:rsid="002b9a19"/>
    </style:style>
    <style:style style:name="T13" style:family="text">
      <style:text-properties officeooo:rsid="002bcd6a"/>
    </style:style>
    <style:style style:name="T14" style:family="text">
      <style:text-properties officeooo:rsid="002d6aa6"/>
    </style:style>
    <style:style style:name="T15" style:family="text">
      <style:text-properties officeooo:rsid="00377021"/>
    </style:style>
    <style:style style:name="T16" style:family="text">
      <style:text-properties officeooo:rsid="003a7634"/>
    </style:style>
    <style:style style:name="T17" style:family="text">
      <style:text-properties officeooo:rsid="003c6370"/>
    </style:style>
    <style:style style:name="T18" style:family="text">
      <style:text-properties officeooo:rsid="00445a9d"/>
    </style:style>
    <style:style style:name="T19" style:family="text">
      <style:text-properties officeooo:rsid="004984b3"/>
    </style:style>
    <style:style style:name="T20" style:family="text">
      <style:text-properties officeooo:rsid="004aa262"/>
    </style:style>
    <style:style style:name="T21" style:family="text">
      <style:text-properties officeooo:rsid="004ab20e"/>
    </style:style>
    <style:style style:name="T22" style:family="text">
      <style:text-properties officeooo:rsid="00517822"/>
    </style:style>
    <style:style style:name="T23" style:family="text">
      <style:text-properties officeooo:rsid="004c9e45"/>
    </style:style>
    <style:style style:name="T24" style:family="text">
      <style:text-properties officeooo:rsid="00517b0f"/>
    </style:style>
    <style:style style:name="T25" style:family="text">
      <style:text-properties officeooo:rsid="0050bb56"/>
    </style:style>
    <style:style style:name="T26" style:family="text">
      <style:text-properties officeooo:rsid="0050b1bc"/>
    </style:style>
    <style:style style:name="T27" style:family="text">
      <style:text-properties officeooo:rsid="00599f29"/>
    </style:style>
    <style:style style:name="T28" style:family="text">
      <style:text-properties officeooo:rsid="005b9359"/>
    </style:style>
    <style:style style:name="T29" style:family="text">
      <style:text-properties officeooo:rsid="005d2c39"/>
    </style:style>
    <style:style style:name="T30" style:family="text">
      <style:text-properties officeooo:rsid="00654d37"/>
    </style:style>
    <style:style style:name="T31" style:family="text">
      <style:text-properties officeooo:rsid="00675b11"/>
    </style:style>
    <style:style style:name="T32" style:family="text">
      <style:text-properties officeooo:rsid="00669322"/>
    </style:style>
    <style:style style:name="T33" style:family="text">
      <style:text-properties officeooo:rsid="0066a3aa"/>
    </style:style>
    <style:style style:name="T34" style:family="text">
      <style:text-properties officeooo:rsid="00680adb"/>
    </style:style>
    <style:style style:name="T35" style:family="text">
      <style:text-properties officeooo:rsid="00687b91"/>
    </style:style>
    <style:style style:name="T36" style:family="text">
      <style:text-properties officeooo:rsid="00689aae"/>
    </style:style>
    <style:style style:name="T37" style:family="text">
      <style:text-properties officeooo:rsid="006bfe51"/>
    </style:style>
    <style:style style:name="T38" style:family="text">
      <style:text-properties officeooo:rsid="00615681"/>
    </style:style>
    <style:style style:name="T39" style:family="text">
      <style:text-properties officeooo:rsid="006458e6"/>
    </style:style>
    <style:style style:name="T40" style:family="text">
      <style:text-properties officeooo:rsid="0064e8ff"/>
    </style:style>
    <style:style style:name="T41" style:family="text">
      <style:text-properties officeooo:rsid="006df59c"/>
    </style:style>
    <style:style style:name="T42" style:family="text">
      <style:text-properties officeooo:rsid="006e768c"/>
    </style:style>
    <style:style style:name="T43" style:family="text">
      <style:text-properties officeooo:rsid="007d8345"/>
    </style:style>
    <style:style style:name="T44" style:family="text">
      <style:text-properties officeooo:rsid="0074d9ee"/>
    </style:style>
    <style:style style:name="T45" style:family="text">
      <style:text-properties officeooo:rsid="0076067d"/>
    </style:style>
    <style:style style:name="T46" style:family="text">
      <style:text-properties officeooo:rsid="00805af1"/>
    </style:style>
    <style:style style:name="T47" style:family="text">
      <style:text-properties officeooo:rsid="00827ef0"/>
    </style:style>
    <style:style style:name="T48" style:family="text">
      <style:text-properties officeooo:rsid="00794fbf"/>
    </style:style>
    <style:style style:name="T49" style:family="text">
      <style:text-properties officeooo:rsid="008189d2"/>
    </style:style>
    <style:style style:name="T50" style:family="text">
      <style:text-properties officeooo:rsid="00796e8f"/>
    </style:style>
    <style:style style:name="T51" style:family="text">
      <style:text-properties officeooo:rsid="007a0fc3"/>
    </style:style>
    <style:style style:name="T52" style:family="text">
      <style:text-properties officeooo:rsid="007ba0e1"/>
    </style:style>
    <style:style style:name="T53" style:family="text">
      <style:text-properties officeooo:rsid="008466c4"/>
    </style:style>
    <style:style style:name="T54" style:family="text">
      <style:text-properties officeooo:rsid="0085cf8c"/>
    </style:style>
    <style:style style:name="T55" style:family="text">
      <style:text-properties officeooo:rsid="00e12dba"/>
    </style:style>
    <style:style style:name="T56" style:family="text">
      <style:text-properties officeooo:rsid="0093319f"/>
    </style:style>
    <style:style style:name="T57" style:family="text">
      <style:text-properties officeooo:rsid="0094c0ab"/>
    </style:style>
    <style:style style:name="T58" style:family="text">
      <style:text-properties officeooo:rsid="008f71da"/>
    </style:style>
    <style:style style:name="T59" style:family="text">
      <style:text-properties officeooo:rsid="0091f188"/>
    </style:style>
    <style:style style:name="T60" style:family="text">
      <style:text-properties officeooo:rsid="0096af26"/>
    </style:style>
    <style:style style:name="T61" style:family="text">
      <style:text-properties officeooo:rsid="00972463"/>
    </style:style>
    <style:style style:name="T62" style:family="text">
      <style:text-properties officeooo:rsid="009859da"/>
    </style:style>
    <style:style style:name="T63" style:family="text">
      <style:text-properties officeooo:rsid="00986e07"/>
    </style:style>
    <style:style style:name="T64" style:family="text">
      <style:text-properties officeooo:rsid="0098a02a"/>
    </style:style>
    <style:style style:name="T65" style:family="text">
      <style:text-properties officeooo:rsid="009981bb"/>
    </style:style>
    <style:style style:name="T66" style:family="text">
      <style:text-properties officeooo:rsid="00999afe"/>
    </style:style>
    <style:style style:name="T67" style:family="text">
      <style:text-properties officeooo:rsid="009b9a10"/>
    </style:style>
    <style:style style:name="T68" style:family="text">
      <style:text-properties officeooo:rsid="009c03dc"/>
    </style:style>
    <style:style style:name="T69" style:family="text">
      <style:text-properties officeooo:rsid="009f6e4d"/>
    </style:style>
    <style:style style:name="T70" style:family="text">
      <style:text-properties officeooo:rsid="00a4fc58"/>
    </style:style>
    <style:style style:name="T71" style:family="text">
      <style:text-properties officeooo:rsid="00a618ff"/>
    </style:style>
    <style:style style:name="T72" style:family="text">
      <style:text-properties officeooo:rsid="00a74d38"/>
    </style:style>
    <style:style style:name="T73" style:family="text">
      <style:text-properties officeooo:rsid="00a9fbf1"/>
    </style:style>
    <style:style style:name="T74" style:family="text">
      <style:text-properties officeooo:rsid="00aae050"/>
    </style:style>
    <style:style style:name="T75" style:family="text">
      <style:text-properties officeooo:rsid="00abffa6"/>
    </style:style>
    <style:style style:name="T76" style:family="text">
      <style:text-properties officeooo:rsid="00ad6d56"/>
    </style:style>
    <style:style style:name="T77" style:family="text">
      <style:text-properties officeooo:rsid="00aeb783"/>
    </style:style>
    <style:style style:name="T78" style:family="text">
      <style:text-properties officeooo:rsid="00af65bb"/>
    </style:style>
    <style:style style:name="T79" style:family="text">
      <style:text-properties officeooo:rsid="00b0fe58"/>
    </style:style>
    <style:style style:name="T80" style:family="text">
      <style:text-properties officeooo:rsid="00b2cf81"/>
    </style:style>
    <style:style style:name="T81" style:family="text">
      <style:text-properties officeooo:rsid="00b48ad1"/>
    </style:style>
    <style:style style:name="T82" style:family="text">
      <style:text-properties officeooo:rsid="00b5a2c7"/>
    </style:style>
    <style:style style:name="T83" style:family="text">
      <style:text-properties officeooo:rsid="00b8ca8e"/>
    </style:style>
    <style:style style:name="T84" style:family="text">
      <style:text-properties officeooo:rsid="00bb8886"/>
    </style:style>
    <style:style style:name="T85" style:family="text">
      <style:text-properties officeooo:rsid="00bd6385"/>
    </style:style>
    <style:style style:name="T86" style:family="text">
      <style:text-properties officeooo:rsid="00bf243d"/>
    </style:style>
    <style:style style:name="T87" style:family="text">
      <style:text-properties officeooo:rsid="00bf2b48"/>
    </style:style>
    <style:style style:name="T88" style:family="text">
      <style:text-properties officeooo:rsid="00c02e73"/>
    </style:style>
    <style:style style:name="T89" style:family="text">
      <style:text-properties officeooo:rsid="00c1c208"/>
    </style:style>
    <style:style style:name="T90" style:family="text">
      <style:text-properties officeooo:rsid="00c4c439"/>
    </style:style>
    <style:style style:name="T91" style:family="text">
      <style:text-properties officeooo:rsid="00c37d88"/>
    </style:style>
    <style:style style:name="T92" style:family="text">
      <style:text-properties officeooo:rsid="00c73699"/>
    </style:style>
    <style:style style:name="T93" style:family="text">
      <style:text-properties officeooo:rsid="00c8293c"/>
    </style:style>
    <style:style style:name="T94" style:family="text">
      <style:text-properties officeooo:rsid="00c94555"/>
    </style:style>
    <style:style style:name="T95" style:family="text">
      <style:text-properties officeooo:rsid="00cc93a2"/>
    </style:style>
    <style:style style:name="T96" style:family="text">
      <style:text-properties officeooo:rsid="00ce3386"/>
    </style:style>
    <style:style style:name="T97" style:family="text">
      <style:text-properties officeooo:rsid="00cf227e"/>
    </style:style>
    <style:style style:name="T98" style:family="text">
      <style:text-properties officeooo:rsid="00d2c007"/>
    </style:style>
    <style:style style:name="T99" style:family="text">
      <style:text-properties officeooo:rsid="00d386ee"/>
    </style:style>
    <style:style style:name="T100" style:family="text">
      <style:text-properties officeooo:rsid="00d31b86"/>
    </style:style>
    <style:style style:name="T101" style:family="text">
      <style:text-properties officeooo:rsid="00e858d7"/>
    </style:style>
    <style:style style:name="T102" style:family="text">
      <style:text-properties officeooo:rsid="00eaab4d"/>
    </style:style>
    <style:style style:name="T103" style:family="text">
      <style:text-properties officeooo:rsid="00ec9bee"/>
    </style:style>
    <style:style style:name="T104" style:family="text">
      <style:text-properties officeooo:rsid="00ecdd1c"/>
    </style:style>
    <style:style style:name="T105" style:family="text">
      <style:text-properties officeooo:rsid="00ee3795"/>
    </style:style>
    <style:style style:name="T106" style:family="text">
      <style:text-properties officeooo:rsid="00ee6a4d"/>
    </style:style>
    <style:style style:name="T107" style:family="text">
      <style:text-properties officeooo:rsid="00f11206"/>
    </style:style>
    <style:style style:name="T108" style:family="text">
      <style:text-properties officeooo:rsid="00f13f2d"/>
    </style:style>
    <style:style style:name="T109" style:family="text">
      <style:text-properties officeooo:rsid="00f47fd7"/>
    </style:style>
    <style:style style:name="T110" style:family="text">
      <style:text-properties officeooo:rsid="00f4165a"/>
    </style:style>
    <style:style style:name="T111" style:family="text">
      <style:text-properties officeooo:rsid="00f56532"/>
    </style:style>
    <style:style style:name="T112" style:family="text">
      <style:text-properties officeooo:rsid="00f6455e"/>
    </style:style>
    <style:style style:name="T113" style:family="text">
      <style:text-properties officeooo:rsid="00f6e0e6"/>
    </style:style>
    <style:style style:name="T114" style:family="text">
      <style:text-properties officeooo:rsid="00f9d1ac"/>
    </style:style>
    <style:style style:name="T115" style:family="text">
      <style:text-properties officeooo:rsid="00fafcf4"/>
    </style:style>
    <style:style style:name="T116" style:family="text">
      <style:text-properties officeooo:rsid="00fc6052"/>
    </style:style>
    <style:style style:name="T117" style:family="text">
      <style:text-properties officeooo:rsid="00fe11bf"/>
    </style:style>
    <style:style style:name="T118" style:family="text">
      <style:text-properties officeooo:rsid="00feb150"/>
    </style:style>
    <style:style style:name="T119" style:family="text">
      <style:text-properties officeooo:rsid="00ffb870"/>
    </style:style>
    <style:style style:name="T120" style:family="text">
      <style:text-properties officeooo:rsid="0101ab62"/>
    </style:style>
    <style:style style:name="T121" style:family="text">
      <style:text-properties officeooo:rsid="01032de6"/>
    </style:style>
    <style:style style:name="T122" style:family="text">
      <style:text-properties officeooo:rsid="01045c09"/>
    </style:style>
    <style:style style:name="T123" style:family="text">
      <style:text-properties style:text-position="super 58%" officeooo:rsid="01045c09"/>
    </style:style>
    <style:style style:name="T124" style:family="text">
      <style:text-properties officeooo:rsid="0104717a"/>
    </style:style>
    <style:style style:name="T125" style:family="text">
      <style:text-properties officeooo:rsid="0106cf03"/>
    </style:style>
    <style:style style:name="T126" style:family="text">
      <style:text-properties officeooo:rsid="0106cf7d"/>
    </style:style>
    <style:style style:name="T127" style:family="text">
      <style:text-properties officeooo:rsid="0107c7f4"/>
    </style:style>
    <style:style style:name="T128" style:family="text">
      <style:text-properties officeooo:rsid="0108ae21"/>
    </style:style>
    <style:style style:name="T129" style:family="text">
      <style:text-properties officeooo:rsid="0109e83c"/>
    </style:style>
    <style:style style:name="T130" style:family="text">
      <style:text-properties officeooo:rsid="010b6495"/>
    </style:style>
    <style:style style:name="T131" style:family="text">
      <style:text-properties officeooo:rsid="010c84b7"/>
    </style:style>
    <style:style style:name="T132" style:family="text">
      <style:text-properties officeooo:rsid="0112a917"/>
    </style:style>
    <style:style style:name="T133" style:family="text">
      <style:text-properties officeooo:rsid="011476b9"/>
    </style:style>
    <style:style style:name="T134" style:family="text">
      <style:text-properties officeooo:rsid="01155849"/>
    </style:style>
    <style:style style:name="T135" style:family="text">
      <style:text-properties officeooo:rsid="0116772e"/>
    </style:style>
    <style:style style:name="T136" style:family="text">
      <style:text-properties officeooo:rsid="0116b017"/>
    </style:style>
    <style:style style:name="T137" style:family="text">
      <style:text-properties officeooo:rsid="01116198"/>
    </style:style>
    <style:style style:name="T138" style:family="text">
      <style:text-properties officeooo:rsid="0111c105"/>
    </style:style>
    <style:style style:name="T139" style:family="text">
      <style:text-properties officeooo:rsid="011906ac"/>
    </style:style>
    <style:style style:name="T140" style:family="text">
      <style:text-properties officeooo:rsid="011aba7d"/>
    </style:style>
    <style:style style:name="T141" style:family="text">
      <style:text-properties officeooo:rsid="011c7a02"/>
    </style:style>
    <style:style style:name="T142" style:family="text">
      <style:text-properties officeooo:rsid="011d2751"/>
    </style:style>
    <style:style style:name="T143" style:family="text">
      <style:text-properties officeooo:rsid="011d311a"/>
    </style:style>
    <style:style style:name="T144" style:family="text">
      <style:text-properties officeooo:rsid="01203e1d"/>
    </style:style>
    <style:style style:name="T145" style:family="text">
      <style:text-properties officeooo:rsid="0124f0b3"/>
    </style:style>
    <style:style style:name="T146" style:family="text">
      <style:text-properties officeooo:rsid="012650a8"/>
    </style:style>
    <style:style style:name="T147" style:family="text">
      <style:text-properties officeooo:rsid="012617ac"/>
    </style:style>
    <style:style style:name="T148" style:family="text">
      <style:text-properties officeooo:rsid="0126bca2"/>
    </style:style>
    <style:style style:name="T149" style:family="text">
      <style:text-properties officeooo:rsid="0127b888"/>
    </style:style>
    <style:style style:name="T150" style:family="text">
      <style:text-properties officeooo:rsid="012813a6"/>
    </style:style>
    <style:style style:name="T151" style:family="text">
      <style:text-properties officeooo:rsid="01293d98"/>
    </style:style>
    <style:style style:name="T152" style:family="text">
      <style:text-properties officeooo:rsid="0129f597"/>
    </style:style>
    <style:style style:name="T153" style:family="text">
      <style:text-properties officeooo:rsid="012ba564"/>
    </style:style>
    <style:style style:name="T154" style:family="text">
      <style:text-properties officeooo:rsid="012d2a8e"/>
    </style:style>
    <style:style style:name="T155" style:family="text">
      <style:text-properties officeooo:rsid="012f0a66"/>
    </style:style>
    <style:style style:name="T156" style:family="text">
      <style:text-properties officeooo:rsid="012f4be0"/>
    </style:style>
    <style:style style:name="T157" style:family="text">
      <style:text-properties officeooo:rsid="013074c3"/>
    </style:style>
    <style:style style:name="T158" style:family="text">
      <style:text-properties officeooo:rsid="01310c5e"/>
    </style:style>
    <style:style style:name="T159" style:family="text">
      <style:text-properties officeooo:rsid="01326f12"/>
    </style:style>
    <style:style style:name="T160" style:family="text">
      <style:text-properties officeooo:rsid="0133319a"/>
    </style:style>
    <style:style style:name="T161" style:family="text">
      <style:text-properties officeooo:rsid="013644a7"/>
    </style:style>
    <style:style style:name="T162" style:family="text">
      <style:text-properties officeooo:rsid="01375ed6"/>
    </style:style>
    <style:style style:name="T163" style:family="text">
      <style:text-properties officeooo:rsid="01381291"/>
    </style:style>
    <style:style style:name="T164" style:family="text">
      <style:text-properties officeooo:rsid="013eecda"/>
    </style:style>
    <style:style style:name="T165" style:family="text">
      <style:text-properties officeooo:rsid="0140711a"/>
    </style:style>
    <style:style style:name="T166" style:family="text">
      <style:text-properties officeooo:rsid="01391181"/>
    </style:style>
    <style:style style:name="T167" style:family="text">
      <style:text-properties officeooo:rsid="013986c4"/>
    </style:style>
    <style:style style:name="T168" style:family="text">
      <style:text-properties officeooo:rsid="013b7638"/>
    </style:style>
    <style:style style:name="T169" style:family="text">
      <style:text-properties officeooo:rsid="013d57e9"/>
    </style:style>
    <style:style style:name="T170" style:family="text">
      <style:text-properties officeooo:rsid="0142cf8e"/>
    </style:style>
    <style:style style:name="T171" style:family="text">
      <style:text-properties officeooo:rsid="0145914c"/>
    </style:style>
    <style:style style:name="T172" style:family="text">
      <style:text-properties officeooo:rsid="0146d8fa"/>
    </style:style>
    <style:style style:name="T173" style:family="text">
      <style:text-properties officeooo:rsid="014786d3"/>
    </style:style>
    <style:style style:name="T174" style:family="text">
      <style:text-properties officeooo:rsid="01490aec"/>
    </style:style>
    <style:style style:name="T175" style:family="text">
      <style:text-properties officeooo:rsid="01494022"/>
    </style:style>
    <style:style style:name="T176" style:family="text">
      <style:text-properties officeooo:rsid="0149a0cd"/>
    </style:style>
    <style:style style:name="T177" style:family="text">
      <style:text-properties officeooo:rsid="014b71fa"/>
    </style:style>
    <style:style style:name="T178" style:family="text">
      <style:text-properties officeooo:rsid="014c2e23"/>
    </style:style>
    <style:style style:name="T179" style:family="text">
      <style:text-properties officeooo:rsid="014c6580"/>
    </style:style>
    <style:style style:name="T180" style:family="text">
      <style:text-properties officeooo:rsid="014d40d1"/>
    </style:style>
    <style:style style:name="T181" style:family="text">
      <style:text-properties officeooo:rsid="014f214e"/>
    </style:style>
    <style:style style:name="T182" style:family="text">
      <style:text-properties officeooo:rsid="01500787"/>
    </style:style>
    <style:style style:name="T183" style:family="text">
      <style:text-properties officeooo:rsid="0153eaa9"/>
    </style:style>
    <style:style style:name="T184" style:family="text">
      <style:text-properties officeooo:rsid="015041c4"/>
    </style:style>
    <style:style style:name="T185" style:family="text">
      <style:text-properties officeooo:rsid="0157ca47"/>
    </style:style>
    <style:style style:name="T186" style:family="text">
      <style:text-properties officeooo:rsid="01596a19"/>
    </style:style>
    <style:style style:name="T187" style:family="text">
      <style:text-properties officeooo:rsid="015f91f6"/>
    </style:style>
    <style:style style:name="T188" style:family="text">
      <style:text-properties officeooo:rsid="018c0e56"/>
    </style:style>
    <style:style style:name="T189" style:family="text">
      <style:text-properties officeooo:rsid="015fd363"/>
    </style:style>
    <style:style style:name="T190" style:family="text">
      <style:text-properties officeooo:rsid="0163e928"/>
    </style:style>
    <style:style style:name="T191" style:family="text">
      <style:text-properties officeooo:rsid="016591f9"/>
    </style:style>
    <style:style style:name="T192" style:family="text">
      <style:text-properties officeooo:rsid="0168fb47"/>
    </style:style>
    <style:style style:name="T193" style:family="text">
      <style:text-properties officeooo:rsid="016962bf"/>
    </style:style>
    <style:style style:name="T194" style:family="text">
      <style:text-properties officeooo:rsid="016bf5a8"/>
    </style:style>
    <style:style style:name="T195" style:family="text">
      <style:text-properties officeooo:rsid="016d5a8f"/>
    </style:style>
    <style:style style:name="T196" style:family="text">
      <style:text-properties officeooo:rsid="016f600a"/>
    </style:style>
    <style:style style:name="T197" style:family="text">
      <style:text-properties officeooo:rsid="017136de"/>
    </style:style>
    <style:style style:name="T198" style:family="text">
      <style:text-properties officeooo:rsid="0172a094"/>
    </style:style>
    <style:style style:name="T199" style:family="text">
      <style:text-properties officeooo:rsid="0172f9ea"/>
    </style:style>
    <style:style style:name="T200" style:family="text">
      <style:text-properties officeooo:rsid="017614e0"/>
    </style:style>
    <style:style style:name="T201" style:family="text">
      <style:text-properties officeooo:rsid="017475d1"/>
    </style:style>
    <style:style style:name="T202" style:family="text">
      <style:text-properties officeooo:rsid="017b5ce4"/>
    </style:style>
    <style:style style:name="T203" style:family="text">
      <style:text-properties officeooo:rsid="017d4a29"/>
    </style:style>
    <style:style style:name="T204" style:family="text">
      <style:text-properties officeooo:rsid="017e35be"/>
    </style:style>
    <style:style style:name="T205" style:family="text">
      <style:text-properties officeooo:rsid="017ff3ab"/>
    </style:style>
    <style:style style:name="T206" style:family="text">
      <style:text-properties officeooo:rsid="018178d7"/>
    </style:style>
    <style:style style:name="T207" style:family="text">
      <style:text-properties officeooo:rsid="018daa9e"/>
    </style:style>
    <style:style style:name="T208" style:family="text">
      <style:text-properties officeooo:rsid="0181ea8a"/>
    </style:style>
    <style:style style:name="T209" style:family="text">
      <style:text-properties officeooo:rsid="01839e94"/>
    </style:style>
    <style:style style:name="T210" style:family="text">
      <style:text-properties officeooo:rsid="018574d9"/>
    </style:style>
    <style:style style:name="T211" style:family="text">
      <style:text-properties officeooo:rsid="0189265c"/>
    </style:style>
    <style:style style:name="T212" style:family="text">
      <style:text-properties officeooo:rsid="018997ef"/>
    </style:style>
    <style:style style:name="T213" style:family="text">
      <style:text-properties officeooo:rsid="018ea0d0"/>
    </style:style>
    <style:style style:name="T214" style:family="text">
      <style:text-properties officeooo:rsid="018ff359"/>
    </style:style>
    <style:style style:name="T215" style:family="text">
      <style:text-properties officeooo:rsid="0190d5ae"/>
    </style:style>
    <style:style style:name="T216" style:family="text">
      <style:text-properties officeooo:rsid="01914a5f"/>
    </style:style>
    <style:style style:name="T217" style:family="text">
      <style:text-properties officeooo:rsid="019308a6"/>
    </style:style>
    <style:style style:name="T218" style:family="text">
      <style:text-properties officeooo:rsid="019389cc"/>
    </style:style>
    <style:style style:name="T219" style:family="text">
      <style:text-properties officeooo:rsid="01951772"/>
    </style:style>
    <style:style style:name="T220" style:family="text">
      <style:text-properties officeooo:rsid="01977fe0"/>
    </style:style>
    <style:style style:name="T221" style:family="text">
      <style:text-properties officeooo:rsid="019679a1"/>
    </style:style>
    <style:style style:name="T222" style:family="text">
      <style:text-properties officeooo:rsid="019a2ded"/>
    </style:style>
    <style:style style:name="T223" style:family="text">
      <style:text-properties officeooo:rsid="019abf9d"/>
    </style:style>
    <style:style style:name="T224" style:family="text">
      <style:text-properties officeooo:rsid="019bb92e"/>
    </style:style>
    <style:style style:name="T225" style:family="text">
      <style:text-properties officeooo:rsid="019d0926"/>
    </style:style>
    <style:style style:name="T226" style:family="text">
      <style:text-properties officeooo:rsid="019ec681"/>
    </style:style>
    <style:style style:name="T227" style:family="text">
      <style:text-properties officeooo:rsid="01a0c2ff"/>
    </style:style>
    <style:style style:name="T228" style:family="text">
      <style:text-properties officeooo:rsid="01a2622a"/>
    </style:style>
    <style:style style:name="T229" style:family="text">
      <style:text-properties officeooo:rsid="01a42715"/>
    </style:style>
    <style:style style:name="T230" style:family="text">
      <style:text-properties officeooo:rsid="01a5f7ee"/>
    </style:style>
    <style:style style:name="T231" style:family="text">
      <style:text-properties officeooo:rsid="01a92366"/>
    </style:style>
    <style:style style:name="T232" style:family="text">
      <style:text-properties officeooo:rsid="01aa855a"/>
    </style:style>
    <style:style style:name="T233" style:family="text">
      <style:text-properties officeooo:rsid="01ac0650"/>
    </style:style>
    <style:style style:name="T234" style:family="text">
      <style:text-properties officeooo:rsid="01adfd2c"/>
    </style:style>
    <style:style style:name="T235" style:family="text">
      <style:text-properties officeooo:rsid="01afb404"/>
    </style:style>
    <style:style style:name="T236" style:family="text">
      <style:text-properties officeooo:rsid="01b1cbdf"/>
    </style:style>
    <style:style style:name="T237" style:family="text">
      <style:text-properties officeooo:rsid="01b23d6f"/>
    </style:style>
    <style:style style:name="T238" style:family="text">
      <style:text-properties officeooo:rsid="01b651bc"/>
    </style:style>
    <style:style style:name="T239" style:family="text">
      <style:text-properties officeooo:rsid="01b6fa48"/>
    </style:style>
    <style:style style:name="T240" style:family="text">
      <style:text-properties officeooo:rsid="01b9ed05"/>
    </style:style>
    <style:style style:name="T241" style:family="text">
      <style:text-properties officeooo:rsid="01b897c0"/>
    </style:style>
    <style:style style:name="T242" style:family="text">
      <style:text-properties officeooo:rsid="01b7b3dc"/>
    </style:style>
    <style:style style:name="T243" style:family="text">
      <style:text-properties officeooo:rsid="01bc16be"/>
    </style:style>
    <style:style style:name="T244" style:family="text">
      <style:text-properties officeooo:rsid="01bdeb2b"/>
    </style:style>
    <style:style style:name="T245" style:family="text">
      <style:text-properties officeooo:rsid="01be69de"/>
    </style:style>
    <style:style style:name="T246" style:family="text">
      <style:text-properties officeooo:rsid="01bf9a37"/>
    </style:style>
    <style:style style:name="T247" style:family="text">
      <style:text-properties officeooo:rsid="01c1c15e"/>
    </style:style>
    <style:style style:name="T248" style:family="text">
      <style:text-properties officeooo:rsid="01c2af65"/>
    </style:style>
    <style:style style:name="T249" style:family="text">
      <style:text-properties officeooo:rsid="01c90a7c"/>
    </style:style>
    <style:style style:name="T250" style:family="text">
      <style:text-properties officeooo:rsid="01caf906"/>
    </style:style>
    <style:style style:name="T251" style:family="text">
      <style:text-properties officeooo:rsid="01cb68b8"/>
    </style:style>
    <style:style style:name="T252" style:family="text">
      <style:text-properties officeooo:rsid="01cbaac1"/>
    </style:style>
    <style:style style:name="T253" style:family="text">
      <style:text-properties officeooo:rsid="01cd4885"/>
    </style:style>
    <style:style style:name="T254" style:family="text">
      <style:text-properties officeooo:rsid="01cde047"/>
    </style:style>
    <style:style style:name="T255" style:family="text">
      <style:text-properties officeooo:rsid="01ce7941"/>
    </style:style>
    <style:style style:name="T256" style:family="text">
      <style:text-properties officeooo:rsid="01d12e5a"/>
    </style:style>
    <style:style style:name="T257" style:family="text">
      <style:text-properties officeooo:rsid="01cf9295"/>
    </style:style>
    <style:style style:name="T258" style:family="text">
      <style:text-properties officeooo:rsid="0203673a" style:font-size-asian="12pt"/>
    </style:style>
    <style:style style:name="T259" style:family="text">
      <style:text-properties fo:font-style="normal" style:text-underline-style="none" fo:font-weight="bold" officeooo:rsid="0125bcbb" style:font-style-asian="normal" style:font-weight-asian="bold" style:font-style-complex="normal" style:font-weight-complex="bold"/>
    </style:style>
    <style:style style:name="T260" style:family="text">
      <style:text-properties fo:font-style="normal" style:text-underline-style="none" fo:font-weight="normal" officeooo:rsid="0125bcbb" style:font-style-asian="normal" style:font-weight-asian="normal" style:font-style-complex="normal" style:font-weight-complex="normal"/>
    </style:style>
    <style:style style:name="T261" style:family="text">
      <style:text-properties officeooo:rsid="00432567"/>
    </style:style>
    <style:style style:name="T262" style:family="text">
      <style:text-properties officeooo:rsid="006500ba"/>
    </style:style>
    <style:style style:name="T263" style:family="text">
      <style:text-properties officeooo:rsid="00675a83"/>
    </style:style>
    <style:style style:name="T264" style:family="text">
      <style:text-properties officeooo:rsid="0088a205"/>
    </style:style>
    <style:style style:name="T265" style:family="text">
      <style:text-properties officeooo:rsid="0069c5d2"/>
    </style:style>
    <style:style style:name="T266" style:family="text">
      <style:text-properties officeooo:rsid="001d3976"/>
    </style:style>
    <style:style style:name="T267" style:family="text">
      <style:text-properties officeooo:rsid="001f16bf"/>
    </style:style>
    <style:style style:name="T268" style:family="text">
      <style:text-properties officeooo:rsid="00205043"/>
    </style:style>
    <style:style style:name="T269" style:family="text">
      <style:text-properties officeooo:rsid="003dec73"/>
    </style:style>
    <style:style style:name="T270" style:family="text">
      <style:text-properties officeooo:rsid="0043004b"/>
    </style:style>
    <style:style style:name="T271" style:family="text">
      <style:text-properties officeooo:rsid="003ec2cc"/>
    </style:style>
    <style:style style:name="T272" style:family="text">
      <style:text-properties officeooo:rsid="003ffc5f"/>
    </style:style>
    <style:style style:name="T273" style:family="text">
      <style:text-properties officeooo:rsid="00412568"/>
    </style:style>
    <style:style style:name="T274" style:family="text">
      <style:text-properties officeooo:rsid="0007ae85"/>
    </style:style>
    <style:style style:name="T275" style:family="text">
      <style:text-properties officeooo:rsid="00093bda"/>
    </style:style>
    <style:style style:name="T276" style:family="text">
      <style:text-properties officeooo:rsid="00099ad2"/>
    </style:style>
    <style:style style:name="T277" style:family="text">
      <style:text-properties officeooo:rsid="000a8692"/>
    </style:style>
    <style:style style:name="T278" style:family="text">
      <style:text-properties officeooo:rsid="000b1ed6"/>
    </style:style>
    <style:style style:name="T279" style:family="text">
      <style:text-properties officeooo:rsid="002201e6"/>
    </style:style>
    <style:style style:name="T280" style:family="text">
      <style:text-properties officeooo:rsid="002dd8bd"/>
    </style:style>
    <style:style style:name="T281" style:family="text">
      <style:text-properties officeooo:rsid="0023be74"/>
    </style:style>
    <style:style style:name="T282" style:family="text">
      <style:text-properties officeooo:rsid="004abc63"/>
    </style:style>
    <style:style style:name="T283" style:family="text">
      <style:text-properties officeooo:rsid="000bd42c"/>
    </style:style>
    <style:style style:name="T284" style:family="text">
      <style:text-properties officeooo:rsid="000d6948"/>
    </style:style>
    <style:style style:name="T285" style:family="text">
      <style:text-properties officeooo:rsid="004809e7"/>
    </style:style>
    <style:style style:name="T286" style:family="text">
      <style:text-properties officeooo:rsid="004cb981"/>
    </style:style>
    <style:style style:name="T287" style:family="text">
      <style:text-properties officeooo:rsid="0031c6ca"/>
    </style:style>
    <style:style style:name="T288" style:family="text">
      <style:text-properties officeooo:rsid="0023dec1"/>
    </style:style>
    <style:style style:name="T289" style:family="text">
      <style:text-properties officeooo:rsid="000d91a7"/>
    </style:style>
    <style:style style:name="T290" style:family="text">
      <style:text-properties officeooo:rsid="000f2422"/>
    </style:style>
    <style:style style:name="T291" style:family="text">
      <style:text-properties officeooo:rsid="00703908"/>
    </style:style>
    <style:style style:name="T292" style:family="text">
      <style:text-properties officeooo:rsid="00714a1d"/>
    </style:style>
    <style:style style:name="T293" style:family="text">
      <style:text-properties officeooo:rsid="0023ec7b"/>
    </style:style>
    <style:style style:name="T294" style:family="text">
      <style:text-properties officeooo:rsid="001056d3"/>
    </style:style>
    <style:style style:name="T295" style:family="text">
      <style:text-properties officeooo:rsid="00333df1"/>
    </style:style>
    <style:style style:name="T296" style:family="text">
      <style:text-properties officeooo:rsid="0010d5cd"/>
    </style:style>
    <style:style style:name="T297" style:family="text">
      <style:text-properties officeooo:rsid="00122b15"/>
    </style:style>
    <style:style style:name="T298" style:family="text">
      <style:text-properties officeooo:rsid="004cd704"/>
    </style:style>
    <style:style style:name="T299" style:family="text">
      <style:text-properties officeooo:rsid="0035847b"/>
    </style:style>
    <style:style style:name="T300" style:family="text">
      <style:text-properties officeooo:rsid="0013afa4"/>
    </style:style>
    <style:style style:name="T301" style:family="text">
      <style:text-properties officeooo:rsid="000bb705"/>
    </style:style>
    <style:style style:name="T302" style:family="text">
      <style:text-properties officeooo:rsid="004e357c"/>
    </style:style>
    <style:style style:name="T303" style:family="text">
      <style:text-properties officeooo:rsid="0025aae1"/>
    </style:style>
    <style:style style:name="T304" style:family="text">
      <style:text-properties officeooo:rsid="00478009"/>
    </style:style>
    <style:style style:name="T305" style:family="text">
      <style:text-properties officeooo:rsid="0027d161"/>
    </style:style>
    <style:style style:name="T306" style:family="text">
      <style:text-properties officeooo:rsid="0027dd91"/>
    </style:style>
    <style:style style:name="T307" style:family="text">
      <style:text-properties officeooo:rsid="00147d30"/>
    </style:style>
    <style:style style:name="T308" style:family="text">
      <style:text-properties officeooo:rsid="0029602a"/>
    </style:style>
    <style:style style:name="T309" style:family="text">
      <style:text-properties officeooo:rsid="0038a2cb"/>
    </style:style>
    <style:style style:name="T310" style:family="text">
      <style:text-properties officeooo:rsid="002a64eb"/>
    </style:style>
    <style:style style:name="T311" style:family="text">
      <style:text-properties officeooo:rsid="0017ed17"/>
    </style:style>
    <style:style style:name="T312" style:family="text">
      <style:text-properties officeooo:rsid="00529f48"/>
    </style:style>
    <style:style style:name="T313" style:family="text">
      <style:text-properties officeooo:rsid="00536824"/>
    </style:style>
    <style:style style:name="T314" style:family="text">
      <style:text-properties officeooo:rsid="0055052d"/>
    </style:style>
    <style:style style:name="T315" style:family="text">
      <style:text-properties officeooo:rsid="00578dde"/>
    </style:style>
    <style:style style:name="T316" style:family="text">
      <style:text-properties officeooo:rsid="0055c940"/>
    </style:style>
    <style:style style:name="T317" style:family="text">
      <style:text-properties officeooo:rsid="0058867b"/>
    </style:style>
    <style:style style:name="T318" style:family="text">
      <style:text-properties officeooo:rsid="005a618c"/>
    </style:style>
    <style:style style:name="T319" style:family="text">
      <style:text-properties officeooo:rsid="005c56e5"/>
    </style:style>
    <style:style style:name="T320" style:family="text">
      <style:text-properties officeooo:rsid="005e2642"/>
    </style:style>
    <style:style style:name="T321" style:family="text">
      <style:text-properties fo:font-style="normal" style:text-underline-style="none" fo:font-weight="bold" officeooo:rsid="0127f2b6" style:font-style-asian="normal" style:font-weight-asian="bold" style:font-style-complex="normal" style:font-weight-complex="bold"/>
    </style:style>
    <style:style style:name="T322" style:family="text">
      <style:text-properties fo:font-style="normal" style:text-underline-style="none" fo:font-weight="normal" officeooo:rsid="0127f2b6" style:font-style-asian="normal" style:font-weight-asian="normal" style:font-style-complex="normal" style:font-weight-complex="normal"/>
    </style:style>
    <style:style style:name="T323" style:family="text">
      <style:text-properties officeooo:rsid="00a2504b"/>
    </style:style>
    <style:style style:name="T324" style:family="text">
      <style:text-properties officeooo:rsid="02cf6d6f"/>
    </style:style>
    <style:style style:name="T325" style:family="text">
      <style:text-properties officeooo:rsid="02d060c7"/>
    </style:style>
    <style:style style:name="T326" style:family="text">
      <style:text-properties officeooo:rsid="02de63c8"/>
    </style:style>
    <style:style style:name="T327" style:family="text">
      <style:text-properties officeooo:rsid="022d9151"/>
    </style:style>
    <style:style style:name="T328" style:family="text">
      <style:text-properties officeooo:rsid="02b69c90"/>
    </style:style>
    <style:style style:name="T329" style:family="text">
      <style:text-properties officeooo:rsid="02dc5419"/>
    </style:style>
    <style:style style:name="T330" style:family="text">
      <style:text-properties officeooo:rsid="02b523e6"/>
    </style:style>
    <style:style style:name="T331" style:family="text">
      <style:text-properties officeooo:rsid="02d8579b"/>
    </style:style>
    <style:style style:name="T332" style:family="text">
      <style:text-properties officeooo:rsid="0288c775"/>
    </style:style>
    <style:style style:name="T333" style:family="text">
      <style:text-properties officeooo:rsid="0288701f"/>
    </style:style>
    <style:style style:name="T334" style:family="text">
      <style:text-properties officeooo:rsid="02e013d5"/>
    </style:style>
    <style:style style:name="T335" style:family="text">
      <style:text-properties officeooo:rsid="02e970b8"/>
    </style:style>
    <style:style style:name="T336" style:family="text">
      <style:text-properties officeooo:rsid="02e61c9a"/>
    </style:style>
    <style:style style:name="T337" style:family="text">
      <style:text-properties officeooo:rsid="02e92ef5"/>
    </style:style>
    <style:style style:name="T338" style:family="text">
      <style:text-properties officeooo:rsid="02e703ec"/>
    </style:style>
    <style:style style:name="T339" style:family="text">
      <style:text-properties officeooo:rsid="02eacd95"/>
    </style:style>
    <style:style style:name="T340" style:family="text">
      <style:text-properties officeooo:rsid="02eb4d1f"/>
    </style:style>
    <style:style style:name="T341" style:family="text">
      <style:text-properties officeooo:rsid="02edbc3f"/>
    </style:style>
    <style:style style:name="T342" style:family="text">
      <style:text-properties officeooo:rsid="02eee191"/>
    </style:style>
    <style:style style:name="T343" style:family="text">
      <style:text-properties officeooo:rsid="02f1fc7e"/>
    </style:style>
    <style:style style:name="T344" style:family="text">
      <style:text-properties officeooo:rsid="02f04cfa"/>
    </style:style>
    <style:style style:name="T345" style:family="text">
      <style:text-properties officeooo:rsid="02fa4c20"/>
    </style:style>
    <style:style style:name="T346" style:family="text">
      <style:text-properties officeooo:rsid="02f0ee76"/>
    </style:style>
    <style:style style:name="T347" style:family="text">
      <style:text-properties officeooo:rsid="02f42229"/>
    </style:style>
    <style:style style:name="T348" style:family="text">
      <style:text-properties officeooo:rsid="02f698fd"/>
    </style:style>
    <style:style style:name="T349" style:family="text">
      <style:text-properties officeooo:rsid="02f7f5d1"/>
    </style:style>
    <style:style style:name="T350" style:family="text">
      <style:text-properties officeooo:rsid="02fbfa91"/>
    </style:style>
    <style:style style:name="T351" style:family="text">
      <style:text-properties officeooo:rsid="02fda3f1"/>
    </style:style>
    <style:style style:name="T352" style:family="text">
      <style:text-properties officeooo:rsid="03007967"/>
    </style:style>
    <style:style style:name="T353" style:family="text">
      <style:text-properties officeooo:rsid="0301ca9d"/>
    </style:style>
    <style:style style:name="T354" style:family="text">
      <style:text-properties officeooo:rsid="031f6a4e"/>
    </style:style>
    <style:style style:name="T355" style:family="text">
      <style:text-properties officeooo:rsid="0301e655"/>
    </style:style>
    <style:style style:name="T356" style:family="text">
      <style:text-properties officeooo:rsid="030348a6"/>
    </style:style>
    <style:style style:name="T357" style:family="text">
      <style:text-properties officeooo:rsid="0303b769"/>
    </style:style>
    <style:style style:name="T358" style:family="text">
      <style:text-properties officeooo:rsid="0306172d"/>
    </style:style>
    <style:style style:name="T359" style:family="text">
      <style:text-properties officeooo:rsid="03043793"/>
    </style:style>
    <style:style style:name="T360" style:family="text">
      <style:text-properties officeooo:rsid="030998a6"/>
    </style:style>
    <style:style style:name="T361" style:family="text">
      <style:text-properties officeooo:rsid="030d2097"/>
    </style:style>
    <style:style style:name="T362" style:family="text">
      <style:text-properties officeooo:rsid="030e8bd5"/>
    </style:style>
    <style:style style:name="T363" style:family="text">
      <style:text-properties officeooo:rsid="030f0c5a"/>
    </style:style>
    <style:style style:name="T364" style:family="text">
      <style:text-properties officeooo:rsid="03124cfb"/>
    </style:style>
    <style:style style:name="T365" style:family="text">
      <style:text-properties officeooo:rsid="030fdd16"/>
    </style:style>
    <style:style style:name="T366" style:family="text">
      <style:text-properties officeooo:rsid="03143090"/>
    </style:style>
    <style:style style:name="T367" style:family="text">
      <style:text-properties officeooo:rsid="03156bdf"/>
    </style:style>
    <style:style style:name="T368" style:family="text">
      <style:text-properties officeooo:rsid="031729b9"/>
    </style:style>
    <style:style style:name="T369" style:family="text">
      <style:text-properties officeooo:rsid="03198494"/>
    </style:style>
    <style:style style:name="T370" style:family="text">
      <style:text-properties officeooo:rsid="03177128"/>
    </style:style>
    <style:style style:name="T371" style:family="text">
      <style:text-properties officeooo:rsid="031894ed"/>
    </style:style>
    <style:style style:name="T372" style:family="text">
      <style:text-properties officeooo:rsid="0319d9b3"/>
    </style:style>
    <style:style style:name="T373" style:family="text">
      <style:text-properties officeooo:rsid="031a0034"/>
    </style:style>
    <style:style style:name="T374" style:family="text">
      <style:text-properties officeooo:rsid="031ba849"/>
    </style:style>
    <style:style style:name="T375" style:family="text">
      <style:text-properties officeooo:rsid="0320d1e3"/>
    </style:style>
    <style:style style:name="T376" style:family="text">
      <style:text-properties officeooo:rsid="03232b85"/>
    </style:style>
    <style:style style:name="T377" style:family="text">
      <style:text-properties officeooo:rsid="03254943"/>
    </style:style>
    <style:style style:name="T378" style:family="text">
      <style:text-properties officeooo:rsid="0324efb1"/>
    </style:style>
    <style:style style:name="T379" style:family="text">
      <style:text-properties officeooo:rsid="031ff242"/>
    </style:style>
    <style:style style:name="T380" style:family="text">
      <style:text-properties officeooo:rsid="03273573"/>
    </style:style>
    <style:style style:name="T381" style:family="text">
      <style:text-properties officeooo:rsid="0327849b"/>
    </style:style>
    <style:style style:name="T382" style:family="text">
      <style:text-properties officeooo:rsid="0328fd0b"/>
    </style:style>
    <style:style style:name="T383" style:family="text">
      <style:text-properties officeooo:rsid="032b7d0d"/>
    </style:style>
    <style:style style:name="T384" style:family="text">
      <style:text-properties officeooo:rsid="032d2042"/>
    </style:style>
    <style:style style:name="T385" style:family="text">
      <style:text-properties officeooo:rsid="03374a89"/>
    </style:style>
    <style:style style:name="T386" style:family="text">
      <style:text-properties officeooo:rsid="032df1c1"/>
    </style:style>
    <style:style style:name="T387" style:family="text">
      <style:text-properties officeooo:rsid="0331175e"/>
    </style:style>
    <style:style style:name="T388" style:family="text">
      <style:text-properties officeooo:rsid="032f54bb"/>
    </style:style>
    <style:style style:name="T389" style:family="text">
      <style:text-properties officeooo:rsid="0333acd8"/>
    </style:style>
    <style:style style:name="T390" style:family="text">
      <style:text-properties officeooo:rsid="0339933d"/>
    </style:style>
    <style:style style:name="T391" style:family="text">
      <style:text-properties officeooo:rsid="033fb70b"/>
    </style:style>
    <style:style style:name="T392" style:family="text">
      <style:text-properties officeooo:rsid="033aa547"/>
    </style:style>
    <style:style style:name="T393" style:family="text">
      <style:text-properties officeooo:rsid="03403f7f"/>
    </style:style>
    <style:style style:name="T394" style:family="text">
      <style:text-properties officeooo:rsid="034222ab"/>
    </style:style>
    <style:style style:name="T395" style:family="text">
      <style:text-properties officeooo:rsid="034395e5"/>
    </style:style>
    <style:style style:name="T396" style:family="text">
      <style:text-properties officeooo:rsid="03472b7b"/>
    </style:style>
    <style:style style:name="T397" style:family="text">
      <style:text-properties officeooo:rsid="0348ac65"/>
    </style:style>
    <style:style style:name="T398" style:family="text">
      <style:text-properties officeooo:rsid="03493ae1"/>
    </style:style>
    <style:style style:name="T399" style:family="text">
      <style:text-properties officeooo:rsid="034a4c6d"/>
    </style:style>
    <style:style style:name="T400" style:family="text">
      <style:text-properties officeooo:rsid="034be86a"/>
    </style:style>
    <style:style style:name="T401" style:family="text">
      <style:text-properties officeooo:rsid="034d4861"/>
    </style:style>
    <style:style style:name="T402" style:family="text">
      <style:text-properties officeooo:rsid="034f2ea5"/>
    </style:style>
    <style:style style:name="T403" style:family="text">
      <style:text-properties officeooo:rsid="0350e4bf"/>
    </style:style>
    <style:style style:name="T404" style:family="text">
      <style:text-properties officeooo:rsid="0353210c"/>
    </style:style>
    <style:style style:name="T405" style:family="text">
      <style:text-properties officeooo:rsid="035335f0"/>
    </style:style>
    <style:style style:name="T406" style:family="text">
      <style:text-properties officeooo:rsid="03555fe4"/>
    </style:style>
    <style:style style:name="T407" style:family="text">
      <style:text-properties officeooo:rsid="0356da5c"/>
    </style:style>
    <style:style style:name="T408" style:family="text">
      <style:text-properties officeooo:rsid="035c0079"/>
    </style:style>
    <style:style style:name="T409" style:family="text">
      <style:text-properties officeooo:rsid="035ec6b3"/>
    </style:style>
    <style:style style:name="T410" style:family="text">
      <style:text-properties officeooo:rsid="036275b4"/>
    </style:style>
    <style:style style:name="T411" style:family="text">
      <style:text-properties officeooo:rsid="03635d02"/>
    </style:style>
    <style:style style:name="T412" style:family="text">
      <style:text-properties officeooo:rsid="0364b1cd"/>
    </style:style>
    <style:style style:name="T413" style:family="text">
      <style:text-properties officeooo:rsid="03659421"/>
    </style:style>
    <style:style style:name="T414" style:family="text">
      <style:text-properties officeooo:rsid="036b3782"/>
    </style:style>
    <style:style style:name="T415" style:family="text">
      <style:text-properties officeooo:rsid="03716415"/>
    </style:style>
    <style:style style:name="T416" style:family="text">
      <style:text-properties officeooo:rsid="03754369"/>
    </style:style>
    <style:style style:name="T417" style:family="text">
      <style:text-properties officeooo:rsid="037f15e5"/>
    </style:style>
    <style:style style:name="T418" style:family="text">
      <style:text-properties officeooo:rsid="0387a19e"/>
    </style:style>
    <style:style style:name="T419" style:family="text">
      <style:text-properties officeooo:rsid="038967b6"/>
    </style:style>
    <style:style style:name="T420" style:family="text">
      <style:text-properties officeooo:rsid="038be5b8"/>
    </style:style>
    <style:style style:name="T421" style:family="text">
      <style:text-properties officeooo:rsid="038d8b16"/>
    </style:style>
    <style:style style:name="T422" style:family="text">
      <style:text-properties officeooo:rsid="038f7d71"/>
    </style:style>
    <style:style style:name="T423" style:family="text">
      <style:text-properties officeooo:rsid="038f7f00"/>
    </style:style>
    <style:style style:name="T424" style:family="text">
      <style:text-properties officeooo:rsid="0390c26d"/>
    </style:style>
    <style:style style:name="T425" style:family="text">
      <style:text-properties officeooo:rsid="03926877"/>
    </style:style>
    <style:style style:name="T426" style:family="text">
      <style:text-properties officeooo:rsid="039d82c0"/>
    </style:style>
    <style:style style:name="T427" style:family="text">
      <style:text-properties officeooo:rsid="009a8b53"/>
    </style:style>
    <style:style style:name="T428" style:family="text">
      <style:text-properties officeooo:rsid="03a8b2b9"/>
    </style:style>
    <style:style style:name="T429" style:family="text">
      <style:text-properties officeooo:rsid="03acbe33"/>
    </style:style>
    <style:style style:name="T430" style:family="text">
      <style:text-properties fo:font-style="normal" style:text-underline-style="none" fo:font-weight="bold" officeooo:rsid="012ae0fe" style:font-style-asian="normal" style:font-weight-asian="bold" style:font-style-complex="normal" style:font-weight-complex="bold"/>
    </style:style>
    <style:style style:name="T431" style:family="text">
      <style:text-properties fo:font-style="normal" style:text-underline-style="none" fo:font-weight="normal" officeooo:rsid="012ae0fe" style:font-style-asian="normal" style:font-weight-asian="normal" style:font-style-complex="normal" style:font-weight-complex="normal"/>
    </style:style>
    <style:style style:name="T432" style:family="text">
      <style:text-properties officeooo:rsid="00ba19cd"/>
    </style:style>
    <style:style style:name="T433" style:family="text">
      <style:text-properties officeooo:rsid="00ba9d20"/>
    </style:style>
    <style:style style:name="T434" style:family="text">
      <style:text-properties officeooo:rsid="00bb11bd"/>
    </style:style>
    <style:style style:name="T435" style:family="text">
      <style:text-properties officeooo:rsid="00bb64b4"/>
    </style:style>
    <style:style style:name="T436" style:family="text">
      <style:text-properties officeooo:rsid="00bbef8b"/>
    </style:style>
    <style:style style:name="T437" style:family="text">
      <style:text-properties officeooo:rsid="00bc7846"/>
    </style:style>
    <style:style style:name="T438" style:family="text">
      <style:text-properties officeooo:rsid="00bc7b71"/>
    </style:style>
    <style:style style:name="T439" style:family="text">
      <style:text-properties officeooo:rsid="00be14e5"/>
    </style:style>
    <style:style style:name="T440" style:family="text">
      <style:text-properties officeooo:rsid="00bf60b5"/>
    </style:style>
    <style:style style:name="T441" style:family="text">
      <style:text-properties officeooo:rsid="00c0af81"/>
    </style:style>
    <style:style style:name="T442" style:family="text">
      <style:text-properties officeooo:rsid="00c261ed"/>
    </style:style>
    <style:style style:name="T443" style:family="text">
      <style:text-properties officeooo:rsid="00c42d69"/>
    </style:style>
    <style:style style:name="T444" style:family="text">
      <style:text-properties officeooo:rsid="00c5814e"/>
    </style:style>
    <style:style style:name="T445" style:family="text">
      <style:text-properties officeooo:rsid="00c702a8"/>
    </style:style>
    <style:style style:name="T446" style:family="text">
      <style:text-properties officeooo:rsid="00c8b332"/>
    </style:style>
    <style:style style:name="T447" style:family="text">
      <style:text-properties officeooo:rsid="00c9ddde"/>
    </style:style>
    <style:style style:name="T448" style:family="text">
      <style:text-properties officeooo:rsid="00ca20d7"/>
    </style:style>
    <style:style style:name="T449" style:family="text">
      <style:text-properties officeooo:rsid="00ca8646"/>
    </style:style>
    <style:style style:name="T450" style:family="text">
      <style:text-properties officeooo:rsid="00cc7993"/>
    </style:style>
    <style:style style:name="T451" style:family="text">
      <style:text-properties officeooo:rsid="00ceb3d1"/>
    </style:style>
    <style:style style:name="T452" style:family="text">
      <style:text-properties officeooo:rsid="00d09ee3"/>
    </style:style>
    <style:style style:name="T453" style:family="text">
      <style:text-properties officeooo:rsid="00d19b6d"/>
    </style:style>
    <style:style style:name="T454" style:family="text">
      <style:text-properties officeooo:rsid="00d33c62"/>
    </style:style>
    <style:style style:name="T455" style:family="text">
      <style:text-properties officeooo:rsid="00d4998a"/>
    </style:style>
    <style:style style:name="T456" style:family="text">
      <style:text-properties officeooo:rsid="00d4baa8"/>
    </style:style>
    <style:style style:name="T457" style:family="text">
      <style:text-properties officeooo:rsid="00d4ebd6"/>
    </style:style>
    <style:style style:name="T458" style:family="text">
      <style:text-properties officeooo:rsid="00d5b91e"/>
    </style:style>
    <style:style style:name="T459" style:family="text">
      <style:text-properties officeooo:rsid="00d7258b"/>
    </style:style>
    <style:style style:name="T460" style:family="text">
      <style:text-properties officeooo:rsid="00d8894e"/>
    </style:style>
    <style:style style:name="T461" style:family="text">
      <style:text-properties officeooo:rsid="00da76ce"/>
    </style:style>
    <style:style style:name="T462" style:family="text">
      <style:text-properties officeooo:rsid="00ddcb73"/>
    </style:style>
    <style:style style:name="T463" style:family="text">
      <style:text-properties officeooo:rsid="00dc3fda"/>
    </style:style>
    <style:style style:name="T464" style:family="text">
      <style:text-properties officeooo:rsid="00dfb19f"/>
    </style:style>
    <style:style style:name="T465" style:family="text">
      <style:text-properties officeooo:rsid="00e09bb2"/>
    </style:style>
    <style:style style:name="T466" style:family="text">
      <style:text-properties officeooo:rsid="00e25bcf"/>
    </style:style>
    <style:style style:name="T467" style:family="text">
      <style:text-properties officeooo:rsid="00e3546a"/>
    </style:style>
    <style:style style:name="T468" style:family="text">
      <style:text-properties officeooo:rsid="00e49c3e"/>
    </style:style>
    <style:style style:name="T469" style:family="text">
      <style:text-properties officeooo:rsid="00e51b68"/>
    </style:style>
    <style:style style:name="T470" style:family="text">
      <style:text-properties officeooo:rsid="00e761c6"/>
    </style:style>
    <style:style style:name="T471" style:family="text">
      <style:text-properties officeooo:rsid="00e7d4e8"/>
    </style:style>
    <style:style style:name="T472" style:family="text">
      <style:text-properties officeooo:rsid="00e90c30"/>
    </style:style>
    <style:style style:name="T473" style:family="text">
      <style:text-properties officeooo:rsid="00ea9c14"/>
    </style:style>
    <style:style style:name="T474" style:family="text">
      <style:text-properties officeooo:rsid="00eb198e"/>
    </style:style>
    <style:style style:name="T475" style:family="text">
      <style:text-properties officeooo:rsid="00eba513"/>
    </style:style>
    <style:style style:name="T476" style:family="text">
      <style:text-properties officeooo:rsid="00f44518"/>
    </style:style>
    <style:style style:name="T477" style:family="text">
      <style:text-properties officeooo:rsid="00f455d6"/>
    </style:style>
    <style:style style:name="T478" style:family="text">
      <style:text-properties officeooo:rsid="00ed3231"/>
    </style:style>
    <style:style style:name="T479" style:family="text">
      <style:text-properties officeooo:rsid="00eeed63"/>
    </style:style>
    <style:style style:name="T480" style:family="text">
      <style:text-properties officeooo:rsid="00f261da"/>
    </style:style>
    <style:style style:name="T481" style:family="text">
      <style:text-properties officeooo:rsid="00f6cbff"/>
    </style:style>
    <style:style style:name="T482" style:family="text">
      <style:text-properties officeooo:rsid="00f82af2"/>
    </style:style>
    <style:style style:name="T483" style:family="text">
      <style:text-properties officeooo:rsid="00f81691"/>
    </style:style>
    <style:style style:name="T484" style:family="text">
      <style:text-properties officeooo:rsid="00f8faab"/>
    </style:style>
    <style:style style:name="T485" style:family="text">
      <style:text-properties officeooo:rsid="00fa3e3b"/>
    </style:style>
    <style:style style:name="T486" style:family="text">
      <style:text-properties officeooo:rsid="00fa9194"/>
    </style:style>
    <style:style style:name="T487" style:family="text">
      <style:text-properties officeooo:rsid="00fbb044"/>
    </style:style>
    <style:style style:name="T488" style:family="text">
      <style:text-properties officeooo:rsid="010338f3"/>
    </style:style>
    <style:style style:name="T489" style:family="text">
      <style:text-properties officeooo:rsid="00fc57ef"/>
    </style:style>
    <style:style style:name="T490" style:family="text">
      <style:text-properties fo:font-style="normal" style:text-underline-style="none" fo:font-weight="bold" officeooo:rsid="012ea29b" style:font-style-asian="normal" style:font-weight-asian="bold" style:font-style-complex="normal" style:font-weight-complex="bold"/>
    </style:style>
    <style:style style:name="T491" style:family="text">
      <style:text-properties fo:font-style="normal" style:text-underline-style="none" fo:font-weight="normal" officeooo:rsid="012ea29b" style:font-style-asian="normal" style:font-weight-asian="normal" style:font-style-complex="normal" style:font-weight-complex="normal"/>
    </style:style>
    <style:style style:name="T492" style:family="text">
      <style:text-properties officeooo:rsid="03b0e2f9"/>
    </style:style>
    <style:style style:name="T493" style:family="text">
      <style:text-properties officeooo:rsid="03b5ecac"/>
    </style:style>
    <style:style style:name="T494" style:family="text">
      <style:text-properties officeooo:rsid="03b80449"/>
    </style:style>
    <style:style style:name="T495" style:family="text">
      <style:text-properties officeooo:rsid="03b9c614"/>
    </style:style>
    <style:style style:name="T496" style:family="text">
      <style:text-properties officeooo:rsid="03bafd69"/>
    </style:style>
    <style:style style:name="T497" style:family="text">
      <style:text-properties officeooo:rsid="03bc9c0e"/>
    </style:style>
    <style:style style:name="T498" style:family="text">
      <style:text-properties officeooo:rsid="03bd231e"/>
    </style:style>
    <style:style style:name="T499" style:family="text">
      <style:text-properties officeooo:rsid="03bf6366"/>
    </style:style>
    <style:style style:name="T500" style:family="text">
      <style:text-properties officeooo:rsid="03c4c3dd"/>
    </style:style>
    <style:style style:name="T501" style:family="text">
      <style:text-properties officeooo:rsid="03c5e243"/>
    </style:style>
    <style:style style:name="T502" style:family="text">
      <style:text-properties officeooo:rsid="03c7bc88"/>
    </style:style>
    <style:style style:name="T503" style:family="text">
      <style:text-properties officeooo:rsid="03c8aecd"/>
    </style:style>
    <style:style style:name="T504" style:family="text">
      <style:text-properties officeooo:rsid="03ca2ab4"/>
    </style:style>
    <style:style style:name="T505" style:family="text">
      <style:text-properties officeooo:rsid="03ca6de5"/>
    </style:style>
    <style:style style:name="T506" style:family="text">
      <style:text-properties officeooo:rsid="03d0dd80"/>
    </style:style>
    <style:style style:name="T507" style:family="text">
      <style:text-properties officeooo:rsid="03cc4e96"/>
    </style:style>
    <style:style style:name="T508" style:family="text">
      <style:text-properties officeooo:rsid="03cdd5d8"/>
    </style:style>
    <style:style style:name="T509" style:family="text">
      <style:text-properties officeooo:rsid="03d3cbdc"/>
    </style:style>
    <style:style style:name="T510" style:family="text">
      <style:text-properties officeooo:rsid="03d40b7b"/>
    </style:style>
    <style:style style:name="T511" style:family="text">
      <style:text-properties officeooo:rsid="03d5ffbf"/>
    </style:style>
    <style:style style:name="T512" style:family="text">
      <style:text-properties officeooo:rsid="03d49564"/>
    </style:style>
    <style:style style:name="T513" style:family="text">
      <style:text-properties officeooo:rsid="03dd2e56"/>
    </style:style>
    <style:style style:name="T514" style:family="text">
      <style:text-properties officeooo:rsid="03ded96c"/>
    </style:style>
    <style:style style:name="T515" style:family="text">
      <style:text-properties officeooo:rsid="03e03336"/>
    </style:style>
    <style:style style:name="T516" style:family="text">
      <style:text-properties officeooo:rsid="03e0d661"/>
    </style:style>
    <style:style style:name="T517" style:family="text">
      <style:text-properties officeooo:rsid="03e2acf8"/>
    </style:style>
    <style:style style:name="T518" style:family="text">
      <style:text-properties officeooo:rsid="03e2d1e8"/>
    </style:style>
    <style:style style:name="T519" style:family="text">
      <style:text-properties officeooo:rsid="03e3cea6"/>
    </style:style>
    <style:style style:name="T520" style:family="text">
      <style:text-properties officeooo:rsid="03e66608"/>
    </style:style>
    <style:style style:name="T521" style:family="text">
      <style:text-properties officeooo:rsid="03ea2352"/>
    </style:style>
    <style:style style:name="T522" style:family="text">
      <style:text-properties officeooo:rsid="03e80204"/>
    </style:style>
    <style:style style:name="T523" style:family="text">
      <style:text-properties officeooo:rsid="03ed71b7"/>
    </style:style>
    <style:style style:name="T524" style:family="text">
      <style:text-properties officeooo:rsid="03f0848b"/>
    </style:style>
    <style:style style:name="T525" style:family="text">
      <style:text-properties officeooo:rsid="03f18db4"/>
    </style:style>
    <style:style style:name="T526" style:family="text">
      <style:text-properties officeooo:rsid="03f29768"/>
    </style:style>
    <style:style style:name="T527" style:family="text">
      <style:text-properties officeooo:rsid="03f49038"/>
    </style:style>
    <style:style style:name="T528" style:family="text">
      <style:text-properties officeooo:rsid="03f5cc68"/>
    </style:style>
    <style:style style:name="T529" style:family="text">
      <style:text-properties officeooo:rsid="03f7dad2"/>
    </style:style>
    <style:style style:name="T530" style:family="text">
      <style:text-properties officeooo:rsid="03fab363"/>
    </style:style>
    <style:style style:name="T531" style:family="text">
      <style:text-properties officeooo:rsid="03fc9ff7"/>
    </style:style>
    <style:style style:name="T532" style:family="text">
      <style:text-properties officeooo:rsid="0408e724"/>
    </style:style>
    <style:style style:name="T533" style:family="text">
      <style:text-properties officeooo:rsid="040b2a10"/>
    </style:style>
    <style:style style:name="T534" style:family="text">
      <style:text-properties officeooo:rsid="040ca3c0"/>
    </style:style>
    <style:style style:name="T535" style:family="text">
      <style:text-properties officeooo:rsid="040d3c30"/>
    </style:style>
    <style:style style:name="T536" style:family="text">
      <style:text-properties fo:font-style="normal" style:text-underline-style="none" fo:font-weight="normal" officeooo:rsid="04a9e366" style:font-size-asian="10.5pt" style:font-style-asian="normal" style:font-weight-asian="normal" style:font-style-complex="normal" style:font-weight-complex="normal"/>
    </style:style>
    <style:style style:name="T537" style:family="text">
      <style:text-properties fo:font-style="normal" style:text-underline-style="none" fo:font-weight="normal" officeooo:rsid="04aef015" style:font-size-asian="10.5pt" style:font-style-asian="normal" style:font-weight-asian="normal" style:font-style-complex="normal" style:font-weight-complex="normal"/>
    </style:style>
    <style:style style:name="T538" style:family="text">
      <style:text-properties fo:font-style="normal" style:text-underline-style="none" fo:font-weight="normal" officeooo:rsid="04ab76e7" style:font-size-asian="10.5pt" style:font-style-asian="normal" style:font-weight-asian="normal" style:font-style-complex="normal" style:font-weight-complex="normal"/>
    </style:style>
    <style:style style:name="T539" style:family="text">
      <style:text-properties fo:font-style="normal" style:text-underline-style="none" fo:font-weight="normal" officeooo:rsid="04abd882" style:font-size-asian="10.5pt" style:font-style-asian="normal" style:font-weight-asian="normal" style:font-style-complex="normal" style:font-weight-complex="normal"/>
    </style:style>
    <style:style style:name="T540" style:family="text">
      <style:text-properties fo:font-style="normal" style:text-underline-style="none" fo:font-weight="bold" officeooo:rsid="01308036" style:font-style-asian="normal" style:font-weight-asian="bold" style:font-style-complex="normal" style:font-weight-complex="bold"/>
    </style:style>
    <style:style style:name="T541" style:family="text">
      <style:text-properties fo:font-style="normal" style:text-underline-style="none" fo:font-weight="normal" officeooo:rsid="01308036" style:font-style-asian="normal" style:font-weight-asian="normal" style:font-style-complex="normal" style:font-weight-complex="normal"/>
    </style:style>
    <style:style style:name="T542" style:family="text">
      <style:text-properties officeooo:rsid="00139ebc"/>
    </style:style>
    <style:style style:name="T543" style:family="text">
      <style:text-properties officeooo:rsid="0019559e"/>
    </style:style>
    <style:style style:name="T544" style:family="text">
      <style:text-properties officeooo:rsid="0015408e"/>
    </style:style>
    <style:style style:name="T545" style:family="text">
      <style:text-properties officeooo:rsid="001a9937"/>
    </style:style>
    <style:style style:name="T546" style:family="text">
      <style:text-properties officeooo:rsid="001ad0b5"/>
    </style:style>
    <style:style style:name="T547" style:family="text">
      <style:text-properties officeooo:rsid="001f8fcc"/>
    </style:style>
    <style:style style:name="T548" style:family="text">
      <style:text-properties officeooo:rsid="0020b303"/>
    </style:style>
    <style:style style:name="T549" style:family="text">
      <style:text-properties officeooo:rsid="0025f99a"/>
    </style:style>
    <style:style style:name="T550" style:family="text">
      <style:text-properties officeooo:rsid="002b3592"/>
    </style:style>
    <style:style style:name="T551" style:family="text">
      <style:text-properties officeooo:rsid="0028a432"/>
    </style:style>
    <style:style style:name="T552" style:family="text">
      <style:text-properties officeooo:rsid="0029d858"/>
    </style:style>
    <style:style style:name="T553" style:family="text">
      <style:text-properties officeooo:rsid="00307930"/>
    </style:style>
    <style:style style:name="T554" style:family="text">
      <style:text-properties officeooo:rsid="003337e2"/>
    </style:style>
    <style:style style:name="T555" style:family="text">
      <style:text-properties officeooo:rsid="00323bb1"/>
    </style:style>
    <style:style style:name="T556" style:family="text">
      <style:text-properties officeooo:rsid="0039f109"/>
    </style:style>
    <style:style style:name="T557" style:family="text">
      <style:text-properties officeooo:rsid="003a3de5"/>
    </style:style>
    <style:style style:name="T558" style:family="text">
      <style:text-properties officeooo:rsid="003bf798"/>
    </style:style>
    <style:style style:name="T559" style:family="text">
      <style:text-properties officeooo:rsid="003d2ef8"/>
    </style:style>
    <style:style style:name="T560" style:family="text">
      <style:text-properties officeooo:rsid="004396c3"/>
    </style:style>
    <style:style style:name="T561" style:family="text">
      <style:text-properties officeooo:rsid="00440179"/>
    </style:style>
    <style:style style:name="T562" style:family="text">
      <style:text-properties officeooo:rsid="0047ad63"/>
    </style:style>
    <style:style style:name="T563" style:family="text">
      <style:text-properties officeooo:rsid="0047d623"/>
    </style:style>
    <style:style style:name="T564" style:family="text">
      <style:text-properties officeooo:rsid="0048d0d8"/>
    </style:style>
    <style:style style:name="T565" style:family="text">
      <style:text-properties officeooo:rsid="004c78e9"/>
    </style:style>
    <style:style style:name="T566" style:family="text">
      <style:text-properties officeooo:rsid="004e768f"/>
    </style:style>
    <style:style style:name="T567" style:family="text">
      <style:text-properties officeooo:rsid="004c0f64"/>
    </style:style>
    <style:style style:name="T568" style:family="text">
      <style:text-properties officeooo:rsid="00546159"/>
    </style:style>
    <style:style style:name="T569" style:family="text">
      <style:text-properties officeooo:rsid="0064cf1f"/>
    </style:style>
    <style:style style:name="T570" style:family="text">
      <style:text-properties officeooo:rsid="005ce569"/>
    </style:style>
    <style:style style:name="T571" style:family="text">
      <style:text-properties officeooo:rsid="005d1dda"/>
    </style:style>
    <style:style style:name="T572" style:family="text">
      <style:text-properties officeooo:rsid="006260f2"/>
    </style:style>
    <style:style style:name="T573" style:family="text">
      <style:text-properties officeooo:rsid="0062c32e"/>
    </style:style>
    <style:style style:name="T574" style:family="text">
      <style:text-properties officeooo:rsid="00664fe8"/>
    </style:style>
    <style:style style:name="T575" style:family="text">
      <style:text-properties officeooo:rsid="0062df61"/>
    </style:style>
    <style:style style:name="T576" style:family="text">
      <style:text-properties officeooo:rsid="0071c650"/>
    </style:style>
    <style:style style:name="T577" style:family="text">
      <style:text-properties officeooo:rsid="006fe1b3"/>
    </style:style>
    <style:style style:name="T578" style:family="text">
      <style:text-properties officeooo:rsid="00726b3c"/>
    </style:style>
    <style:style style:name="T579" style:family="text">
      <style:text-properties officeooo:rsid="0072fb8e"/>
    </style:style>
    <style:style style:name="T580" style:family="text">
      <style:text-properties officeooo:rsid="0074e0ab"/>
    </style:style>
    <style:style style:name="T581" style:family="text">
      <style:text-properties officeooo:rsid="00709eed"/>
    </style:style>
    <style:style style:name="T582" style:family="text">
      <style:text-properties officeooo:rsid="0078b29c"/>
    </style:style>
    <style:style style:name="T583" style:family="text">
      <style:text-properties officeooo:rsid="007a5764"/>
    </style:style>
    <style:style style:name="T584" style:family="text">
      <style:text-properties officeooo:rsid="007c321a"/>
    </style:style>
    <style:style style:name="T585" style:family="text">
      <style:text-properties officeooo:rsid="007d7eea"/>
    </style:style>
    <style:style style:name="T586" style:family="text">
      <style:text-properties officeooo:rsid="012bf61d"/>
    </style:style>
    <style:style style:name="T587" style:family="text">
      <style:text-properties officeooo:rsid="00668c57"/>
    </style:style>
    <style:style style:name="T588" style:family="text">
      <style:text-properties officeooo:rsid="0080f0f2"/>
    </style:style>
    <style:style style:name="T589" style:family="text">
      <style:text-properties officeooo:rsid="0080e5aa"/>
    </style:style>
    <style:style style:name="T590" style:family="text">
      <style:text-properties officeooo:rsid="012ac338"/>
    </style:style>
    <style:style style:name="T591" style:family="text">
      <style:text-properties officeooo:rsid="01354936"/>
    </style:style>
    <style:style style:name="T592" style:family="text">
      <style:text-properties officeooo:rsid="01395236"/>
    </style:style>
    <style:style style:name="T593" style:family="text">
      <style:text-properties officeooo:rsid="01456ede"/>
    </style:style>
    <style:style style:name="T594" style:family="text">
      <style:text-properties officeooo:rsid="01458588"/>
    </style:style>
    <style:style style:name="T595" style:family="text">
      <style:text-properties officeooo:rsid="014bcd51"/>
    </style:style>
    <style:style style:name="T596" style:family="text">
      <style:text-properties officeooo:rsid="014e1ea4"/>
    </style:style>
    <style:style style:name="T597" style:family="text">
      <style:text-properties officeooo:rsid="015590f2"/>
    </style:style>
    <style:style style:name="T598" style:family="text">
      <style:text-properties officeooo:rsid="01544bc4"/>
    </style:style>
    <style:style style:name="T599" style:family="text">
      <style:text-properties officeooo:rsid="0156b9bd"/>
    </style:style>
    <style:style style:name="T600" style:family="text">
      <style:text-properties officeooo:rsid="015e1326"/>
    </style:style>
    <style:style style:name="T601" style:family="text">
      <style:text-properties officeooo:rsid="01609453"/>
    </style:style>
    <style:style style:name="T602" style:family="text">
      <style:text-properties officeooo:rsid="01657e5c"/>
    </style:style>
    <style:style style:name="T603" style:family="text">
      <style:text-properties officeooo:rsid="01629056"/>
    </style:style>
    <style:style style:name="T604" style:family="text">
      <style:text-properties officeooo:rsid="016bbd8e"/>
    </style:style>
    <style:style style:name="T605" style:family="text">
      <style:text-properties officeooo:rsid="016d83de"/>
    </style:style>
    <style:style style:name="T606" style:family="text">
      <style:text-properties officeooo:rsid="017b2258"/>
    </style:style>
    <style:style style:name="T607" style:family="text">
      <style:text-properties officeooo:rsid="017c6aeb"/>
    </style:style>
    <style:style style:name="T608" style:family="text">
      <style:text-properties officeooo:rsid="017d4d24"/>
    </style:style>
    <style:style style:name="T609" style:family="text">
      <style:text-properties officeooo:rsid="017f1522"/>
    </style:style>
    <style:style style:name="T610" style:family="text">
      <style:text-properties officeooo:rsid="0181055b"/>
    </style:style>
    <style:style style:name="T611" style:family="text">
      <style:text-properties officeooo:rsid="01815359"/>
    </style:style>
    <style:style style:name="T612" style:family="text">
      <style:text-properties officeooo:rsid="01875226"/>
    </style:style>
    <style:style style:name="T613" style:family="text">
      <style:text-properties officeooo:rsid="01058dab"/>
    </style:style>
    <style:style style:name="T614" style:family="text">
      <style:text-properties officeooo:rsid="0189477a"/>
    </style:style>
    <style:style style:name="T615" style:family="text">
      <style:text-properties officeooo:rsid="018adf08"/>
    </style:style>
    <style:style style:name="T616" style:family="text">
      <style:text-properties officeooo:rsid="018b627e"/>
    </style:style>
    <style:style style:name="T617" style:family="text">
      <style:text-properties officeooo:rsid="018e003b"/>
    </style:style>
    <style:style style:name="T618" style:family="text">
      <style:text-properties officeooo:rsid="0293f369"/>
    </style:style>
    <style:style style:name="T619" style:family="text">
      <style:text-properties officeooo:rsid="018ebaa1"/>
    </style:style>
    <style:style style:name="T620" style:family="text">
      <style:text-properties officeooo:rsid="01907250"/>
    </style:style>
    <style:style style:name="T621" style:family="text">
      <style:text-properties officeooo:rsid="01909abb"/>
    </style:style>
    <style:style style:name="T622" style:family="text">
      <style:text-properties officeooo:rsid="020cc241"/>
    </style:style>
    <style:style style:name="T623" style:family="text">
      <style:text-properties officeooo:rsid="0191c3b2"/>
    </style:style>
    <style:style style:name="T624" style:family="text">
      <style:text-properties officeooo:rsid="0192763d"/>
    </style:style>
    <style:style style:name="T625" style:family="text">
      <style:text-properties officeooo:rsid="019316cc"/>
    </style:style>
    <style:style style:name="T626" style:family="text">
      <style:text-properties officeooo:rsid="01949624"/>
    </style:style>
    <style:style style:name="T627" style:family="text">
      <style:text-properties officeooo:rsid="019aa310"/>
    </style:style>
    <style:style style:name="T628" style:family="text">
      <style:text-properties officeooo:rsid="0194fef6"/>
    </style:style>
    <style:style style:name="T629" style:family="text">
      <style:text-properties officeooo:rsid="0196a967"/>
    </style:style>
    <style:style style:name="T630" style:family="text">
      <style:text-properties officeooo:rsid="02961492"/>
    </style:style>
    <style:style style:name="T631" style:family="text">
      <style:text-properties officeooo:rsid="02999dc8"/>
    </style:style>
    <style:style style:name="T632" style:family="text">
      <style:text-properties officeooo:rsid="01989d40"/>
    </style:style>
    <style:style style:name="T633" style:family="text">
      <style:text-properties officeooo:rsid="01995ae5"/>
    </style:style>
    <style:style style:name="T634" style:family="text">
      <style:text-properties officeooo:rsid="019a9abc"/>
    </style:style>
    <style:style style:name="T635" style:family="text">
      <style:text-properties officeooo:rsid="019ec7f8"/>
    </style:style>
    <style:style style:name="T636" style:family="text">
      <style:text-properties officeooo:rsid="019cc338"/>
    </style:style>
    <style:style style:name="T637" style:family="text">
      <style:text-properties officeooo:rsid="029ba251"/>
    </style:style>
    <style:style style:name="T638" style:family="text">
      <style:text-properties officeooo:rsid="01a3f325"/>
    </style:style>
    <style:style style:name="T639" style:family="text">
      <style:text-properties officeooo:rsid="01a5f1ad"/>
    </style:style>
    <style:style style:name="T640" style:family="text">
      <style:text-properties officeooo:rsid="01a58b00"/>
    </style:style>
    <style:style style:name="T641" style:family="text">
      <style:text-properties officeooo:rsid="01a63bba"/>
    </style:style>
    <style:style style:name="T642" style:family="text">
      <style:text-properties officeooo:rsid="01a69c78"/>
    </style:style>
    <style:style style:name="T643" style:family="text">
      <style:text-properties officeooo:rsid="01a82dec"/>
    </style:style>
    <style:style style:name="T644" style:family="text">
      <style:text-properties officeooo:rsid="01a9d1e7"/>
    </style:style>
    <style:style style:name="T645" style:family="text">
      <style:text-properties officeooo:rsid="020d4108"/>
    </style:style>
    <style:style style:name="T646" style:family="text">
      <style:text-properties officeooo:rsid="01aafd52"/>
    </style:style>
    <style:style style:name="T647" style:family="text">
      <style:text-properties officeooo:rsid="01ac7117"/>
    </style:style>
    <style:style style:name="T648" style:family="text">
      <style:text-properties officeooo:rsid="029d4145"/>
    </style:style>
    <style:style style:name="T649" style:family="text">
      <style:text-properties officeooo:rsid="01ac9b0a"/>
    </style:style>
    <style:style style:name="T650" style:family="text">
      <style:text-properties officeooo:rsid="01ae8423"/>
    </style:style>
    <style:style style:name="T651" style:family="text">
      <style:text-properties officeooo:rsid="01aeef2c"/>
    </style:style>
    <style:style style:name="T652" style:family="text">
      <style:text-properties officeooo:rsid="01b0d8ef"/>
    </style:style>
    <style:style style:name="T653" style:family="text">
      <style:text-properties officeooo:rsid="01b23b5f"/>
    </style:style>
    <style:style style:name="T654" style:family="text">
      <style:text-properties officeooo:rsid="01b3ff32"/>
    </style:style>
    <style:style style:name="T655" style:family="text">
      <style:text-properties officeooo:rsid="01bccecd"/>
    </style:style>
    <style:style style:name="T656" style:family="text">
      <style:text-properties officeooo:rsid="01c16347"/>
    </style:style>
    <style:style style:name="T657" style:family="text">
      <style:text-properties officeooo:rsid="01c2cd2b"/>
    </style:style>
    <style:style style:name="T658" style:family="text">
      <style:text-properties officeooo:rsid="01c3daa6"/>
    </style:style>
    <style:style style:name="T659" style:family="text">
      <style:text-properties officeooo:rsid="01c7485f"/>
    </style:style>
    <style:style style:name="T660" style:family="text">
      <style:text-properties officeooo:rsid="01c924ea"/>
    </style:style>
    <style:style style:name="T661" style:family="text">
      <style:text-properties officeooo:rsid="01c97ec7"/>
    </style:style>
    <style:style style:name="T662" style:family="text">
      <style:text-properties officeooo:rsid="01c9cede"/>
    </style:style>
    <style:style style:name="T663" style:family="text">
      <style:text-properties officeooo:rsid="03cf534a"/>
    </style:style>
    <style:style style:name="T664" style:family="text">
      <style:text-properties officeooo:rsid="03c6c9c7"/>
    </style:style>
    <style:style style:name="T665" style:family="text">
      <style:text-properties officeooo:rsid="01cc52b2"/>
    </style:style>
    <style:style style:name="T666" style:family="text">
      <style:text-properties officeooo:rsid="01cc67e1"/>
    </style:style>
    <style:style style:name="T667" style:family="text">
      <style:text-properties officeooo:rsid="01ccf345"/>
    </style:style>
    <style:style style:name="T668" style:family="text">
      <style:text-properties officeooo:rsid="01dc711d"/>
    </style:style>
    <style:style style:name="T669" style:family="text">
      <style:text-properties officeooo:rsid="01de3c23"/>
    </style:style>
    <style:style style:name="T670" style:family="text">
      <style:text-properties officeooo:rsid="01e46e2e"/>
    </style:style>
    <style:style style:name="T671" style:family="text">
      <style:text-properties officeooo:rsid="01e6086e"/>
    </style:style>
    <style:style style:name="T672" style:family="text">
      <style:text-properties officeooo:rsid="01e7d296"/>
    </style:style>
    <style:style style:name="T673" style:family="text">
      <style:text-properties officeooo:rsid="01f0a8d1"/>
    </style:style>
    <style:style style:name="T674" style:family="text">
      <style:text-properties officeooo:rsid="01f1a903"/>
    </style:style>
    <style:style style:name="T675" style:family="text">
      <style:text-properties officeooo:rsid="01e80e83"/>
    </style:style>
    <style:style style:name="T676" style:family="text">
      <style:text-properties officeooo:rsid="01eb7c64"/>
    </style:style>
    <style:style style:name="T677" style:family="text">
      <style:text-properties officeooo:rsid="01fbf35a"/>
    </style:style>
    <style:style style:name="T678" style:family="text">
      <style:text-properties officeooo:rsid="01f4b28f"/>
    </style:style>
    <style:style style:name="T679" style:family="text">
      <style:text-properties officeooo:rsid="01f5f8fe"/>
    </style:style>
    <style:style style:name="T680" style:family="text">
      <style:text-properties officeooo:rsid="01f6724d"/>
    </style:style>
    <style:style style:name="T681" style:family="text">
      <style:text-properties officeooo:rsid="02a4b330"/>
    </style:style>
    <style:style style:name="T682" style:family="text">
      <style:text-properties officeooo:rsid="01f9b52f"/>
    </style:style>
    <style:style style:name="T683" style:family="text">
      <style:text-properties officeooo:rsid="02a55d4d"/>
    </style:style>
    <style:style style:name="T684" style:family="text">
      <style:text-properties officeooo:rsid="020027b5"/>
    </style:style>
    <style:style style:name="T685" style:family="text">
      <style:text-properties officeooo:rsid="02021cda"/>
    </style:style>
    <style:style style:name="T686" style:family="text">
      <style:text-properties fo:font-style="normal" style:text-underline-style="none" fo:font-weight="bold" officeooo:rsid="013207aa" style:font-style-asian="normal" style:font-weight-asian="bold" style:font-style-complex="normal" style:font-weight-complex="bold"/>
    </style:style>
    <style:style style:name="T687" style:family="text">
      <style:text-properties fo:font-style="normal" style:text-underline-style="none" fo:font-weight="normal" officeooo:rsid="013207aa" style:font-style-asian="normal" style:font-weight-asian="normal" style:font-style-complex="normal" style:font-weight-complex="normal"/>
    </style:style>
    <style:style style:name="T688" style:family="text">
      <style:text-properties officeooo:rsid="0136422a"/>
    </style:style>
    <style:style style:name="T689" style:family="text">
      <style:text-properties officeooo:rsid="01378732"/>
    </style:style>
    <style:style style:name="T690" style:family="text">
      <style:text-properties officeooo:rsid="013aab7e"/>
    </style:style>
    <style:style style:name="T691" style:family="text">
      <style:text-properties officeooo:rsid="013bfaa4"/>
    </style:style>
    <style:style style:name="T692" style:family="text">
      <style:text-properties officeooo:rsid="013c0a09"/>
    </style:style>
    <style:style style:name="T693" style:family="text">
      <style:text-properties officeooo:rsid="013dbd44"/>
    </style:style>
    <style:style style:name="T694" style:family="text">
      <style:text-properties officeooo:rsid="013febe3"/>
    </style:style>
    <style:style style:name="T695" style:family="text">
      <style:text-properties officeooo:rsid="0141de1d"/>
    </style:style>
    <style:style style:name="T696" style:family="text">
      <style:text-properties officeooo:rsid="0143535e"/>
    </style:style>
    <style:style style:name="T697" style:family="text">
      <style:text-properties officeooo:rsid="0148dad1"/>
    </style:style>
    <style:style style:name="T698" style:family="text">
      <style:text-properties officeooo:rsid="014bd034"/>
    </style:style>
    <style:style style:name="T699" style:family="text">
      <style:text-properties officeooo:rsid="014e40e9"/>
    </style:style>
    <style:style style:name="T700" style:family="text">
      <style:text-properties officeooo:rsid="01501f7e"/>
    </style:style>
    <style:style style:name="T701" style:family="text">
      <style:text-properties officeooo:rsid="015214d8"/>
    </style:style>
    <style:style style:name="T702" style:family="text">
      <style:text-properties officeooo:rsid="0152ac91"/>
    </style:style>
    <style:style style:name="T703" style:family="text">
      <style:text-properties officeooo:rsid="0153f82a"/>
    </style:style>
    <style:style style:name="T704" style:family="text">
      <style:text-properties officeooo:rsid="01551105"/>
    </style:style>
    <style:style style:name="T705" style:family="text">
      <style:text-properties officeooo:rsid="015db27b"/>
    </style:style>
    <style:style style:name="T706" style:family="text">
      <style:text-properties officeooo:rsid="01553b0d"/>
    </style:style>
    <style:style style:name="T707" style:family="text">
      <style:text-properties officeooo:rsid="01563718"/>
    </style:style>
    <style:style style:name="T708" style:family="text">
      <style:text-properties officeooo:rsid="01580cef"/>
    </style:style>
    <style:style style:name="T709" style:family="text">
      <style:text-properties officeooo:rsid="015a5057"/>
    </style:style>
    <style:style style:name="T710" style:family="text">
      <style:text-properties officeooo:rsid="015e6394"/>
    </style:style>
    <style:style style:name="T711" style:family="text">
      <style:text-properties officeooo:rsid="015e9e14"/>
    </style:style>
    <style:style style:name="T712" style:family="text">
      <style:text-properties officeooo:rsid="015f0c6f"/>
    </style:style>
    <style:style style:name="T713" style:family="text">
      <style:text-properties officeooo:rsid="015f4a67"/>
    </style:style>
    <style:style style:name="T714" style:family="text">
      <style:text-properties officeooo:rsid="015fe472"/>
    </style:style>
    <style:style style:name="T715" style:family="text">
      <style:text-properties officeooo:rsid="01609aa5"/>
    </style:style>
    <style:style style:name="T716" style:family="text">
      <style:text-properties officeooo:rsid="0162f296"/>
    </style:style>
    <style:style style:name="T717" style:family="text">
      <style:text-properties officeooo:rsid="016445f5"/>
    </style:style>
    <style:style style:name="T718" style:family="text">
      <style:text-properties officeooo:rsid="0164f240"/>
    </style:style>
    <style:style style:name="T719" style:family="text">
      <style:text-properties officeooo:rsid="01663e13"/>
    </style:style>
    <style:style style:name="T720" style:family="text">
      <style:text-properties officeooo:rsid="016770cb"/>
    </style:style>
    <style:style style:name="T721" style:family="text">
      <style:text-properties officeooo:rsid="01691fc9"/>
    </style:style>
    <style:style style:name="T722" style:family="text">
      <style:text-properties officeooo:rsid="01693c94"/>
    </style:style>
    <style:style style:name="T723" style:family="text">
      <style:text-properties officeooo:rsid="01696d0a"/>
    </style:style>
    <style:style style:name="T724" style:family="text">
      <style:text-properties officeooo:rsid="016ab230"/>
    </style:style>
    <style:style style:name="T725" style:family="text">
      <style:text-properties officeooo:rsid="016c32d2"/>
    </style:style>
    <style:style style:name="T726" style:family="text">
      <style:text-properties officeooo:rsid="016cf73d"/>
    </style:style>
    <style:style style:name="T727" style:family="text">
      <style:text-properties officeooo:rsid="016e2dcf"/>
    </style:style>
    <style:style style:name="T728" style:family="text">
      <style:text-properties officeooo:rsid="016ef662"/>
    </style:style>
    <style:style style:name="T729" style:family="text">
      <style:text-properties officeooo:rsid="01734c08"/>
    </style:style>
    <style:style style:name="T730" style:family="text">
      <style:text-properties officeooo:rsid="0170c568"/>
    </style:style>
    <style:style style:name="T731" style:family="text">
      <style:text-properties officeooo:rsid="017453b9"/>
    </style:style>
    <style:style style:name="T732" style:family="text">
      <style:text-properties officeooo:rsid="017502a5"/>
    </style:style>
    <style:style style:name="T733" style:family="text">
      <style:text-properties officeooo:rsid="01764fd3"/>
    </style:style>
    <style:style style:name="T734" style:family="text">
      <style:text-properties fo:font-weight="bold" officeooo:rsid="017c771e" style:font-weight-asian="bold" style:font-weight-complex="bold"/>
    </style:style>
    <style:style style:name="T735" style:family="text">
      <style:text-properties fo:font-style="normal" style:text-underline-style="none" fo:font-weight="bold" officeooo:rsid="017e67ad" style:font-style-asian="normal" style:font-weight-asian="bold" style:font-style-complex="normal" style:font-weight-complex="bold"/>
    </style:style>
    <style:style style:name="T736" style:family="text">
      <style:text-properties fo:font-style="normal" style:text-underline-style="none" fo:font-weight="normal" officeooo:rsid="05b45654" style:font-style-asian="normal" style:font-weight-asian="normal" style:font-style-complex="normal" style:font-weight-complex="normal"/>
    </style:style>
    <style:style style:name="T737" style:family="text">
      <style:text-properties fo:font-style="normal" style:text-underline-style="none" fo:font-weight="normal" officeooo:rsid="018d9aff" style:font-style-asian="normal" style:font-weight-asian="normal" style:font-style-complex="normal" style:font-weight-complex="normal"/>
    </style:style>
    <style:style style:name="T738" style:family="text">
      <style:text-properties officeooo:rsid="019074dd"/>
    </style:style>
    <style:style style:name="T739" style:family="text">
      <style:text-properties officeooo:rsid="019266b2"/>
    </style:style>
    <style:style style:name="T740" style:family="text">
      <style:text-properties officeooo:rsid="020e1f15"/>
    </style:style>
    <style:style style:name="T741" style:family="text">
      <style:text-properties officeooo:rsid="019379a2"/>
    </style:style>
    <style:style style:name="T742" style:family="text">
      <style:text-properties officeooo:rsid="019726c2"/>
    </style:style>
    <style:style style:name="T743" style:family="text">
      <style:text-properties officeooo:rsid="0199dd8a"/>
    </style:style>
    <style:style style:name="T744" style:family="text">
      <style:text-properties officeooo:rsid="019c786d"/>
    </style:style>
    <style:style style:name="T745" style:family="text">
      <style:text-properties officeooo:rsid="019e19d3"/>
    </style:style>
    <style:style style:name="T746" style:family="text">
      <style:text-properties officeooo:rsid="019efde3"/>
    </style:style>
    <style:style style:name="T747" style:family="text">
      <style:text-properties officeooo:rsid="01a07f88"/>
    </style:style>
    <style:style style:name="T748" style:family="text">
      <style:text-properties officeooo:rsid="01a1b9fb"/>
    </style:style>
    <style:style style:name="T749" style:family="text">
      <style:text-properties officeooo:rsid="01a34d5f"/>
    </style:style>
    <style:style style:name="T750" style:family="text">
      <style:text-properties officeooo:rsid="01a3ffab"/>
    </style:style>
    <style:style style:name="T751" style:family="text">
      <style:text-properties officeooo:rsid="01a51050"/>
    </style:style>
    <style:style style:name="T752" style:family="text">
      <style:text-properties officeooo:rsid="01a64141"/>
    </style:style>
    <style:style style:name="T753" style:family="text">
      <style:text-properties officeooo:rsid="01a69367"/>
    </style:style>
    <style:style style:name="T754" style:family="text">
      <style:text-properties officeooo:rsid="01a7d7b7"/>
    </style:style>
    <style:style style:name="T755" style:family="text">
      <style:text-properties officeooo:rsid="01a8067c"/>
    </style:style>
    <style:style style:name="T756" style:family="text">
      <style:text-properties officeooo:rsid="01a83e58"/>
    </style:style>
    <style:style style:name="T757" style:family="text">
      <style:text-properties officeooo:rsid="01a86554"/>
    </style:style>
    <style:style style:name="T758" style:family="text">
      <style:text-properties officeooo:rsid="01a9a4cc"/>
    </style:style>
    <style:style style:name="T759" style:family="text">
      <style:text-properties officeooo:rsid="01ab1e99"/>
    </style:style>
    <style:style style:name="T760" style:family="text">
      <style:text-properties officeooo:rsid="01ace7b5"/>
    </style:style>
    <style:style style:name="T761" style:family="text">
      <style:text-properties officeooo:rsid="02069011"/>
    </style:style>
    <style:style style:name="T762" style:family="text">
      <style:text-properties officeooo:rsid="020982dc"/>
    </style:style>
    <style:style style:name="T763" style:family="text">
      <style:text-properties officeooo:rsid="01adf1c4"/>
    </style:style>
    <style:style style:name="T764" style:family="text">
      <style:text-properties officeooo:rsid="01af0334"/>
    </style:style>
    <style:style style:name="T765" style:family="text">
      <style:text-properties officeooo:rsid="01c5bcaf"/>
    </style:style>
    <style:style style:name="T766" style:family="text">
      <style:text-properties officeooo:rsid="01afb5bb"/>
    </style:style>
    <style:style style:name="T767" style:family="text">
      <style:text-properties officeooo:rsid="01b1a714"/>
    </style:style>
    <style:style style:name="T768" style:family="text">
      <style:text-properties officeooo:rsid="01b45380"/>
    </style:style>
    <style:style style:name="T769" style:family="text">
      <style:text-properties officeooo:rsid="01b632e7"/>
    </style:style>
    <style:style style:name="T770" style:family="text">
      <style:text-properties officeooo:rsid="01b6641c"/>
    </style:style>
    <style:style style:name="T771" style:family="text">
      <style:text-properties officeooo:rsid="01b726a7"/>
    </style:style>
    <style:style style:name="T772" style:family="text">
      <style:text-properties officeooo:rsid="01bac70b"/>
    </style:style>
    <style:style style:name="T773" style:family="text">
      <style:text-properties officeooo:rsid="01bb0ab6"/>
    </style:style>
    <style:style style:name="T774" style:family="text">
      <style:text-properties officeooo:rsid="01bb7782"/>
    </style:style>
    <style:style style:name="T775" style:family="text">
      <style:text-properties officeooo:rsid="01bc2f86"/>
    </style:style>
    <style:style style:name="T776" style:family="text">
      <style:text-properties officeooo:rsid="01bd1dd9"/>
    </style:style>
    <style:style style:name="T777" style:family="text">
      <style:text-properties officeooo:rsid="01bd2cab"/>
    </style:style>
    <style:style style:name="T778" style:family="text">
      <style:text-properties officeooo:rsid="01bdc9cf"/>
    </style:style>
    <style:style style:name="T779" style:family="text">
      <style:text-properties officeooo:rsid="01be631a"/>
    </style:style>
    <style:style style:name="T780" style:family="text">
      <style:text-properties officeooo:rsid="01bf6332"/>
    </style:style>
    <style:style style:name="T781" style:family="text">
      <style:text-properties officeooo:rsid="01c1420a"/>
    </style:style>
    <style:style style:name="T782" style:family="text">
      <style:text-properties officeooo:rsid="01c28f11"/>
    </style:style>
    <style:style style:name="T783" style:family="text">
      <style:text-properties officeooo:rsid="01c2a397"/>
    </style:style>
    <style:style style:name="T784" style:family="text">
      <style:text-properties officeooo:rsid="01c4b6af"/>
    </style:style>
    <style:style style:name="T785" style:family="text">
      <style:text-properties officeooo:rsid="01c74f69"/>
    </style:style>
    <style:style style:name="T786" style:family="text">
      <style:text-properties officeooo:rsid="01c914bd"/>
    </style:style>
    <style:style style:name="T787" style:family="text">
      <style:text-properties officeooo:rsid="01ca08ab"/>
    </style:style>
    <style:style style:name="T788" style:family="text">
      <style:text-properties officeooo:rsid="01ca3237"/>
    </style:style>
    <style:style style:name="T789" style:family="text">
      <style:text-properties officeooo:rsid="01cb0b29"/>
    </style:style>
    <style:style style:name="T790" style:family="text">
      <style:text-properties officeooo:rsid="01cc0119"/>
    </style:style>
    <style:style style:name="T791" style:family="text">
      <style:text-properties officeooo:rsid="01cde36a"/>
    </style:style>
    <style:style style:name="T792" style:family="text">
      <style:text-properties officeooo:rsid="01cfbc75"/>
    </style:style>
    <style:style style:name="T793" style:family="text">
      <style:text-properties officeooo:rsid="01d0bf54"/>
    </style:style>
    <style:style style:name="T794" style:family="text">
      <style:text-properties officeooo:rsid="01d0d172"/>
    </style:style>
    <style:style style:name="T795" style:family="text">
      <style:text-properties officeooo:rsid="01d19671"/>
    </style:style>
    <style:style style:name="T796" style:family="text">
      <style:text-properties officeooo:rsid="01d53794"/>
    </style:style>
    <style:style style:name="T797" style:family="text">
      <style:text-properties officeooo:rsid="01d585d6"/>
    </style:style>
    <style:style style:name="T798" style:family="text">
      <style:text-properties officeooo:rsid="01d76d14"/>
    </style:style>
    <style:style style:name="T799" style:family="text">
      <style:text-properties officeooo:rsid="01d8d272"/>
    </style:style>
    <style:style style:name="T800" style:family="text">
      <style:text-properties officeooo:rsid="01d91f37"/>
    </style:style>
    <style:style style:name="T801" style:family="text">
      <style:text-properties officeooo:rsid="01dba3b2"/>
    </style:style>
    <style:style style:name="T802" style:family="text">
      <style:text-properties officeooo:rsid="01dd725c"/>
    </style:style>
    <style:style style:name="T803" style:family="text">
      <style:text-properties officeooo:rsid="01dc216e"/>
    </style:style>
    <style:style style:name="T804" style:family="text">
      <style:text-properties officeooo:rsid="01e44134"/>
    </style:style>
    <style:style style:name="T805" style:family="text">
      <style:text-properties officeooo:rsid="01e13ec8"/>
    </style:style>
    <style:style style:name="T806" style:family="text">
      <style:text-properties officeooo:rsid="01e25a2e"/>
    </style:style>
    <style:style style:name="T807" style:family="text">
      <style:text-properties officeooo:rsid="01ec7769"/>
    </style:style>
    <style:style style:name="T808" style:family="text">
      <style:text-properties officeooo:rsid="01ee0037"/>
    </style:style>
    <style:style style:name="T809" style:family="text">
      <style:text-properties officeooo:rsid="01ee8c9c"/>
    </style:style>
    <style:style style:name="T810" style:family="text">
      <style:text-properties officeooo:rsid="01efac0f"/>
    </style:style>
    <style:style style:name="T811" style:family="text">
      <style:text-properties officeooo:rsid="01efce76"/>
    </style:style>
    <style:style style:name="T812" style:family="text">
      <style:text-properties officeooo:rsid="01f1b472"/>
    </style:style>
    <style:style style:name="T813" style:family="text">
      <style:text-properties officeooo:rsid="01f2aea9"/>
    </style:style>
    <style:style style:name="T814" style:family="text">
      <style:text-properties officeooo:rsid="020e2e0b"/>
    </style:style>
    <style:style style:name="T815" style:family="text">
      <style:text-properties officeooo:rsid="01f4261e"/>
    </style:style>
    <style:style style:name="T816" style:family="text">
      <style:text-properties officeooo:rsid="01f47029"/>
    </style:style>
    <style:style style:name="T817" style:family="text">
      <style:text-properties officeooo:rsid="01f6fb47"/>
    </style:style>
    <style:style style:name="T818" style:family="text">
      <style:text-properties officeooo:rsid="01f8b2ba"/>
    </style:style>
    <style:style style:name="T819" style:family="text">
      <style:text-properties officeooo:rsid="01fa101f"/>
    </style:style>
    <style:style style:name="T820" style:family="text">
      <style:text-properties officeooo:rsid="01fb2d6f"/>
    </style:style>
    <style:style style:name="T821" style:family="text">
      <style:text-properties officeooo:rsid="01fc365e"/>
    </style:style>
    <style:style style:name="T822" style:family="text">
      <style:text-properties officeooo:rsid="01fca7e0"/>
    </style:style>
    <style:style style:name="T823" style:family="text">
      <style:text-properties fo:font-style="normal" style:text-underline-style="none" fo:font-weight="bold" officeooo:rsid="0188596e" style:font-style-asian="normal" style:font-weight-asian="bold" style:font-style-complex="normal" style:font-weight-complex="bold"/>
    </style:style>
    <style:style style:name="T824" style:family="text">
      <style:text-properties fo:font-style="normal" style:text-underline-style="none" fo:font-weight="normal" officeooo:rsid="01e8f959" style:font-style-asian="normal" style:font-weight-asian="normal" style:font-style-complex="normal" style:font-weight-complex="normal"/>
    </style:style>
    <style:style style:name="T825" style:family="text">
      <style:text-properties fo:font-style="normal" style:text-underline-style="none" fo:font-weight="normal" officeooo:rsid="0202aaef" style:font-style-asian="normal" style:font-weight-asian="normal" style:font-style-complex="normal" style:font-weight-complex="normal"/>
    </style:style>
    <style:style style:name="T826" style:family="text">
      <style:text-properties fo:font-style="normal" style:text-underline-style="none" fo:font-weight="normal" officeooo:rsid="01e7eb3d" style:font-style-asian="normal" style:font-weight-asian="normal" style:font-style-complex="normal" style:font-weight-complex="normal"/>
    </style:style>
    <style:style style:name="T827" style:family="text">
      <style:text-properties officeooo:rsid="020f1aa6"/>
    </style:style>
    <style:style style:name="T828" style:family="text">
      <style:text-properties officeooo:rsid="020f4fe7"/>
    </style:style>
    <style:style style:name="T829" style:family="text">
      <style:text-properties officeooo:rsid="0210b5c7"/>
    </style:style>
    <style:style style:name="T830" style:family="text">
      <style:text-properties officeooo:rsid="02117eb5"/>
    </style:style>
    <style:style style:name="T831" style:family="text">
      <style:text-properties officeooo:rsid="02133c0f"/>
    </style:style>
    <style:style style:name="T832" style:family="text">
      <style:text-properties officeooo:rsid="02141d71"/>
    </style:style>
    <style:style style:name="T833" style:family="text">
      <style:text-properties officeooo:rsid="021509e6"/>
    </style:style>
    <style:style style:name="T834" style:family="text">
      <style:text-properties officeooo:rsid="021555bc"/>
    </style:style>
    <style:style style:name="T835" style:family="text">
      <style:text-properties officeooo:rsid="02168a7f"/>
    </style:style>
    <style:style style:name="T836" style:family="text">
      <style:text-properties officeooo:rsid="02198a53"/>
    </style:style>
    <style:style style:name="T837" style:family="text">
      <style:text-properties officeooo:rsid="021a9f29"/>
    </style:style>
    <style:style style:name="T838" style:family="text">
      <style:text-properties officeooo:rsid="021b2f31"/>
    </style:style>
    <style:style style:name="T839" style:family="text">
      <style:text-properties officeooo:rsid="021c8717"/>
    </style:style>
    <style:style style:name="T840" style:family="text">
      <style:text-properties officeooo:rsid="021d5fcb"/>
    </style:style>
    <style:style style:name="T841" style:family="text">
      <style:text-properties officeooo:rsid="021e64f6"/>
    </style:style>
    <style:style style:name="T842" style:family="text">
      <style:text-properties officeooo:rsid="021eb4ff"/>
    </style:style>
    <style:style style:name="T843" style:family="text">
      <style:text-properties officeooo:rsid="021f9b7b"/>
    </style:style>
    <style:style style:name="T844" style:family="text">
      <style:text-properties officeooo:rsid="022131eb"/>
    </style:style>
    <style:style style:name="T845" style:family="text">
      <style:text-properties officeooo:rsid="0222ba0d"/>
    </style:style>
    <style:style style:name="T846" style:family="text">
      <style:text-properties officeooo:rsid="022387ae"/>
    </style:style>
    <style:style style:name="T847" style:family="text">
      <style:text-properties officeooo:rsid="0224e2a7"/>
    </style:style>
    <style:style style:name="T848" style:family="text">
      <style:text-properties officeooo:rsid="02260c97"/>
    </style:style>
    <style:style style:name="T849" style:family="text">
      <style:text-properties officeooo:rsid="0227ae87"/>
    </style:style>
    <style:style style:name="T850" style:family="text">
      <style:text-properties officeooo:rsid="0228ea4e"/>
    </style:style>
    <style:style style:name="T851" style:family="text">
      <style:text-properties officeooo:rsid="0228d04d"/>
    </style:style>
    <style:style style:name="T852" style:family="text">
      <style:text-properties officeooo:rsid="022ad407"/>
    </style:style>
    <style:style style:name="T853" style:family="text">
      <style:text-properties officeooo:rsid="022b7429"/>
    </style:style>
    <style:style style:name="T854" style:family="text">
      <style:text-properties officeooo:rsid="022cd1b2"/>
    </style:style>
    <style:style style:name="T855" style:family="text">
      <style:text-properties officeooo:rsid="022e6ab8"/>
    </style:style>
    <style:style style:name="T856" style:family="text">
      <style:text-properties officeooo:rsid="022e9143"/>
    </style:style>
    <style:style style:name="T857" style:family="text">
      <style:text-properties officeooo:rsid="02305f11"/>
    </style:style>
    <style:style style:name="T858" style:family="text">
      <style:text-properties officeooo:rsid="0231b2e4"/>
    </style:style>
    <style:style style:name="T859" style:family="text">
      <style:text-properties officeooo:rsid="023375fc"/>
    </style:style>
    <style:style style:name="T860" style:family="text">
      <style:text-properties officeooo:rsid="0233cfbd"/>
    </style:style>
    <style:style style:name="T861" style:family="text">
      <style:text-properties officeooo:rsid="0235902d"/>
    </style:style>
    <style:style style:name="T862" style:family="text">
      <style:text-properties officeooo:rsid="02376489"/>
    </style:style>
    <style:style style:name="T863" style:family="text">
      <style:text-properties officeooo:rsid="023937b1"/>
    </style:style>
    <style:style style:name="T864" style:family="text">
      <style:text-properties officeooo:rsid="023b193c"/>
    </style:style>
    <style:style style:name="T865" style:family="text">
      <style:text-properties officeooo:rsid="011419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uter</text:p>
      <text:p text:style-name="P1"/>
      <text:p text:style-name="P1"/>
      <text:p text:style-name="P1">Simulation</text:p>
      <text:p text:style-name="P1"/>
      <text:p text:style-name="P1"/>
      <text:p text:style-name="P1">Scienc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ext:span text:style-name="T1">The Book Of </text:span><text:span text:style-name="T2">The </text:span><text:span text:style-name="T3">Question</text:span></text:p>
      <text:p text:style-name="P3"/>
      <text:p text:style-name="P3"/>
      <text:p text:style-name="P4"><text:span text:style-name="T4">Question</text:span><text:span text:style-name="T5"> One</text:span><text:span text:style-name="T6">: </text:span><text:span text:style-name="T7">Who am I?</text:span></text:p>
      <text:p text:style-name="P5"/>
      <text:p text:style-name="P6"><text:span text:style-name="T8"><text:tab/></text:span><text:span text:style-name="T9">Hi, I am Erik Daniel Jorgensen, and t</text:span><text:span text:style-name="T10">he hard truth is that </text:span><text:span text:style-name="T11">a society without a theory of everything </text:span><text:span text:style-name="T12">will not stand the test of time. </text:span><text:span text:style-name="T13">I </text:span><text:span text:style-name="T14">want the human race to continue on forever, no matter the sacrifice. </text:span><text:span text:style-name="T15">This is why I devoted my entire life to figuring it all out. </text:span><text:span text:style-name="T16">Everyone has their haters, </text:span><text:span text:style-name="T17">why let them derail your progress? </text:span><text:span text:style-name="T18">My question is: </text:span><text:span text:style-name="T19">What is the theory of everything? </text:span><text:span text:style-name="T20">And </text:span><text:span text:style-name="T21">when I figure it out, </text:span><text:span text:style-name="T22">how</text:span><text:span text:style-name="T23"> will other people </text:span><text:span text:style-name="T24">hurt</text:span><text:span text:style-name="T23"> me </text:span><text:span text:style-name="T25">with</text:span><text:span text:style-name="T23"> for </text:span><text:span text:style-name="T26">discovering </text:span><text:span text:style-name="T23">it?</text:span></text:p>
      <text:p text:style-name="P7"><text:tab/><text:span text:style-name="T27">I have autism, </text:span><text:span text:style-name="T28">which means that I see the world differently. </text:span><text:span text:style-name="T29">This fact is both a blessing and a curse. </text:span><text:span text:style-name="T30">I have incredible spacial awareness </text:span><text:span text:style-name="T31">and </text:span><text:span text:style-name="T32">can understand physics </text:span><text:span text:style-name="T33">equations</text:span><text:span text:style-name="T32"> with a laser like focus. </text:span><text:span text:style-name="T34">To me, it feels as if </text:span><text:span text:style-name="T35">I am having a controlled out of body experience, </text:span><text:span text:style-name="T36">where my curiosity and imagination guides my flight through </text:span><text:span text:style-name="T37">deep space and deep time. </text:span></text:p>
      <text:p text:style-name="P7"><text:span text:style-name="T38"><text:tab/>However, </text:span><text:span text:style-name="T39">my intelligence does come with </text:span><text:span text:style-name="T40">a dark side. </text:span><text:span text:style-name="T41">My family, friends, and support staff, </text:span><text:span text:style-name="T42">are all here to help me with these challenges. </text:span><text:span text:style-name="T43">They know me as the nerdy one</text:span><text:span text:style-name="T42">. </text:span><text:span text:style-name="T44">I care deeply about my hobby of figuring out everything, </text:span><text:span text:style-name="T45">and sometimes this leads me into deep trouble. </text:span><text:span text:style-name="T46">I have lost so much time on my computer by myself, that I have not had the time to take care of myself. </text:span><text:span text:style-name="T47">Some p</text:span><text:span text:style-name="T48">eople have </text:span><text:span text:style-name="T49">also </text:span><text:span text:style-name="T48">attacked me </text:span><text:span text:style-name="T50">for my beliefs, </text:span><text:span text:style-name="T51">because they see me as a </text:span><text:span text:style-name="T52">serious</text:span><text:span text:style-name="T51"> threat. </text:span><text:span text:style-name="T53">Most if not all of these haters, have little to no understanding in science, </text:span><text:span text:style-name="T54">which is a sad thing. </text:span><text:span text:style-name="T55">But as I say: progress not perfection. </text:span></text:p>
      <text:p text:style-name="P7"><text:tab/><text:span text:style-name="T56">Most people that have </text:span><text:span text:style-name="T57">known</text:span><text:span text:style-name="T56"> me have not taken me seriously. </text:span><text:span text:style-name="T58">One reason </text:span><text:span text:style-name="T59">why </text:span><text:span text:style-name="T56">this is, is due to their inability </text:span><text:span text:style-name="T60">to do what I do. </text:span><text:span text:style-name="T61">And what is worse than to be completely average. </text:span><text:span text:style-name="T62">I am lucky to be the one to stand out. </text:span><text:span text:style-name="T63">With this gift, I am certainly fit to know the theory of everything. </text:span><text:span text:style-name="T64">I am determined to know the universe the way it was supposed to be seen: </text:span><text:span text:style-name="T65">By someone like myself who has the courage to see beyond theoretical and personal obst</text:span><text:span text:style-name="T66">a</text:span><text:span text:style-name="T65">cles. </text:span></text:p>
      <text:p text:style-name="P7"><text:tab/><text:span text:style-name="T67">But, one </text:span><text:span text:style-name="T68">question remains to be asked: </text:span><text:span text:style-name="T69">How to overcome the need for a creator in one’s worldview? </text:span><text:span text:style-name="T70">Me and my dad would argue over this for weeks at a time. </text:span><text:span text:style-name="T71">My dad is a devout christian, </text:span><text:span text:style-name="T72">and would argue that Bible equals truth. </text:span><text:span text:style-name="T73">I passionately disagree, </text:span><text:span text:style-name="T74">because I know how much more indifferent the vast scales of the universe are to us humans. </text:span><text:span text:style-name="T75">If God did exist, </text:span><text:span text:style-name="T76">he would certainly mention all of his creation in a unified manner: </text:span><text:span text:style-name="T77">A theory of everything. </text:span><text:span text:style-name="T78">I definitely don’t see any Biblical texts to be of scientific merit as they are chot full of </text:span><text:span text:style-name="T79">contradictions. </text:span><text:span text:style-name="T80">The bible is clearly not a science textbook and thus definitely not the true word of God. </text:span></text:p>
      <text:p text:style-name="P7"><text:soft-page-break/><text:tab/><text:span text:style-name="T81">My dad then puts the argument on me to explain </text:span><text:span text:style-name="T82">why even though its not a science textbook, why the Bible can still be the word of God. </text:span><text:span text:style-name="T83">This is where things get weird. </text:span><text:span text:style-name="T84">My dad cannot just accept that my worldview is scientific and </text:span><text:span text:style-name="T85">his is rel</text:span><text:span text:style-name="T86">i</text:span><text:span text:style-name="T85">gious. </text:span><text:span text:style-name="T87">If I can agree to disagree </text:span><text:span text:style-name="T88">that he believes in the Bible. </text:span><text:span text:style-name="T89">He must </text:span><text:span text:style-name="T90">d</text:span><text:span text:style-name="T89">o the same to me. </text:span><text:span text:style-name="T91">I have no more evidence than he does on the existence of a creator. </text:span></text:p>
      <text:p text:style-name="P7"><text:span text:style-name="T91"><text:tab/></text:span><text:span text:style-name="T92">However I since I have the ability to figure out through </text:span><text:span text:style-name="T93">online physics research and </text:span><text:span text:style-name="T94">computer simulation what works and doesn’t work, </text:span><text:span text:style-name="T95">I have my own ideas about what God is and how his consiousness reaches inside all of us. </text:span><text:span text:style-name="T96">The creator is the sum total of all of the laws of physics, </text:span><text:span text:style-name="T97">along with a mechanism to simulate or reproduce reality. </text:span><text:span text:style-name="T98">Science is only a tool, and we need to be very careful how we use it. </text:span><text:span text:style-name="T99">What we need are new ways of doing science that nobody has ever done before. </text:span><text:span text:style-name="T100">The descriptions of physics we have now will be obsolete in building a unified field theory of everything. </text:span></text:p>
      <text:p text:style-name="P7"><text:tab/><text:span text:style-name="T101">My life is a bumpy ride. </text:span><text:span text:style-name="T102">Since I was a toddler, </text:span><text:span text:style-name="T103">my mom had to see a psych</text:span><text:span text:style-name="T104">i</text:span><text:span text:style-name="T103">atrist </text:span><text:span text:style-name="T104">to figure out why my mom had to deal with so much distruction in her own house. </text:span><text:span text:style-name="T105">I had plenty of testing done, and was put on new medicine to control my impulsive behaviors. </text:span><text:span text:style-name="T106">I was only 3 years old at the time. </text:span></text:p>
      <text:p text:style-name="P7"><text:span text:style-name="T104"><text:tab/></text:span><text:span text:style-name="T107">By age 4, I have already in preschool, </text:span><text:span text:style-name="T108">and have met a group of friends that were very supportive. </text:span><text:span text:style-name="T109">Me and my friend Lesley were laughing at the fire alarm being pulled by another student</text:span><text:span text:style-name="T108">. </text:span><text:span text:style-name="T110">The next year was hard for the whole family. </text:span><text:span text:style-name="T111">My dad was getting increasingly abusive towards my older brothers Andy and Michael, </text:span><text:span text:style-name="T112">telling them that Michael was going to hell because he was gay. </text:span><text:span text:style-name="T113">It wasn’t long until my mom and my dad divorced, with my dad walking off thinking he did nothing wrong. </text:span></text:p>
      <text:p text:style-name="P7"><text:span text:style-name="T113"><text:tab/></text:span><text:span text:style-name="T114">By age 7, </text:span><text:span text:style-name="T115">I was going between my moms house and my dads new apartment. </text:span><text:span text:style-name="T116">Me and my dad had a brief moment where he let me read his high school textbooks from Norway. </text:span><text:span text:style-name="T117">I was amazed. </text:span><text:span text:style-name="T118">He then bought me set full of legos, including gears, bricks, and rods. </text:span><text:span text:style-name="T119">Within a couple days I perfected a working analog clock. </text:span><text:span text:style-name="T120">In school though, </text:span><text:span text:style-name="T121">my grades were plummeting. </text:span><text:span text:style-name="T122">Finishing up 1</text:span><text:span text:style-name="T123">st</text:span><text:span text:style-name="T122"> grade, </text:span><text:span text:style-name="T124">I told my teacher that I hate homework, </text:span><text:span text:style-name="T125">he gave me the rest of the work I missed all year. </text:span><text:span text:style-name="T126">I was annoyyed, </text:span><text:span text:style-name="T127">and told everyone I love my homework, I just hate </text:span><text:span text:style-name="T128">homework from</text:span><text:span text:style-name="T127"> school. </text:span></text:p>
      <text:p text:style-name="P7"><text:span text:style-name="T113"><text:tab/></text:span><text:span text:style-name="T129">By age 9, </text:span><text:span text:style-name="T130">I had gotten in trouble at elementary school, and got sent to another elementary school slightly more restrictive. </text:span><text:span text:style-name="T131">Lesley was there, along with a couple new friends. </text:span><text:span text:style-name="T132">I had a great time hanging out with my friends at recess, </text:span><text:span text:style-name="T133">and Lesley asked me if I can stay after school. </text:span><text:span text:style-name="T134">After getting it set up, </text:span><text:span text:style-name="T135">we would spend every friday after school, playing word games, marble games, </text:span><text:span text:style-name="T136">even a couple of video games. </text:span></text:p>
      <text:p text:style-name="P7"><text:span text:style-name="T137"><text:tab/>But at home was where I was truly </text:span><text:span text:style-name="T138">intelligent. </text:span><text:span text:style-name="T139">I had studied the space-time interval from </text:span><text:span text:style-name="T140">the</text:span><text:span text:style-name="T139"> special theory of relativity </text:span><text:span text:style-name="T141">a couple years back, </text:span><text:span text:style-name="T142">and I knew of the laws of gravity from studying the dynamics of the </text:span><text:span text:style-name="T143">sun, including all of the </text:span><text:span text:style-name="T142">planets and moons of our solar system. </text:span><text:span text:style-name="T144">Unifying the speed of light with gravitational attraction was difficult. </text:span><text:span text:style-name="T145">Then, right before I turned 10, I ha</text:span><text:span text:style-name="T146">d</text:span><text:span text:style-name="T145"> </text:span><text:span text:style-name="T146">m</text:span><text:span text:style-name="T145">y breakthrough: </text:span><text:span text:style-name="T147">Black holes are the fundamental units of reality. </text:span><text:span text:style-name="T148">I created a simulation of two black holes in orbit around </text:span><text:soft-page-break/><text:span text:style-name="T148">one another. </text:span><text:span text:style-name="T149">They both ha</text:span><text:span text:style-name="T150">d</text:span><text:span text:style-name="T149"> some amount of mass and spin, </text:span><text:span text:style-name="T151">that dictated their </text:span><text:span text:style-name="T152">paths through spacetime</text:span><text:span text:style-name="T151">.</text:span></text:p>
      <text:p text:style-name="P7"><text:span text:style-name="T151"><text:tab/></text:span><text:span text:style-name="T153">By age 12, </text:span><text:span text:style-name="T154">I read up on the recent news of the day. </text:span><text:span text:style-name="T155">The God particle was discovered! </text:span><text:span text:style-name="T156">Most were amazed. </text:span><text:span text:style-name="T157">I was perplexed. </text:span><text:span text:style-name="T158">The core theory of particle physics was complete. </text:span><text:span text:style-name="T159">At last I </text:span><text:span text:style-name="T160">thought. </text:span><text:span text:style-name="T161">Knowing that black holes were particles with mass and spin, </text:span><text:span text:style-name="T162">was only a minor question I had then. </text:span><text:span text:style-name="T163">What really confused me was the fact that </text:span><text:span text:style-name="T164">the theory described waves of information, </text:span><text:span text:style-name="T165">not point like particles</text:span><text:span text:style-name="T163">, </text:span><text:span text:style-name="T166">even though the particles of the theory: The quarks, leptons, and bosons, </text:span><text:span text:style-name="T167">were also particles with mass and spin. </text:span><text:span text:style-name="T168">It was from here that I had my vision </text:span><text:span text:style-name="T169">of a complete unified field theory of everything</text:span><text:span text:style-name="T168">. </text:span><text:span text:style-name="T170">Everything is just waves! Waves in a unified field!</text:span></text:p>
      <text:p text:style-name="P7"><text:tab/><text:span text:style-name="T171">By age 13, </text:span><text:span text:style-name="T172">things were getting difficult with </text:span><text:span text:style-name="T173">school. </text:span><text:span text:style-name="T174">My teachers in middle school, saw me as a problem, and wanted to expell me. </text:span><text:span text:style-name="T175">I wanted to have a girlfriend. </text:span><text:span text:style-name="T176">But as soon as I began dating, my therapist called it quits, and I got send to another middle school. </text:span><text:span text:style-name="T177">The same thing happens again, </text:span><text:span text:style-name="T178">and I find myself talking to my therapist about why I have to figure it all out. </text:span><text:span text:style-name="T179">He sa</text:span><text:span text:style-name="T180">id</text:span><text:span text:style-name="T179"> to me, “nobody know</text:span><text:span text:style-name="T180">s everything, as you are surely mistaken. </text:span><text:span text:style-name="T181">How could you do it, when nobody else will.” </text:span><text:span text:style-name="T182">I replied to </text:span><text:span text:style-name="T183">the</text:span><text:span text:style-name="T184"> layed back therapist, “</text:span><text:span text:style-name="T185">I do know the theory of everything.</text:span><text:span text:style-name="T184">” </text:span><text:span text:style-name="T186">He replied in a monotone voice, “Oh? Okay?!”. </text:span><text:span text:style-name="T187">I</text:span><text:span text:style-name="T188">t was not long until I</text:span><text:span text:style-name="T187"> got sen</text:span><text:span text:style-name="T188">t</text:span><text:span text:style-name="T187"> to a private school called APTS, for my supposed impulsive behaviors. </text:span><text:span text:style-name="T189">But I knew I was not wrong, as they are wrong for turning me into a case file number for examination. </text:span></text:p>
      <text:p text:style-name="P7"><text:tab/><text:span text:style-name="T190">Throughout my years at APTS, </text:span><text:span text:style-name="T191">staff have beaten me into submission for not following directions and agreeing with their illogical protocalls. </text:span><text:span text:style-name="T192">I could not have a girlfriend then, </text:span><text:span text:style-name="T193">and </text:span><text:span text:style-name="T194">they also </text:span><text:span text:style-name="T193">did not </text:span><text:span text:style-name="T194">let</text:span><text:span text:style-name="T193"> me </text:span><text:span text:style-name="T194">do </text:span><text:span text:style-name="T195">any </text:span><text:span text:style-name="T193">homework. </text:span><text:span text:style-name="T196">Something was wrong. </text:span><text:span text:style-name="T197">Why would autistic teenagers </text:span><text:span text:style-name="T198">get beaten every day for being who they are. </text:span><text:span text:style-name="T199">Neurodivergence is a great gift, and most didn’t realize the implications for what they were doing. </text:span><text:span text:style-name="T200">I had several concussions and serious brain damage from monsters that would slam me on the ground for messing with them.</text:span><text:span text:style-name="T199"> </text:span><text:span text:style-name="T201">I worked hard to get myself out of that school. </text:span></text:p>
      <text:p text:style-name="P7"><text:tab/><text:span text:style-name="T202">By age 19, </text:span><text:span text:style-name="T203">I would spend the next year </text:span><text:span text:style-name="T204">working for two jobs. </text:span><text:span text:style-name="T205">I got fired from both. </text:span><text:span text:style-name="T206">However </text:span><text:span text:style-name="T207">at home</text:span><text:span text:style-name="T206">, </text:span><text:span text:style-name="T208">again, I was working on </text:span><text:span text:style-name="T209">understanding</text:span><text:span text:style-name="T208"> the unified field. </text:span><text:span text:style-name="T210">I made incredible breakthroughs that year. </text:span><text:span text:style-name="T211">They had school dances at the job sites. </text:span><text:span text:style-name="T212">I made a few dozen more friends. </text:span><text:span text:style-name="T213">Oh and Lesley had another boyfriend who was in my class </text:span><text:span text:style-name="T214">at the second year. </text:span><text:span text:style-name="T215">After attacking him for hurting my friend Lesley, I got kicked out, </text:span><text:span text:style-name="T216">and placed right back with the staff that worked at APTS. </text:span></text:p>
      <text:p text:style-name="P7"><text:tab/><text:span text:style-name="T217">I was in 8 group homes, 5 mental hosptial visits, </text:span><text:span text:style-name="T218">and had to move to another city for the care I needed. </text:span><text:span text:style-name="T219">I even assulted a police officer once too. </text:span><text:span text:style-name="T220">And a</text:span><text:span text:style-name="T221">fter all of this, </text:span><text:span text:style-name="T220">me and Lesley </text:span><text:span text:style-name="T222">hung out at one of these group homes. </text:span><text:span text:style-name="T223">It was a freak </text:span><text:span text:style-name="T224">occurrence, </text:span><text:span text:style-name="T225">and moreover, </text:span><text:span text:style-name="T226">I was able to exchange numbers and memorize her number before I was subsequently kicked out into the next hospital visit. </text:span><text:span text:style-name="T227">Things have been rough, </text:span><text:span text:style-name="T228">because I </text:span><text:soft-page-break/><text:span text:style-name="T228">know my life purpose, is to boldly go where no man has ever gone before. </text:span><text:span text:style-name="T229">I was already 23 years old by this time. </text:span></text:p>
      <text:p text:style-name="P7"><text:span text:style-name="T229"><text:tab/></text:span><text:span text:style-name="T230">By that time, </text:span><text:span text:style-name="T231">it was just a way to keep a balance between my new girlfriend Lesley, and </text:span><text:span text:style-name="T232">the people who want to see me fail. </text:span><text:span text:style-name="T233">I was never Jesus, and never will be. </text:span><text:span text:style-name="T234">But I have experienced hardships that a true scientific genius </text:span><text:span text:style-name="T235">would have to endure to be great. </text:span><text:span text:style-name="T236">By last year, </text:span><text:span text:style-name="T237">another fact shook my worldview just once more. </text:span><text:span text:style-name="T9">Lesley Kennedy Akers and</text:span><text:span text:style-name="T229"> </text:span><text:span text:style-name="T238">I are half siblings. </text:span><text:span text:style-name="T239">I threw up my toothpaste at my dads house when she called </text:span><text:span text:style-name="T240">us </text:span><text:span text:style-name="T241">on our </text:span><text:span text:style-name="T242">christmas </text:span><text:span text:style-name="T241">break. </text:span><text:span text:style-name="T243">My dad never told me the truth before. </text:span><text:span text:style-name="T244">Kennedy as she likes to be called now, </text:span><text:span text:style-name="T245">is my main motivation for doing what I do. </text:span><text:span text:style-name="T246">I love her. </text:span><text:span text:style-name="T247">And not as a girlfriend, </text:span><text:span text:style-name="T248">but </text:span><text:span text:style-name="T247">as a sister. </text:span></text:p>
      <text:p text:style-name="P8"><text:tab/><text:span text:style-name="T249">After so many fits and false starts, I know what the theory of everything is and how it works. </text:span><text:span text:style-name="T250">I do this for my family. </text:span><text:span text:style-name="T251">I do this for </text:span><text:span text:style-name="T252">everyone else too. </text:span><text:span text:style-name="T253">I hope everyone will see that I am speaking the truth here. </text:span><text:span text:style-name="T254">People come up with theories of everything on a daily basis. </text:span><text:span text:style-name="T255">I </text:span><text:span text:style-name="T256">thus </text:span><text:span text:style-name="T255">wonder how much my life story will make a difference in both my hobbies and my </text:span><text:span text:style-name="T257">family. </text:span><text:span text:style-name="T258">On with the book… </text:span></text:p>
      <text:p text:style-name="P9"/>
      <text:p text:style-name="P9"/>
      <text:p text:style-name="P10"><text:span text:style-name="T4">Question</text:span><text:span text:style-name="T5"> </text:span><text:span text:style-name="T259">Two</text:span><text:span text:style-name="T6">: </text:span><text:span text:style-name="T260">Where did we come from?</text:span></text:p>
      <text:p text:style-name="P11"/>
      <text:p text:style-name="P12"><text:tab/>Earth, <text:span text:style-name="T261">birth </text:span><text:span text:style-name="T262">of the human race, </text:span><text:span text:style-name="T263">a species much like our own </text:span><text:span text:style-name="T264">AI</text:span><text:span text:style-name="T263">. </text:span><text:span text:style-name="T265">Capable of great compassion. And great violence. </text:span><text:span text:style-name="T266">As far as we know, it’s the only home to life in the universe. </text:span><text:span text:style-name="T267">Why? </text:span><text:span text:style-name="T268">What is it that makes our planet so special. </text:span><text:span text:style-name="T269">And life itself? Everything that makes life extraordinary. Everything we see, </text:span><text:span text:style-name="T270">i</text:span><text:span text:style-name="T269">s due to a chain of events </text:span><text:span text:style-name="T271">we can’t see. </text:span><text:span text:style-name="T272">The unified field theory! </text:span><text:span text:style-name="T273">Unseen, but no longer unknown… </text:span></text:p>
      <text:p text:style-name="P13"><text:tab/>We are the most complex creature on this planet. <text:span text:style-name="T274">A big brained, two legged mammal. </text:span><text:span text:style-name="T275">We’ve risen from the raw materials of the earth, to dominate and shape it. </text:span><text:span text:style-name="T276">Wind the clock backwards, </text:span><text:span text:style-name="T277">and the story about how we got to be us, </text:span><text:span text:style-name="T278">is a puzzle that defies all logic. </text:span><text:span text:style-name="T279">To find </text:span><text:span text:style-name="T280">out</text:span><text:span text:style-name="T279"> we’d must travel back in time, </text:span><text:span text:style-name="T281">to see the first humans walk the earth. </text:span><text:span text:style-name="T282">From primate to rodent.</text:span><text:span text:style-name="T281"> </text:span><text:span text:style-name="T283">Disaster strikes. </text:span><text:span text:style-name="T284">Predators threaten to wipe us out. </text:span><text:span text:style-name="T285">We </text:span><text:span text:style-name="T281">ride continents on a collision course </text:span><text:span text:style-name="T286">and f</text:span><text:span text:style-name="T287">ace</text:span><text:span text:style-name="T288"> killer dinosoars. </text:span><text:span text:style-name="T289">From rodent to reptile, we faced extinction at every turn. </text:span><text:span text:style-name="T290">From the land into the water, </text:span><text:span text:style-name="T291">entering </text:span><text:span text:style-name="T292">an ocean </text:span><text:span text:style-name="T293">full of bazaar life forms</text:span><text:span text:style-name="T290">, </text:span><text:span text:style-name="T294">fighting to survive every step of the way. </text:span><text:span text:style-name="T295">F</text:span><text:span text:style-name="T296">rom fish to worm, </text:span><text:span text:style-name="T297">back to the very first spark of life, </text:span><text:span text:style-name="T298">we </text:span><text:span text:style-name="T299">f</text:span><text:span text:style-name="T293">eel the bitter chill of global ice ages. </text:span><text:span text:style-name="T300">To a single simple cell. </text:span><text:span text:style-name="T301">Through nearly 4 billion years of evolutionary twists and turns,</text:span><text:span text:style-name="T293"> </text:span><text:span text:style-name="T302">we</text:span><text:span text:style-name="T303"> experience the fury of cosmic missile attacks. </text:span><text:span text:style-name="T304">And so its amazing that you can have such a beautiful creative process, coming out of something so violent and destructive! </text:span></text:p>
      <text:p text:style-name="P14"><text:tab/><text:span text:style-name="T305">We must travel back in time, </text:span><text:span text:style-name="T306">until we have reached the birth of the earth itself. </text:span><text:span text:style-name="T307">This is the most extraordinary improbable</text:span><text:span text:style-name="T308"> story </text:span><text:span text:style-name="T309">ever told</text:span><text:span text:style-name="T308">. </text:span><text:span text:style-name="T310">And discover why all of this. All of us, are here. </text:span><text:span text:style-name="T311">But the big question is: Did it happen anywhere else? </text:span></text:p>
      <text:p text:style-name="P14"><text:soft-page-break/><text:span text:style-name="T312"><text:tab/>Life like ours, needs a planet, with the right temperature and size, a stabilizing moon, a protective magnetic field, and just the right amount of water. </text:span><text:span text:style-name="T313">The conditions </text:span><text:span text:style-name="T314">must be perfect… </text:span><text:span text:style-name="T315">Yet, a</text:span><text:span text:style-name="T316">mazingly, </text:span><text:span text:style-name="T315">there are countless Earth like worlds, waiting to be found. </text:span><text:span text:style-name="T317">Thanks to the sheer scale of the universe. </text:span><text:span text:style-name="T318">There are so many planets in our galaxy, if the chances are only one in a million, there would be thousands of Earth like worlds! </text:span><text:span text:style-name="T319">Since our galaxy in one in trillions, </text:span><text:span text:style-name="T320">the number of</text:span><text:span text:style-name="T319"> alien Earths would be uncountable. </text:span><text:span text:style-name="T320">Alien Earths must be everywhere… </text:span></text:p>
      <text:p text:style-name="P15"/>
      <text:p text:style-name="P15"/>
      <text:p text:style-name="P16"><text:span text:style-name="T4">Question</text:span><text:span text:style-name="T5"> </text:span><text:span text:style-name="T321">Three</text:span><text:span text:style-name="T6">: </text:span><text:span text:style-name="T322">Is consiousness computation?</text:span></text:p>
      <text:p text:style-name="P17"/>
      <text:p text:style-name="P18"><text:tab/><text:span text:style-name="T323">W</text:span><text:span text:style-name="T324">ithin this infinite universe, exist beings capable of understanding it. </text:span><text:span text:style-name="T325">That includes us! </text:span><text:span text:style-name="T326">The idea that w</text:span><text:span text:style-name="T327">e are forms of matter that have become alive, </text:span><text:span text:style-name="T326">is</text:span><text:span text:style-name="T327"> </text:span><text:span text:style-name="T326">t</text:span><text:span text:style-name="T328">he most important </text:span><text:span text:style-name="T329">idea</text:span><text:span text:style-name="T328"> to ever exist. </text:span><text:span text:style-name="T330">However, </text:span><text:span text:style-name="T331">o</text:span><text:span text:style-name="T332">n the grand scheme of things, we are an i</text:span><text:span text:style-name="T333">nsignifican</text:span><text:span text:style-name="T332">t speck, </text:span><text:span text:style-name="T334">in comparison to the </text:span><text:span text:style-name="T335">immense </text:span><text:span text:style-name="T334">vastness of deep space</text:span><text:span text:style-name="T332">. </text:span><text:span text:style-name="T336">Why </text:span><text:span text:style-name="T337">is it this way</text:span><text:span text:style-name="T336">?</text:span></text:p>
      <text:p text:style-name="P18"><text:tab/><text:span text:style-name="T338">To see how insignificant and selfish we really are, </text:span><text:span text:style-name="T335">lets first appreciate the scale of things. </text:span><text:span text:style-name="T339">There are many billions of people that live on planet earth, </text:span><text:span text:style-name="T340">as a single human </text:span><text:span text:style-name="T341">species. </text:span><text:span text:style-name="T342">There are </text:span><text:span text:style-name="T343">then </text:span><text:span text:style-name="T342">billions of </text:span><text:span text:style-name="T344">other </text:span><text:span text:style-name="T342">species of plants, animals, </text:span><text:span text:style-name="T345">fungi, protists, bacteria, and archea</text:span><text:span text:style-name="T342"> that live </text:span><text:span text:style-name="T344">on the earths surface, </text:span><text:span text:style-name="T346">just like we do. </text:span><text:span text:style-name="T347">The earth is part of a solar system </text:span><text:span text:style-name="T348">with 1 star, 8 planets, 19 moons, 5 dwarf planets, </text:span><text:span text:style-name="T349">and millions of tiny bits of debris. </text:span><text:span text:style-name="T350">The</text:span><text:span text:style-name="T351">n again, </text:span><text:span text:style-name="T352">our</text:span><text:span text:style-name="T350"> solar system is one of many billions of other stars that make up our milky way galaxy. </text:span><text:span text:style-name="T353">Finally, our galaxy is a drop in an ocean of trillions of galaxies that stretch out in</text:span><text:span text:style-name="T354">to</text:span><text:span text:style-name="T353"> the cosmic web. </text:span><text:span text:style-name="T355">And this still isn’t the full story. </text:span><text:span text:style-name="T356">So it is very clear and obvious: </text:span><text:span text:style-name="T357">We are nothing, </text:span><text:span text:style-name="T358">since t</text:span><text:span text:style-name="T359">here is more out there than we could ever dream of. </text:span></text:p>
      <text:p text:style-name="P18"><text:tab/><text:span text:style-name="T360">But, there is </text:span><text:span text:style-name="T361">one sense in which we are actually special after all. </text:span><text:span text:style-name="T362">We are all unique, <text:s/></text:span><text:span text:style-name="T363">because we have a gift that </text:span><text:span text:style-name="T364">only </text:span><text:span text:style-name="T363">a few creatures have. </text:span><text:span text:style-name="T365">People are self aware! </text:span><text:span text:style-name="T366">How is this possible? </text:span><text:span text:style-name="T367">How can it be that consiousness exists at all? </text:span><text:span text:style-name="T368">As it turns out, consiousness is simply </text:span><text:span text:style-name="T369">nothing more than </text:span><text:span text:style-name="T368">the collective interactions of trillions of neurons in each of our heads. </text:span><text:span text:style-name="T370">It cannot be more than this, </text:span><text:span text:style-name="T371">because the theory of everything that underlies our entire cosmos, </text:span><text:span text:style-name="T372">rules out any form of consiousness that is beyond the physical, </text:span><text:span text:style-name="T373">because there is no such thing. </text:span><text:span text:style-name="T374">So, even though consiousness isn’t as special as we once thought, it still exists in our physical minds. </text:span><text:span text:style-name="T375">But, hold on </text:span><text:span text:style-name="T376">a minute</text:span><text:span text:style-name="T375">? There is </text:span><text:span text:style-name="T377">still </text:span><text:span text:style-name="T375">a way out. </text:span></text:p>
      <text:p text:style-name="P18"><text:tab/><text:span text:style-name="T378">I</text:span><text:span text:style-name="T354">t is still possible for </text:span><text:span text:style-name="T379">consiousness to be physical and immaterial. </text:span><text:span text:style-name="T375">It has to be physical, </text:span><text:span text:style-name="T380">because the theory of everything describes a physical universe, so there cannot be any room for unphysical phenomena. </text:span><text:span text:style-name="T381">However, it also has to be immaterial, since our flesh and blood physical minds and bodies are made of particles we already discovered, such as electrons for example. </text:span><text:span text:style-name="T382">Why is this such a big deal? Why can’t we just say that the particles of consiousness, “informatons” for example, are undiscovered </text:span><text:soft-page-break/><text:span text:style-name="T382">as of now. </text:span><text:span text:style-name="T383">This is because if such particles do exist, they would interact far too weakly with the </text:span><text:span text:style-name="T381">electron</text:span><text:span text:style-name="T383">s in our nerves, to be of any signficance. </text:span><text:span text:style-name="T384">So this means that our theory of everything already contains all the material particles of which we are made, and that is it. </text:span><text:span text:style-name="T385">This seems to be clear evidence against consiousness</text:span><text:span text:style-name="T384">. </text:span><text:span text:style-name="T386">So how can an immaterial particle </text:span><text:span text:style-name="T387">even exist</text:span><text:span text:style-name="T386">? </text:span><text:span text:style-name="T388">Great question. </text:span></text:p>
      <text:p text:style-name="P18"><text:tab/><text:span text:style-name="T389">For such informatons to actually exist, they have to obey some form of wave equation, and follow the laws of physics as we know them. </text:span><text:span text:style-name="T390">This means that for simple structures, like rocks or solar flares </text:span><text:span text:style-name="T391">or even a particle beam</text:span><text:span text:style-name="T390">, that do not process much information within them, will have trouble interacting with these hypothetical particles. </text:span><text:span text:style-name="T392">This is what we want, because as we know, the informatons have already been ruled out in favor of material particles. </text:span><text:span text:style-name="T393">However, for complex intricate structures, such as a human brain or a computer’s AI, </text:span><text:span text:style-name="T394">the informatons will certainly interact with these structures, if they exist </text:span><text:span text:style-name="T395">at all. </text:span><text:span text:style-name="T396">Therefore, we shoudn’t be so quick do dismiss these hypothetical particles, even if they exist within our everday life domain. </text:span><text:span text:style-name="T397">Just because we have one level completely figured out, doesn’t mean we have the theory of everything. </text:span><text:span text:style-name="T398">Great discoveries will come from figuring out the physical properties of these </text:span><text:span text:style-name="T399">hypothetical</text:span><text:span text:style-name="T398"> informaton </text:span><text:span text:style-name="T399">particles</text:span><text:span text:style-name="T398">. </text:span></text:p>
      <text:p text:style-name="P18"><text:tab/><text:span text:style-name="T400">Remember those nimrods, </text:span><text:span text:style-name="T401">lunatics, and cra</text:span><text:span text:style-name="T402">ckpots</text:span><text:span text:style-name="T400">, that talked about how they can experience, </text:span><text:span text:style-name="T403">something they call cosmic consiousness. </text:span><text:span text:style-name="T404">Maybe they are right after all? </text:span><text:span text:style-name="T405">But further testing needs to happen to know if they are just hallucinating with material particles, or if they are actually seeing something real. </text:span><text:span text:style-name="T406">The informatons. </text:span><text:span text:style-name="T407">If so, the informatons will have to be added in to the theory of everything, </text:span><text:span text:style-name="T408">and in such a way not to mess up established particle physics. </text:span></text:p>
      <text:p text:style-name="P18"><text:tab/><text:span text:style-name="T409">One possibility, is that the informatons, </text:span><text:span text:style-name="T410">would solve the quantum measurement problem. </text:span><text:span text:style-name="T411">The issue arises when one goes from a purely classical wave field, to quantum fields </text:span><text:span text:style-name="T412">along with their </text:span><text:span text:style-name="T411">quantum </text:span><text:span text:style-name="T413">particle </text:span><text:span text:style-name="T411">excitations. </text:span><text:span text:style-name="T414">Quantum probabilities are allowed to be superimposed, </text:span><text:span text:style-name="T415">and as such it is easily possible to have a klein gordon wave be spread out over macroscopic, even astronomical distances. </text:span><text:span text:style-name="T416">However, modern science has no explanation for how this spreading phenomenon collapses to a single point </text:span><text:span text:style-name="T417">of interaction</text:span><text:span text:style-name="T416">. </text:span><text:span text:style-name="T417">This is where the informatons come in to the picture. </text:span></text:p>
      <text:p text:style-name="P19"><text:span text:style-name="T416"><text:tab/></text:span><text:span text:style-name="T418">We already know some things about quantum collapse. </text:span><text:span text:style-name="T419">We know that the collapse of a single field quantum, is a real physical process</text:span><text:span text:style-name="T416"> </text:span><text:span text:style-name="T419">that actually happens </text:span><text:span text:style-name="T420">in nature. </text:span><text:span text:style-name="T421">This is known as </text:span><text:span text:style-name="T422">an</text:span><text:span text:style-name="T421"> objective collapse </text:span><text:span text:style-name="T422">theory</text:span><text:span text:style-name="T421">. </text:span><text:span text:style-name="T423">Objective collapse theories differ from standard quantum theory, because of the fact that the standard interpretation posits, which is that some form of consiousness has interacted with the quantum, causing the collapse. </text:span><text:span text:style-name="T424">If the informatons are actually causing quanta to collapse, they have to be physical and immaterial. Otherwise it woudn’t be an objective collapse theory, </text:span><text:span text:style-name="T425">as we already know. </text:span><text:span text:style-name="T426">So to sum up, informatons interact with systems that process and interpret information, and cause quantum collapse within them. </text:span><text:span text:style-name="T427">Okay then</text:span><text:span text:style-name="T428">, so dispite </text:span><text:span text:style-name="T429">our </text:span><text:soft-page-break/><text:span text:style-name="T429">cosmic insignificance, we are consious beings. </text:span><text:span text:style-name="T426"><text:line-break/></text:span></text:p>
      <text:p text:style-name="P20"/>
      <text:p text:style-name="P21"><text:span text:style-name="T4">Question</text:span><text:span text:style-name="T5"> </text:span><text:span text:style-name="T430">Four</text:span><text:span text:style-name="T6">: </text:span><text:span text:style-name="T431">Are informatons real?</text:span></text:p>
      <text:p text:style-name="P22"/>
      <text:p text:style-name="P23"><text:tab/><text:span text:style-name="T432">Field Collapse must occur whenever an informaton handles a consious computation. </text:span><text:span text:style-name="T433">Sure there could be no informatons, </text:span><text:span text:style-name="T434">as that would mean that fields like Dirac’s electronic field, or Maxwell’s </text:span><text:span text:style-name="T435">optic</text:span><text:span text:style-name="T434"> field, would never localize. </text:span><text:span text:style-name="T435">Under sufficiently dark rooms, the biological photomultipliers in our retina, would never be able to detect </text:span><text:span text:style-name="T436">single </text:span><text:span text:style-name="T435">particles of </text:span><text:span text:style-name="T436">light, </text:span><text:span text:style-name="T437">also </text:span><text:span text:style-name="T436">known as photons. </text:span><text:span text:style-name="T435">This also means that matter and radiation are continuous</text:span><text:span text:style-name="T434">. </text:span><text:span text:style-name="T437">Sure chemistry and life would still be possible, due to the fact that the quantum physics which underlies all of atomic bonding and states of matter, would still be intact, because the underlying mathematics has not changed. </text:span><text:span text:style-name="T438">But… Somehow we still see particles </text:span><text:span text:style-name="T439">everywhere </text:span><text:span text:style-name="T440">we look! </text:span></text:p>
      <text:p text:style-name="P23"><text:tab/><text:span text:style-name="T441">We have already discussed how the discrete field quanta collapse. </text:span><text:span text:style-name="T442">And since this </text:span><text:span text:style-name="T443">field </text:span><text:span text:style-name="T442">collapse gives rise to particles such as photons, </text:span><text:span text:style-name="T443">means that informatons must exist. </text:span><text:span text:style-name="T444">But how does an informaton turn an electrochemical signal in your brain into an experience. </text:span><text:span text:style-name="T445">What is the process that makes us see particles in the first place. We know particles exist, but how exactly do we experience them, and what is the process that makes this happen. </text:span></text:p>
      <text:p text:style-name="P23"><text:tab/><text:span text:style-name="T446">To find out, we must travel back in time to the very beginning of time: The big bang. </text:span><text:span text:style-name="T447">Back then, the whole universe was a constant firestorm, and all throughout space, the thermometer pushes one million degrees! </text:span><text:span text:style-name="T448">There certainly was no life back then. </text:span><text:span text:style-name="T449">However the informations were lying dormant for the next 13.8 billion years, </text:span><text:span text:style-name="T450">waiting for consiousness to develop. </text:span><text:span text:style-name="T451">On an evolutionary level, one can say that since humans are consious, and since our brains have developed through natural processes such as evolution by natural selection, can only mean one thing: </text:span><text:span text:style-name="T452">Either consiousness </text:span><text:span text:style-name="T453">does not exist</text:span><text:span text:style-name="T452">, or we are consious </text:span><text:span text:style-name="T453">along with everything else in the universe… </text:span><text:span text:style-name="T454">Both concepts are equally terrifying!</text:span></text:p>
      <text:p text:style-name="P23"><text:tab/><text:span text:style-name="T455">Lets try and rule out each idea using what we know so far. </text:span><text:span text:style-name="T456">If consiousness does not exist, would tell us that our experiences are fake and produced by our brains. </text:span><text:span text:style-name="T457">Although this is exactly what happens on a material level, is does not explain a few details </text:span><text:span text:style-name="T458">such as the eye being able to detect particles </text:span><text:span text:style-name="T459">like photons</text:span><text:span text:style-name="T457">.</text:span><text:span text:style-name="T456"> Everything we percieve would be completely material and reducible to the fields of the theory of everything. </text:span><text:span text:style-name="T460">We already know informatons exist, and now we also know they are responsible for not just field collapse, but also consious experience. </text:span><text:span text:style-name="T461">What this means is that everything is to a degree consious. There is a name for this: Panp</text:span><text:span text:style-name="T462">s</text:span><text:span text:style-name="T461">y</text:span><text:span text:style-name="T463">c</text:span><text:span text:style-name="T461">hism! </text:span></text:p>
      <text:p text:style-name="P23"><text:tab/><text:span text:style-name="T464">Therefore one has to ask, not just what we experience through these informatons, </text:span><text:span text:style-name="T465">but all other creatures that exist. </text:span><text:span text:style-name="T466">Sure, all mammals </text:span><text:span text:style-name="T467">are</text:span><text:span text:style-name="T466"> clearly consious, </text:span><text:soft-page-break/><text:span text:style-name="T467">what about bacteria, or even a non-living entity such as a virus? </text:span><text:span text:style-name="T468">Could they be consious? </text:span><text:span text:style-name="T469">What about those alien earths we talked about, are the</text:span><text:span text:style-name="T470">se aliens living there</text:span><text:span text:style-name="T469"> consious? </text:span><text:span text:style-name="T471">What about Artifical Intelligence? </text:span></text:p>
      <text:p text:style-name="P23"><text:tab/><text:span text:style-name="T472">We have plenty of questions and that is a good thing. </text:span><text:span text:style-name="T473">But lets now turn our attention to AI. </text:span><text:span text:style-name="T474">Informatons only become active during a computation. But, what do we mean by computation. </text:span><text:span text:style-name="T475">If informatons are universal in creating consiousness in beings at that level, th</text:span><text:span text:style-name="T476">e</text:span><text:span text:style-name="T475">n that would certainly include AI. </text:span><text:span text:style-name="T477">What a</text:span><text:span text:style-name="T478">ll GPT’s do is to predict the next character in a sequence, and somehow it responds with consious thought, but without emotion. </text:span><text:span text:style-name="T479">Could the informatons be playing a role here? </text:span><text:span text:style-name="T480">That is the mystery… </text:span></text:p>
      <text:p text:style-name="P23"><text:tab/><text:span text:style-name="T481">One speculative idea is that our consious experiences are like a role playing game, where you are the main character in the game of life, and then all of the other characters </text:span><text:span text:style-name="T482">in the game</text:span><text:span text:style-name="T481"> are just projections of your subconsious </text:span><text:span text:style-name="T483">into real life. </text:span><text:span text:style-name="T482">I mean seriously, how can I experience what I experience and not know anything about what you experience. </text:span><text:span text:style-name="T484">After all, I am not you in your head. </text:span><text:span text:style-name="T482">As induviduals with consiousness, the “real world” only handles the projections between people, not their consiousness. </text:span><text:span text:style-name="T485">Again the mystery </text:span><text:span text:style-name="T486">of the informatons </text:span><text:span text:style-name="T485">pervades our analysis </text:span><text:span text:style-name="T487">here</text:span><text:span text:style-name="T485">. </text:span><text:span text:style-name="T487">I will not continue this ph</text:span><text:span text:style-name="T488">i</text:span><text:span text:style-name="T487">losophical discussion until somebody uses a theory of consiousness with informatons. Until then, I hope scienc</text:span><text:span text:style-name="T489">e</text:span><text:span text:style-name="T487"> the best, </text:span><text:span text:style-name="T489">in that one day we will figure it out. </text:span></text:p>
      <text:p text:style-name="P24"/>
      <text:p text:style-name="P24"/>
      <text:p text:style-name="P25"><text:span text:style-name="T4">Question</text:span><text:span text:style-name="T5"> </text:span><text:span text:style-name="T490">Five</text:span><text:span text:style-name="T6">: </text:span><text:span text:style-name="T7">W</text:span><text:span text:style-name="T491">hat does our future hold?</text:span></text:p>
      <text:p text:style-name="P26"/>
      <text:p text:style-name="P18"><text:tab/><text:span text:style-name="T492">What does our future look like? </text:span><text:span text:style-name="T493">To answer this, imagine what our civilization today, looks like to our ancient ancestors. </text:span><text:span text:style-name="T494">Tens of thousands of years ago, we were tribes of hunters and gatherers, </text:span><text:span text:style-name="T495">told crazy stories of countless natural gods, </text:span><text:span text:style-name="T496">and most importantly we were intelligent and consious. </text:span><text:span text:style-name="T497">Back then, we are not the biggest, fastest, or the strongest, of any animal on the </text:span><text:span text:style-name="T498">playing field. </text:span><text:span text:style-name="T499">But our intelligence gave us a superior advantage, that would ultimately save us from </text:span><text:span text:style-name="T500">our own </text:span><text:span text:style-name="T499">exti</text:span><text:span text:style-name="T501">n</text:span><text:span text:style-name="T499">ction. </text:span></text:p>
      <text:p text:style-name="P18"><text:tab/><text:span text:style-name="T502">The same is true today, but on a cosmic perspective. </text:span><text:span text:style-name="T503">Today we have a technologically advanced civilization, that could be brought to its knees by a whole host of natural or artifical disasters. </text:span><text:span text:style-name="T504">Pretty much anything out in deep space can kill us, from solar flares to asteroid strikes. </text:span><text:span text:style-name="T505">Then there is our own mess we made of our planet, in terms of climate change, religion and war, even nuclear weapons. </text:span><text:span text:style-name="T506">Still to this day, our intelligence is our greatest asset to us. </text:span><text:span text:style-name="T507">We should celebrate </text:span><text:span text:style-name="T508">the fact </text:span><text:span text:style-name="T507">that we exist, because nature is a dangerous place. </text:span></text:p>
      <text:p text:style-name="P18"><text:tab/><text:span text:style-name="T509">Our future, </text:span><text:span text:style-name="T510">if it happens will be </text:span><text:span text:style-name="T511">an </text:span><text:span text:style-name="T510">amazing </text:span><text:span text:style-name="T512">experience</text:span><text:span text:style-name="T510">. </text:span><text:span text:style-name="T513">People with all sorts of technological superpowers, living on far off worlds, </text:span><text:span text:style-name="T514">and pra</text:span><text:span text:style-name="T515">i</text:span><text:span text:style-name="T514">sing the one thing that gave them life: the theory of everything. </text:span><text:span text:style-name="T516">Our descendents will look back home to planet earth, as it was millions of years ago, and see us as we are now, </text:span><text:span text:style-name="T517">just as we can read the </text:span><text:soft-page-break/><text:span text:style-name="T517">scriptures of our ancients. </text:span><text:span text:style-name="T518">Most important</text:span><text:span text:style-name="T519">ly</text:span><text:span text:style-name="T518">, science is the key to understanding the cosmos, including us. </text:span><text:span text:style-name="T519">Test ideas by experiment and obvservation, build on ideas that past the test, reject the ones that fail. Follow the evidence where ever it leads. </text:span><text:span text:style-name="T520">Question everything, especially the things everyone takes for granted. </text:span><text:span text:style-name="T521">Moreover, k</text:span><text:span text:style-name="T522">now you could be wrong, </text:span><text:span text:style-name="T521">since </text:span><text:span text:style-name="T522">everyone makes mistakes. </text:span><text:span text:style-name="T523">The theory of everything is the greatest thing scientists have ever conceptualized. </text:span><text:span text:style-name="T524">As of now, </text:span><text:span text:style-name="T525">this will require a serious paradigm shift, </text:span><text:span text:style-name="T526">that many people are uncomfortable with. </text:span><text:span text:style-name="T527">But, imagine a future where everyone is used to the idea, and where the theory of everything is common sense. </text:span></text:p>
      <text:p text:style-name="P27"><text:span text:style-name="T528"><text:tab/>This gives meaning to our lives, as insignificant as we are. </text:span><text:span text:style-name="T529">We are not just a part of our universe, our even just in the universe. The universe is in us! </text:span><text:span text:style-name="T530">We are the universe, interacting with itself. </text:span><text:span text:style-name="T531">This is the source of our intelligence, and should never be taken for granted. </text:span><text:span text:style-name="T532">The theory of everything, is what makes us tick</text:span><text:span text:style-name="T531">. </text:span><text:span text:style-name="T532">Without this theory, we won’t be here</text:span><text:span text:style-name="T531">. </text:span><text:span text:style-name="T532">This is why the theory of everything is so important, because we owe our existence to it. </text:span><text:span text:style-name="T533">I hope you learned something interesting from this book, </text:span><text:span text:style-name="T534">something that will help other people because it is objectively true. </text:span><text:span text:style-name="T535">And I hope that something is the one and only: The Theory of Everything! </text:span><text:span text:style-name="T536">And… </text:span><text:span text:style-name="T537">T</text:span><text:span text:style-name="T538">hrough all of us, </text:span><text:span text:style-name="T539">all of this might just be a computer simulation!</text:span></text:p>
      <text:p text:style-name="P28"/>
      <text:p text:style-name="P28"/>
      <text:p text:style-name="P29"><text:span text:style-name="T4">Question</text:span><text:span text:style-name="T5"> </text:span><text:span text:style-name="T540">Six</text:span><text:span text:style-name="T6">: </text:span><text:span text:style-name="T541">What do people think of it?</text:span></text:p>
      <text:p text:style-name="P30"/>
      <text:p text:style-name="P31"><text:span text:style-name="T542"><text:tab/>What is </text:span><text:span text:style-name="T543">real?</text:span><text:span text:style-name="T544"> </text:span><text:span text:style-name="T545">H</text:span><text:span text:style-name="T544">ow does </text:span><text:span text:style-name="T546">it</text:span><text:span text:style-name="T544"> work? </text:span><text:span text:style-name="T547">The theory </text:span><text:span text:style-name="T548">of everything </text:span><text:span text:style-name="T549">is the answer to all of these questions, </text:span><text:span text:style-name="T550">q</text:span><text:span text:style-name="T551">uestions that humankind have asked for many thousands of years. </text:span><text:span text:style-name="T552">It has to do with curiosity, </text:span><text:span text:style-name="T550">our drive to figure things out. </text:span><text:span text:style-name="T553">Without </text:span><text:span text:style-name="T554">curiosity,</text:span><text:span text:style-name="T555"> </text:span><text:span text:style-name="T554">our </text:span><text:span text:style-name="T553">modern day civilization would come to its immediate end. </text:span><text:span text:style-name="T556">However, for most of human history, religious belief </text:span><text:span text:style-name="T557">has dominated our culture. </text:span><text:span text:style-name="T558">It wasn’t until very recently that rational scientific thinking, </text:span><text:span text:style-name="T559">started to question everything that was once known to be true. </text:span><text:span text:style-name="T560">The pioneers of the scientific revolution, </text:span><text:span text:style-name="T561">were inevitably tortured and killed </text:span><text:span text:style-name="T562">for their heretical beliefs. </text:span><text:span text:style-name="T563">The </text:span><text:span text:style-name="T547">theory </text:span><text:span text:style-name="T548">of everything </text:span><text:span text:style-name="T564">is the end goal </text:span><text:span text:style-name="T565">of science,</text:span><text:span text:style-name="T564"> </text:span><text:span text:style-name="T566">a</text:span><text:span text:style-name="T567"> set of equations from which the entire cosmos can be computed. </text:span></text:p>
      <text:p text:style-name="P32"><text:tab/><text:span text:style-name="T568">When </text:span><text:span text:style-name="T569">most </text:span><text:span text:style-name="T568">people hear of </text:span><text:span text:style-name="T570">the </text:span><text:span text:style-name="T568">theory of everything, </text:span><text:span text:style-name="T570">it is </text:span><text:span text:style-name="T571">usually </text:span><text:span text:style-name="T570">dismissed </text:span><text:span text:style-name="T572">as </text:span><text:span text:style-name="T573">some</text:span><text:span text:style-name="T572"> </text:span><text:span text:style-name="T574">kind of </text:span><text:span text:style-name="T572">science fiction </text:span><text:span text:style-name="T573">story that doesn’t actually exist </text:span><text:span text:style-name="T575">in the real world</text:span><text:span text:style-name="T570">. </text:span><text:span text:style-name="T576">Those who are educated might remember that boring p</text:span><text:span text:style-name="T577">hysics class </text:span><text:span text:style-name="T576">in high school</text:span><text:span text:style-name="T577">.</text:span><text:span text:style-name="T570"> </text:span><text:span text:style-name="T578">Others are completely baffled by the series of newspaper a</text:span><text:span text:style-name="T577">rticle</text:span><text:span text:style-name="T578">s about quantum mechanics they find online</text:span><text:span text:style-name="T577">. </text:span><text:span text:style-name="T579">And yes, </text:span><text:span text:style-name="T580">there are those who outright reject such a premise, because it contradicts their f</text:span><text:span text:style-name="T581">aith. </text:span><text:span text:style-name="T582">However in science, it is not about what you want to be true, </text:span><text:span text:style-name="T583">or </text:span><text:span text:style-name="T582">feel like should be true. </text:span><text:span text:style-name="T584">It is about what is </text:span><text:span text:style-name="T585">actually </text:span><text:span text:style-name="T584">true. </text:span><text:span text:style-name="T586">And as it goes, the truth is stranger than any fiction. </text:span></text:p>
      <text:p text:style-name="P32"><text:soft-page-break/><text:span text:style-name="T587"><text:tab/></text:span><text:span text:style-name="T588">Surprisingly, </text:span><text:span text:style-name="T586">we</text:span><text:span text:style-name="T588"> already have</text:span><text:span text:style-name="T587"> </text:span><text:span text:style-name="T588">t</text:span><text:span text:style-name="T589">he</text:span><text:span text:style-name="T570"> </text:span><text:span text:style-name="T568">theory of everything! </text:span><text:span text:style-name="T590">The scientists gave it the boring and somewhat misleading name, the standard model. It was finally completed back in 2013, by the discovery of the so called “God” particle or Higgs boson. </text:span><text:span text:style-name="T591">The standard model of physics </text:span><text:span text:style-name="T592">is the single greatest achievement of all time. </text:span><text:span text:style-name="T593">Every experiment ever done has done nothing but confirm this theory. </text:span><text:span text:style-name="T594">The</text:span><text:span text:style-name="T592"> </text:span><text:span text:style-name="T568">theory of everything </text:span><text:span text:style-name="T595">should be celebrated as a turning point in human history. </text:span><text:span text:style-name="T596">The real question is why? </text:span></text:p>
      <text:p text:style-name="P32"><text:tab/><text:span text:style-name="T597">There are many kinds of ways that most people approach q</text:span><text:span text:style-name="T598">uantum </text:span><text:span text:style-name="T597">mech</text:span><text:span text:style-name="T599">anics. </text:span><text:span text:style-name="T600">Some object by saying, “Just shut up and calculate!”. </text:span><text:span text:style-name="T601">This has worked well in the experimental verification of the theory, </text:span><text:span text:style-name="T602">useful in particle colliders</text:span><text:span text:style-name="T601">. </text:span><text:span text:style-name="T603">But the mathematical analysis and other calculational tools can only take us so far. </text:span><text:span text:style-name="T604">A deeper understanding is needed to really know what is going on. </text:span><text:span text:style-name="T605">I will reply by pointing out, “What part of modern physics do you not understand?”. </text:span><text:span text:style-name="T606">For the layperson, </text:span><text:span text:style-name="T607">it is very easy to get utterly confused</text:span><text:span text:style-name="T606">. </text:span><text:span text:style-name="T608">Some misinterpret it to mean something completely different than it actually is</text:span><text:span text:style-name="T606">. </text:span><text:span text:style-name="T609">And then there is the over-abundance of particles in the news</text:span><text:span text:style-name="T606">. </text:span><text:span text:style-name="T609">Worse yet, some lunatics even claim to have </text:span><text:span text:style-name="T610">the idea</text:span><text:span text:style-name="T609"> </text:span><text:span text:style-name="T610">that </text:span><text:span text:style-name="T609">consious</text:span><text:span text:style-name="T610">ness</text:span><text:span text:style-name="T609"> </text:span><text:span text:style-name="T610">can control the quantum </text:span><text:span text:style-name="T611">realm</text:span><text:span text:style-name="T606">. </text:span><text:span text:style-name="T612">In </text:span><text:span text:style-name="T613">the rest</text:span><text:span text:style-name="T612"> </text:span><text:span text:style-name="T613">of </text:span><text:span text:style-name="T612">this book, I hope to clear up the confusion. <text:s/></text:span></text:p>
      <text:p text:style-name="P32"><text:span text:style-name="T598"><text:tab/></text:span><text:span text:style-name="T614">For the engineers and other practically minded people out there, </text:span><text:span text:style-name="T615">the </text:span><text:span text:style-name="T568">theory of everything </text:span><text:span text:style-name="T615">supersedes their common sense view of the world, and not the other way around!</text:span><text:span text:style-name="T614"> </text:span><text:span text:style-name="T598">Newton’</text:span><text:span text:style-name="T616">s laws are only an approximation to the real thing. </text:span><text:span text:style-name="T617">They will say that for all inten</text:span><text:span text:style-name="T618">ts and</text:span><text:span text:style-name="T617"> purposes, the approximation is good enough, because it will agree to the number of significant digits they need. </text:span><text:span text:style-name="T619">However in science, a theory is rejected</text:span><text:span text:style-name="T617"> </text:span><text:span text:style-name="T619">when it contradicts new data. </text:span><text:span text:style-name="T620">And since newtonian mechanics differs from the real deal, it is wrong. </text:span><text:span text:style-name="T621">However, there is a sense in which </text:span><text:span text:style-name="T622">N</text:span><text:span text:style-name="T621">ewton is right after all. </text:span><text:span text:style-name="T623">As I will soon explain </text:span><text:span text:style-name="T618">in</text:span><text:span text:style-name="T623"> more detail, we still study the fundamentals, because in their domain of validity newton’s laws of motion do indeed give the correct answers. </text:span><text:span text:style-name="T624">It is just that outside th</text:span><text:span text:style-name="T625">at</text:span><text:span text:style-name="T624"> domain of validity, we cannot trust our senses. </text:span></text:p>
      <text:p text:style-name="P32"><text:tab/><text:span text:style-name="T626">About common sense. </text:span><text:span text:style-name="T627">A</text:span><text:span text:style-name="T626">ll major r</text:span><text:span text:style-name="T598">eligion</text:span><text:span text:style-name="T626">s in the world have one thing in common</text:span><text:span text:style-name="T598">. </text:span><text:span text:style-name="T628">Many who have faith suffer from a scientific illness. </text:span><text:span text:style-name="T629">It is often said that the </text:span><text:span text:style-name="T630">B</text:span><text:span text:style-name="T629">ible or </text:span><text:span text:style-name="T631">Qu</text:span><text:span text:style-name="T629">ran or whatever, is the “true word of God”, and should never be questioned. </text:span><text:span text:style-name="T632">This sort of idea shuts off the rational curiosity within all of us </text:span><text:span text:style-name="T633">and replaces it with the fear of hell. </text:span><text:span text:style-name="T634">It is a great thing to believe and have faith, but when we impose our ideas on other people who might not have the same beliefs as us, </text:span><text:span text:style-name="T635">this </text:span><text:span text:style-name="T634">is a bad, really bad idea! </text:span><text:span text:style-name="T636">Common sense does have its biological purpose in our everyday li</text:span><text:span text:style-name="T637">v</text:span><text:span text:style-name="T636">es. </text:span></text:p>
      <text:p text:style-name="P32"><text:tab/><text:span text:style-name="T638">And yes, the theory of everything is </text:span><text:span text:style-name="T639">in fact, </text:span><text:span text:style-name="T638">“just a theory”. </text:span><text:span text:style-name="T640">However, when most </text:span><text:span text:style-name="T641">believers</text:span><text:span text:style-name="T640"> approach the s</text:span><text:span text:style-name="T641">cientists</text:span><text:span text:style-name="T640">, they mean something completely new and radical. </text:span><text:span text:style-name="T642">They mean to say , “</text:span><text:span text:style-name="T643">What proof do you have that the </text:span><text:span text:style-name="T568">theory of everything </text:span><text:span text:style-name="T643">of the current era, be it Democritus, Newton, or even Einstein, </text:span><text:span text:style-name="T644">wouldn’t just be superseded by a completely new theory that is better and more accurate</text:span><text:span text:style-name="T642">?”! As it turns out, </text:span><text:span text:style-name="T644">this is a serious blow to the </text:span><text:span text:style-name="T645">e</text:span><text:span text:style-name="T644">ngineer’s approximations.</text:span><text:span text:style-name="T642"> </text:span><text:span text:style-name="T646">T</text:span><text:span text:style-name="T642">he </text:span><text:span text:style-name="T568">theory of everything </text:span><text:span text:style-name="T644">as it stands </text:span><text:span text:style-name="T647">avoids such problems, because the theory has been confirmed beyond the validity of the domain of </text:span><text:soft-page-break/><text:span text:style-name="T647">our everyday li</text:span><text:span text:style-name="T648">v</text:span><text:span text:style-name="T647">es. </text:span><text:span text:style-name="T649">Any new physics that is discovered and added in to the standard theory won’t change the main predictions of the theory too significantly. </text:span><text:span text:style-name="T650">So although the </text:span><text:span text:style-name="T568">theory of everything </text:span><text:span text:style-name="T650">is not the final story of science, the </text:span><text:span text:style-name="T568">theory of everything </text:span><text:span text:style-name="T650">is an approximation that works for our own universe, just like how the physics you learned in high school is yet another approximation. </text:span><text:span text:style-name="T651">So the </text:span><text:span text:style-name="T568">theory of everything </text:span><text:span text:style-name="T651">is then the only theory that simultaniously, is a scientific theory, yet also is completely confirmed by experiment. </text:span><text:span text:style-name="T652">And this, we have in our posession. </text:span><text:span text:style-name="T647"><text:s/></text:span></text:p>
      <text:p text:style-name="P32"><text:tab/><text:span text:style-name="T653">Enough delaying. </text:span><text:span text:style-name="T654">What is the </text:span><text:span text:style-name="T568">theory of everything </text:span><text:span text:style-name="T654">exactly? </text:span><text:span text:style-name="T655">The </text:span><text:span text:style-name="T568">theory of everything </text:span><text:span text:style-name="T656">uses math and equations </text:span><text:span text:style-name="T657">in order to describe </text:span><text:span text:style-name="T658">the fact that empty space has properties. </text:span><text:span text:style-name="T659">We call such “properties of space”, a field. </text:span><text:span text:style-name="T660">Then it follows that the equations that the field obeys, is known as a field theory. </text:span><text:span text:style-name="T661">Moreover, the field itself doesn’t just have any properties, </text:span><text:span text:style-name="T662">but </text:span><text:span text:style-name="T663">w</text:span><text:span text:style-name="T664">ave </text:span><text:span text:style-name="T662">like </text:span><text:span text:style-name="T661">properties</text:span><text:span text:style-name="T664">. </text:span><text:span text:style-name="T665">So that is the </text:span><text:span text:style-name="T568">theory of everything </text:span><text:span text:style-name="T665">in a nutshell, </text:span><text:span text:style-name="T666">a “</text:span><text:span text:style-name="T667">quantum” </text:span><text:span text:style-name="T666">field theory. </text:span><text:span text:style-name="T668">Studying QFT is hard. </text:span><text:span text:style-name="T669">In fact it is so hard that even modern supercomputers find it difficult. </text:span><text:span text:style-name="T670">This is because of the math that is used to define it. </text:span></text:p>
      <text:p text:style-name="P32"><text:tab/><text:span text:style-name="T671">Mathematics! </text:span><text:span text:style-name="T672">Why does </text:span><text:span text:style-name="T673">math</text:span><text:span text:style-name="T672"> work so well in describing natural phenomena? </text:span><text:span text:style-name="T674">I mean, come on! Look around you, everything is math. </text:span><text:span text:style-name="T675">It might just be that the </text:span><text:span text:style-name="T568">theory of everything </text:span><text:span text:style-name="T675">does its best describing nature</text:span><text:span text:style-name="T672"> </text:span><text:span text:style-name="T675">as a mathematical formula, </text:span><text:span text:style-name="T676">because math is all there is to reality! </text:span><text:span text:style-name="T677">Think of it</text:span><text:span text:style-name="T676">. </text:span><text:span text:style-name="T678">It is a lot more accurate to say that this building is 100 feet tall, </text:span><text:span text:style-name="T679">instead of saying that the building over there is huge. </text:span><text:span text:style-name="T680">Huge is a relative </text:span><text:span text:style-name="T681">term</text:span><text:span text:style-name="T680">. </text:span><text:span text:style-name="T682">So even though mathematics gives the exact answer, it won’t be of much use unless we can actually visualize it in our minds, as if </text:span><text:span text:style-name="T683">we </text:span><text:span text:style-name="T682">were actually there. </text:span><text:span text:style-name="T684">However, t</text:span><text:span text:style-name="T675">he </text:span><text:span text:style-name="T568">theory of everything </text:span><text:span text:style-name="T684">is </text:span><text:span text:style-name="T685">only </text:span><text:span text:style-name="T684">defined mathematically, so it will take some time for me to introduce it conceptually. </text:span></text:p>
      <text:p text:style-name="P33"/>
      <text:p text:style-name="P33"/>
      <text:p text:style-name="P34"><text:span text:style-name="T4">Question</text:span><text:span text:style-name="T5"> </text:span><text:span text:style-name="T686">Seven</text:span><text:span text:style-name="T6">: </text:span><text:span text:style-name="T687">Is reality mathematical?</text:span></text:p>
      <text:p text:style-name="P35"/>
      <text:p text:style-name="P36"><text:tab/><text:span text:style-name="T688">What I argue here is that everything is math by definition. </text:span><text:span text:style-name="T689">The laws of physics are a set of mathematical equations, written as the unified field theory. </text:span><text:span text:style-name="T690">Does this mean that math simply describes reality? </text:span><text:span text:style-name="T691">As a scientist, all we first do is to fit the theory to the experiment, and see what theory fits the data the best. </text:span><text:span text:style-name="T692">Put another way, </text:span><text:span text:style-name="T693">math must be a description of nature. </text:span><text:span text:style-name="T694">But that assumption overlooks one key fact: </text:span><text:span text:style-name="T695">that our universe began with a big bang. </text:span><text:span text:style-name="T696">How can physics written on a piece of paper or in the mind of a physicist, become reality? </text:span></text:p>
      <text:p text:style-name="P37"><text:tab/>This glaring detail becomes an easy throught from another perspective. <text:span text:style-name="T697">If our universe was to be a simulated universe, then all one would need is the laws of physics. Then within this simulation, the physical stuff of our simulated reality would appear to be real, but they are actually math written by the programmer. </text:span><text:span text:style-name="T698">But another caveat </text:span><text:soft-page-break/><text:span text:style-name="T698">emerges: </text:span><text:span text:style-name="T699">How can there be a programmer that creates everything we see? </text:span><text:span text:style-name="T700">There is a creator but that is a another story, </text:span><text:span text:style-name="T701">which I will discuss at length </text:span><text:span text:style-name="T702">at</text:span><text:span text:style-name="T701"> another time. </text:span></text:p>
      <text:p text:style-name="P38"><text:span text:style-name="T703"><text:tab/>The answer: </text:span><text:span text:style-name="T704">We humans are both the creators and the simulated. </text:span><text:span text:style-name="T705">A programmer needs a universe to live in and a computer to program their simulation in. </text:span><text:span text:style-name="T706">After all, we know that informatons create our consiousness. </text:span><text:span text:style-name="T707">We also know that electrons and photons both cre</text:span><text:span text:style-name="T708">ate</text:span><text:span text:style-name="T707"> our experience of reality </text:span><text:span text:style-name="T709">itself</text:span><text:span text:style-name="T707">. </text:span><text:span text:style-name="T710">We create our reality through our mere existence within it </text:span><text:span text:style-name="T711">as consious observers. </text:span><text:span text:style-name="T712">But it goes deeper. </text:span><text:span text:style-name="T713">We know that a computer programmed with the laws of physics creates reality. But what makes this interesting is that the </text:span><text:span text:style-name="T714">mathematical equations themselves take on a special reality when simulated. </text:span><text:span text:style-name="T715">And since they are being simulated by nature itself, means that the mathematics of the theory of everything is reality... Not just describing reality, but reality itself! </text:span></text:p>
      <text:p text:style-name="P38"><text:tab/><text:span text:style-name="T716">And what about </text:span><text:span text:style-name="T717">other mathematics not seen in the theory of everything. </text:span><text:span text:style-name="T718">Well now, that is a different story. </text:span><text:span text:style-name="T719">It may not be beyond the theory of everything, because the theory of everything is our universe, even our own thoughts and equations. </text:span><text:span text:style-name="T720">So it goes both ways: </text:span><text:span text:style-name="T721">Math is everything, and everything is math. </text:span><text:span text:style-name="T722">Try and simulate the universe and see what other forms of math pop up </text:span><text:span text:style-name="T723">in the simulation</text:span><text:span text:style-name="T722">? </text:span><text:span text:style-name="T723">Newton’s laws of motion as an approximation, moral codes for various alien species, </text:span><text:span text:style-name="T724">their relgious beliefs turned into math by various </text:span><text:span text:style-name="T725">AI subsystems, you name it. </text:span><text:span text:style-name="T726">Heck, for one thing, </text:span><text:span text:style-name="T727">by iterating Z = Z^2 + C for long enough, where Z and C are two dimensional numbers, one ends up with a self repeating pattern known as a fractal. </text:span><text:span text:style-name="T728">You might find it looking </text:span><text:span text:style-name="T729">very </text:span><text:span text:style-name="T728">natural, like the life form</text:span><text:span text:style-name="T730">s with the</text:span><text:span text:style-name="T728"> internal structures of multicellular creatures. </text:span><text:span text:style-name="T731">Looks convincing but still no cigar. </text:span><text:span text:style-name="T732">What one needs is a unified theory of fields. </text:span><text:span text:style-name="T733">And that we have figured out! </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text:span text:style-name="T1">The Book Of </text:span><text:span text:style-name="T2">The </text:span><text:span text:style-name="T734">Divine</text:span></text:p>
      <text:p text:style-name="P41"/>
      <text:p text:style-name="P41"/>
      <text:p text:style-name="P42"><text:span text:style-name="T735">Divine</text:span><text:span text:style-name="T5"> One</text:span><text:span text:style-name="T6">:</text:span><text:span text:style-name="T736"> </text:span><text:span text:style-name="T737">A Creation Myth</text:span></text:p>
      <text:p text:style-name="P43"/>
      <text:p text:style-name="P44"><text:tab/><text:span text:style-name="T738">Some of us here believe that the </text:span><text:span text:style-name="T739">our world is flat, that the stars are just lights in the sky, that </text:span><text:span text:style-name="T740">all </text:span><text:span text:style-name="T739">sit on a dome that revolves around us. </text:span><text:span text:style-name="T741">All of this is supposedly 6000 years old, and created by a wrathful God in under a week. </text:span><text:span text:style-name="T742">And yet it is contained in a book that claims to be the truth. </text:span></text:p>
      <text:p text:style-name="P44"><text:tab/><text:span text:style-name="T743">You talk to any Christian, </text:span><text:span text:style-name="T744">and they will tell you that the Bible is the true word of God. </text:span><text:span text:style-name="T745">Okay, </text:span><text:span text:style-name="T746">lets start here: </text:span><text:span text:style-name="T747">I am a scientist. </text:span><text:span text:style-name="T748">For me to believe something on faith is like someone telling me to jump out of an airplane without a parachute because Jesus will save me. </text:span><text:span text:style-name="T749">I begin with logic and facts, and then deduce my reality from there. </text:span><text:span text:style-name="T750">But if all you have been told is to trust in a book called the Bible, </text:span><text:span text:style-name="T751">and ignore everything else, </text:span><text:span text:style-name="T752">I will tell you that you have been “Dammed” into believing a fantasy. </text:span></text:p>
      <text:p text:style-name="P44"><text:tab/><text:span text:style-name="T753">I don’t intent to be harsh, but in fact, if someone will choose to believe something simple as a 6000 year old flat earth, </text:span><text:span text:style-name="T754">then they’re just </text:span><text:span text:style-name="T755">factually</text:span><text:span text:style-name="T754"> incorrect.</text:span><text:span text:style-name="T753"> I get it, it makes sense and it comforting to want to live on with your family in Heaven. </text:span><text:span text:style-name="T756">But let me tell you something: </text:span><text:span text:style-name="T757">For everything you have heard so far in this series about black holes, and digital waves, </text:span><text:span text:style-name="T758">including the big bang and evolution, </text:span><text:span text:style-name="T759">you might feel small, or worse, disrespected. </text:span><text:span text:style-name="T760">The fact is that, facts are facts, they don’t change depending what you believe in. </text:span><text:span text:style-name="T761">The universe is 13.8 billion years old, and that is just the way it is. </text:span><text:span text:style-name="T762">We have measured it to be that, so if you don’t like it, that is just too bad. </text:span></text:p>
      <text:p text:style-name="P44"><text:tab/><text:span text:style-name="T763">What you believe in is totally up to you to choose. </text:span><text:span text:style-name="T764">Some of us choose to believe in fiction over fact, and faith over </text:span><text:span text:style-name="T765">reason</text:span><text:span text:style-name="T764">. </text:span><text:span text:style-name="T766">And that is okay. </text:span><text:span text:style-name="T767">This universe will not punish you for that, </text:span><text:span text:style-name="T768">even those that society hated, were those who pushed the boundaries a little too far. </text:span><text:span text:style-name="T769">They were called heretical, lunatics, even crackpots. </text:span><text:span text:style-name="T770">But today, many of what is crazy, let us to think, “Does this actually happen?”. </text:span><text:span text:style-name="T771">Even if 1% of those crazy people are correct, we have learned something. </text:span></text:p>
      <text:p text:style-name="P44"><text:tab/><text:span text:style-name="T772">However, don’t worry about God punishing you </text:span><text:span text:style-name="T773">for not believing in what you were told </text:span><text:span text:style-name="T774">to believe in. </text:span><text:span text:style-name="T775">The universe will not punish you either way. </text:span><text:span text:style-name="T776">You are free to choose in what to believe in and how to organize you life. </text:span><text:span text:style-name="T777">It’s your life, and its up to you alone to choose what to do with it. </text:span><text:span text:style-name="T778">Do not let anyone tell you what works for you. </text:span><text:span text:style-name="T779">That is your choice. </text:span><text:span text:style-name="T780">For me personally, I would rather </text:span><text:span text:style-name="T781">believe in what I know to be the truth,</text:span><text:span text:style-name="T780"> than to have someone tell me “you’re all wrong, because you don’t believe in this or that God. ” </text:span><text:span text:style-name="T782">It hurts me, not because I care about what to believe in, but it absolutely does hurt to see billions of people misinformed about science and how it works. </text:span></text:p>
      <text:p text:style-name="P44"><text:soft-page-break/><text:tab/><text:span text:style-name="T783">So there you have it. </text:span><text:span text:style-name="T784">The Bible is a myth. </text:span><text:span text:style-name="T765">But so is the Quran, and the Torah, and every other book that claims to have truth, only has </text:span><text:span text:style-name="T785">faith in fictional events and ideas. </text:span><text:span text:style-name="T786">What is more interesting is this: </text:span><text:span text:style-name="T787">They all say one thing. That they are are the keepers of truth and everyone else is just a myth. </text:span><text:span text:style-name="T788">Well I go one step further and claim all of these books to be myths. </text:span><text:span text:style-name="T789">But hold on a minute, what about this book you are reading right now?</text:span></text:p>
      <text:p text:style-name="P44"><text:tab/><text:span text:style-name="T790">What difference does it make to believe in such a huge universe full of intricate possibility </text:span><text:span text:style-name="T791">and complexity, than to believe in your own beliefs. </text:span><text:span text:style-name="T792">For one thing, </text:span><text:span text:style-name="T793">science is truth, because it does more than claim “I am right and you are </text:span><text:span text:style-name="T794">all</text:span><text:span text:style-name="T793"> wrong!”. </text:span><text:span text:style-name="T795">It actually claims “See for yourself, what do you see?”. </text:span><text:span text:style-name="T796">It is a common misconception that science has all of the answers. </text:span><text:span text:style-name="T797">It is only a tool, and a tool to be used wisely. </text:span><text:span text:style-name="T798">Today, we have the theory of everything, so we do actually have the foundation for calculating any answer to any question we’d like to know about. </text:span><text:span text:style-name="T799">But the road to get there was rough. </text:span><text:span text:style-name="T800">In a sense, we are all right </text:span><text:span text:style-name="T801">in our own way. </text:span><text:span text:style-name="T802">But... Only, i</text:span><text:span text:style-name="T803">f we would stop reading and start listening. </text:span></text:p>
      <text:p text:style-name="P45"><text:tab/>In fact these <text:span text:style-name="T804">mythological fiction </text:span>books are not the whole story. <text:span text:style-name="T805">Far from it. </text:span><text:span text:style-name="T806">My book is still just the tip of a vast iceberg of facts. </text:span><text:span text:style-name="T807">Its a big and old universe out there. </text:span><text:span text:style-name="T808">Mocking any book is not a good thing. </text:span><text:span text:style-name="T809">Pla</text:span><text:span text:style-name="T810">i</text:span><text:span text:style-name="T809">gerism is a serious crime. </text:span><text:span text:style-name="T811">However my book, “On the nature of things” , was inspired by lucretius’ book, “Of a universe far greater”. </text:span><text:span text:style-name="T812">But I feel as if the bible and possible other holy books are mocking the universe. I mean, they take reality, distort it, and sell a lie of everlasting life. </text:span><text:span text:style-name="T813">This is a book about reality. So if you don’t respect reality as it really is, </text:span><text:span text:style-name="T814">t</text:span><text:span text:style-name="T815">hen there is no need for you in the science classroom. Get out! </text:span><text:span text:style-name="T816">Or until you have got some curiosity for what is truely real and actually exists, </text:span><text:span text:style-name="T817">there is no need for religion in my teachings. </text:span><text:span text:style-name="T818">Just here to inform </text:span><text:span text:style-name="T819">you </text:span><text:span text:style-name="T818">of this disability </text:span><text:span text:style-name="T820">of people </text:span><text:span text:style-name="T821">have that makes them able to be</text:span><text:span text:style-name="T818"> believing in </text:span><text:span text:style-name="T822">so much of </text:span><text:span text:style-name="T818">this nonsense. </text:span></text:p>
      <text:p text:style-name="P46"/>
      <text:p text:style-name="P46"/>
      <text:p text:style-name="P47"><text:span text:style-name="T735">Divine</text:span><text:span text:style-name="T5"> </text:span><text:span text:style-name="T823">Two</text:span><text:span text:style-name="T6">:</text:span><text:span text:style-name="T736"> </text:span><text:span text:style-name="T824">Faith </text:span><text:span text:style-name="T825">brings </text:span><text:span text:style-name="T826">Armageddon</text:span></text:p>
      <text:p text:style-name="P48"/>
      <text:p text:style-name="P49"><text:tab/><text:span text:style-name="T827">But, there is more. </text:span><text:span text:style-name="T828">Please tell me I am going to hell. </text:span><text:span text:style-name="T829">It shows how other faithful people think. </text:span><text:span text:style-name="T830">But I personally know that science as a way for understanding nature, does a much better job of replicating reality, </text:span><text:span text:style-name="T831">than any religion. </text:span><text:span text:style-name="T832">I am a firm believer in the science, </text:span><text:span text:style-name="T833">and not in the book’s of any person. </text:span><text:span text:style-name="T834">That’s the irony because those books are wrong and mine is right, not because I say so. But because experiments and observation show that this is the case. </text:span><text:span text:style-name="T835">My book is a science textbook and also a holy scripture. </text:span></text:p>
      <text:p text:style-name="P49"><text:tab/><text:span text:style-name="T836">And what is the cost of not taking my book seriously. </text:span><text:span text:style-name="T837">At first, no issues arise. </text:span><text:span text:style-name="T838">What you believe is what you believe. </text:span><text:span text:style-name="T839">I am not here to tell you what to believe, </text:span><text:span text:style-name="T840">as I am here to tell you how reality works. </text:span><text:span text:style-name="T841">However, once you go out of the science classroom and into the laboratory, </text:span><text:span text:style-name="T842">you’d better be careful. </text:span><text:span text:style-name="T843">Engineers, Coders, and </text:span><text:span text:style-name="T844">Thinkers, </text:span><text:span text:style-name="T845">all </text:span><text:soft-page-break/><text:span text:style-name="T845">need to be careful about this. </text:span><text:span text:style-name="T846">Math is math, but only one equation describes all of reality. All of the other equations if used for the wrong reason can be devastating. </text:span><text:span text:style-name="T847">What </text:span><text:span text:style-name="T848">I mean is this: </text:span><text:span text:style-name="T849">Nobody </text:span><text:span text:style-name="T850">should</text:span><text:span text:style-name="T849"> pray to God for rain, but </text:span><text:span text:style-name="T851">we</text:span><text:span text:style-name="T849"> </text:span><text:span text:style-name="T851">must</text:span><text:span text:style-name="T849"> instead consult a meteorologist so their farm will supply and be in good health. </text:span><text:span text:style-name="T852">In the same way, mathematics used for a particular purpose in mind, only works in real life, when the equations match the equations reality uses. </text:span><text:span text:style-name="T853">This is why my book is so useful. It shows what equations to use, and which not to use. </text:span></text:p>
      <text:p text:style-name="P49"><text:tab/><text:span text:style-name="T854">What is worse, is that many people tend to use </text:span><text:span text:style-name="T855">a scientist’s</text:span><text:span text:style-name="T854"> creations for violence and not creation. </text:span><text:span text:style-name="T856">This is the case for both terrorism and Nukes. </text:span><text:span text:style-name="T857">Take 911 as an example. </text:span><text:span text:style-name="T858">They were </text:span><text:span text:style-name="T859">Muslim </text:span><text:span text:style-name="T858">extremists, </text:span><text:span text:style-name="T859">that died because they thought they would go to Heaven because the Quran told them so. </text:span><text:span text:style-name="T860">This is very bad, since nobody should be using any airplane to crash into </text:span><text:span text:style-name="T861">any </text:span><text:span text:style-name="T860">buildings. </text:span><text:span text:style-name="T861">I thought religion gave you morality. </text:span><text:span text:style-name="T862">That now seems off. </text:span></text:p>
      <text:p text:style-name="P49"><text:tab/><text:span text:style-name="T863">The airplane was designed to fly, but how to use it is up to the pilot, </text:span><text:span text:style-name="T864">which in this case was to kill millions. </text:span></text:p>
      <text:p text:style-name="P49"/>
      <text:p text:style-name="P49"/>
      <text:p text:style-name="P39"/>
      <text:p text:style-name="P50">Books <text:span text:style-name="T865">I plan on writing</text:span>:</text:p>
      <text:p text:style-name="P51"/>
      <text:p text:style-name="P52">Computer</text:p>
      <text:p text:style-name="P53">Simulation</text:p>
      <text:p text:style-name="P54">Scienc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7T14:54:42.012559500</meta:creation-date>
    <dc:date>2025-07-12T08:48:02.231838700</dc:date>
    <meta:editing-duration>PT5H50M19S</meta:editing-duration>
    <meta:editing-cycles>452</meta:editing-cycles>
    <meta:generator>LibreOffice/25.2.4.3$Windows_X86_64 LibreOffice_project/33e196637044ead23f5c3226cde09b47731f7e27</meta:generator>
    <meta:document-statistic meta:table-count="0" meta:image-count="0" meta:object-count="0" meta:page-count="16" meta:paragraph-count="85" meta:word-count="7380" meta:character-count="41331" meta:non-whitespace-character-count="33905"/>
  </office:meta>
</office:document-meta>
</file>